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34.39272mm" fo:page-width="189.52357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none"/>
    </style:style>
  </office:automatic-styles>
  <office:body>
    <office:drawing>
      <draw:page draw:master-page-name="Default" draw:name="page1" draw:style-name="DP1">
        <draw:g draw:id="svg1339">
          <draw:path svg:d="M 18731.746 13407.602 C 18731.746 13389.478 18718.092 13374.648 18701.402 13374.648 C 18684.715 13374.648 18671.06 13383.208 18671.06 13393.667 C 18671.06 13404.23 18632.834 13404.656 18585.088 13394.624 C 18537.803 13384.69 18491.176 13376.132 18481.467 13375.605 C 18446.05 13373.686 18515.336 13308.743 18552.799 13308.743 C 18574.037 13308.743 18596.654 13323.572 18603.059 13341.696 C 18609.46 13359.82 18629.658 13374.498 18647.94 13374.3125 C 18676.814 13374.0205 18677.193 13371.143 18650.83 13352.375 C 18629.297 13337.043 18641.04 13334.504 18691.29 13343.628 C 18811.916 13365.529 18820.44 13370.952 18792.232 13407.861 C 18760.148 13449.846 18731.746 13449.724 18731.746 13407.602 z M 18040.473 13364.311 C 18036.832 13360.787 17829.852 13351.847 17580.518 13344.441 C 17331.18 13337.036 17123.014 13326.456 17117.928 13320.93 C 17112.838 13315.403 17131.898 13304.551 17160.285 13296.813 C 17193.64 13287.722 17208.031 13271.803 17200.967 13251.808 C 17188.832 13217.468 17256.113 13211.526 17325.16 13240.842 C 17347.033 13250.127 17397.305 13248.802 17436.87 13237.895 L 17508.809 13218.064 L 17509.27 13027.241 C 17509.83 12795.567 17520.287 12758.541 17580.338 12775.595 C 17623.508 12787.8545 17624.521 12794.941 17612.867 13002.725 C 17599.521 13240.646 17609.781 13267.157 17711.186 13256.691 C 17744.018 13253.303 17781.76 13259.443 17795.053 13270.338 C 17808.348 13281.233 17840.207 13286.917 17865.854 13282.969 C 17910.203 13276.142 17912.766 13265.859 17918.297 13072.675 C 17921.496 12960.961 17915.303 12851.685 17904.537 12829.837 C 17873.643 12767.148 17905.844 12731.731 17969.742 12758.114 L 18023.648 12780.371 L 18016.047 13006.112 C 18011.643 13136.985 18016.955 13243.394 18028.688 13259.313 C 18039.816 13274.418 18079.217 13286.774 18116.242 13286.774 C 18157.406 13286.774 18190.723 13300.673 18201.994 13322.549 C 18214.6 13347.007 18224.89 13350.481 18234.537 13333.533 C 18254.006 13299.319 18332.695 13301.718 18322.133 13336.204 C 18316.693 13353.961 18266.615 13364.91 18180.406 13367.189 C 18107.082 13369.128 18044.111 13367.833 18040.473 13364.311 z M 14514.603 13287.734 C 14508.026 13276.179 14487.969 13272.842 14470.026 13280.319 C 14451.748 13287.9375 14427.576 13279.409 14415.045 13260.922 C 14389.286 13222.915 14018.454 13186.797 14018.454 13222.296 C 14018.454 13270.435 13904.842 13240.28 13850.459 13177.707 L 13793.855 13112.576 L 13547.094 13120.662 C 13411.376 13125.11 13195.65 13129.856 13067.704 13131.208 C 12909.404 13132.882 12844.769 13140.472 12865.416 13154.963 C 12888.016 13170.824 12875.11 13177.06 12814.845 13179.399 C 12770.342 13181.126 12711.173 13185.3545 12683.357 13188.798 C 12560.527 13203.997 12058.491 13204.792 11981.574 13189.908 C 11934.931 13180.882 11886.025 13159.44 11872.896 13142.262 C 11856.93 13121.369 11807.244 13111.026 11722.84 13111.026 C 11556.1875 13111.026 11399.474 13135.027 11430.435 13155.808 C 11478.225 13187.884 11380.226 13214.952 11176.318 13225.999 C 10967.754 13237.298 10685.915 13201.664 10714.923 13167.664 C 10723.923 13157.114 10714.063 13158.535 10693.013 13170.819 C 10671.963 13183.104 10638.89 13188.654 10619.518 13183.152 C 10600.146 13177.65 10555.925 13189.083 10521.248 13208.558 C 10486.571 13228.032 10458.198 13239.283 10458.198 13233.561 C 10458.198 13227.837 10430.682 13233.572 10397.05 13246.304 C 10342.425 13266.984 10331.478 13263.348 10294.438 13212.209 C 10258.411 13162.47 10237.831 13154.963 10137.4795 13154.963 C 10073.957 13154.963 9972.276 13168.966 9911.523 13186.081 C 9791.289 13219.951 9746.695 13197.88 9801.789 13131.767 C 9818.498 13111.715 9831.108 13052.89 9831.108 12994.995 C 9831.108 12800.792 9882.346 12744.017 10097.137 12700.211 C 10166.971 12685.969 10235.683 12758.326 10235.683 12846.106 C 10235.683 12881.642 10245.319 12917.184 10257.096 12925.088 C 10269.457 12933.386 10272.991 12966.74 10265.456 13003.998 L 10252.404 13068.537 L 10370.473 13064.6875 L 10488.541 13060.837 L 10490.177 12926.659 C 10491.936 12782.3 10539.828 12649.686 10590.205 12649.686 C 10606.608 12649.686 10620.028 12639.801 10620.028 12627.717 C 10620.028 12615.635 10635.3955 12605.749 10654.177 12605.749 C 10698.65 12605.749 10821.999 12697.15 10822.177 12730.237 C 10822.253 12744.334 10833.694 12759.955 10847.602 12764.952 C 10861.509 12769.947 10886.617 12832.558 10903.397 12904.086 L 10933.907 13034.136 L 11388.887 13034.136 C 11779.131 13034.136 11844.089 13029.447 11845.431 13001.184 C 11846.292 12983.06 11854.196 12852.318 11862.996 12710.647 C 11877.21 12481.826 11859.954 12139.338 11839.125 12236.861 C 11828.43 12286.938 11622.893 12394.24 11531.966 12397.216 C 11492.121 12398.52 11437.637 12412.534 11410.892 12428.36 C 11380.131 12446.562 11279.788 12458.204 11137.804 12460.044 C 11014.352 12461.645 10906.657 12472.839 10898.483 12484.922 C 10889.279 12498.527 10883.503 12496.437 10883.312 12479.43 C 10883.138 12464.059 10857.986 12451.969 10826.182 12451.969 C 10768.051 12451.969 10681.646 12399.697 10702.443 12377.11 C 10708.798 12370.211 10804.363 12359.673 10914.813 12353.693 C 11468.838 12323.698 11492.156 12320.1 11643.701 12241.202 C 11722.75 12200.049 11802.4 12166.377 11820.703 12166.377 C 11845.303 12166.377 11853.98 12146.154 11853.98 12088.829 L 11853.98 12011.281 L 11797.887 12056.321 C 11725.465 12114.469 11553.821 12137.911 11488.028 12098.641 C 11461.224 12082.642 11425.882 12069.093 11409.493 12068.534 C 11393.1045 12067.976 11371.091 12037.861 11360.573 12001.613 C 11350.057 11965.365 11319.879 11883.617 11293.51 11819.951 C 11267.142 11756.286 11239.065 11647.672 11231.119 11578.587 C 11215.191 11440.1045 11187.478 11417.384 11088.746 11461.865 C 11001.905 11500.989 10962.805 11635.385 10967.578 11878.339 L 10971.602 12083.181 L 11084.074 12071.153 C 11145.934 12064.537 11222.768 12052.2 11254.815 12043.736 C 11346.685 12019.474 11312.703 12080.337 11200.239 12141.486 C 11083.47 12204.977 10857.353 12231.982 10830.709 12185.62 C 10795.666 12124.641 10805.447 12100.472 10865.169 12100.472 L 10924.67 12100.472 L 10881.44 12036.972 C 10843.639 11981.443 10839.118 11950.281 10845.435 11788.767 C 10852.255 11614.371 10857.478 11596.029 10939.001 11460.175 C 10986.489 11381.037 11048.362 11304.898 11076.497 11290.978 C 11137.765 11260.661 11211.527 11258.161 11238.016 11285.502 C 11248.585 11296.412 11274.382 11308.769 11295.343 11312.963 C 11354.377 11324.773 11411.446 11545.178 11423.882 11809.389 C 11429.711 11933.235 11440.114 12034.511 11447.0 12034.443 C 11453.886 12034.376 11494.274 12023.84 11536.751 12011.03 C 11600.769 11991.725 11609.842 11982.322 11589.784 11956.076 C 11566.193 11925.206 11575.386 11568.724 11603.803 11412.44 C 11612.887 11362.48 11606.874 11348.188 11572.691 11338.48 C 11519.333 11323.326 11518.614 11295.983 11570.778 11265.666 C 11612.401 11241.474 11627.061 11177.792 11591.007 11177.792 C 11579.881 11177.792 11570.778 11193.204 11570.778 11212.041 C 11570.778 11230.878 11561.675 11240.181 11550.55 11232.713 C 11539.424 11225.245 11530.321 11180.641 11530.321 11133.592 C 11530.321 11086.543 11519.645 11022.6 11506.595 10991.497 C 11477.34 10921.767 11497.931 10895.4375 11590.911 10883.681 C 11709.844 10868.642 11708.751 10865.356 11710.684 11243.645 C 11711.662 11435.149 11718.321 11608.418 11725.482 11628.685 C 11732.644 11648.952 11728.581 11672.194 11716.453 11680.335 C 11689.343 11698.531 11658.011 11851.916 11667.654 11919.23 C 11676.119 11978.313 11741.722 11985.655 11808.348 11934.975 L 11852.631 11901.289 L 11810.283 11855.299 C 11732.611 11770.946 11785.483 11515.3 11910.6455 11370.017 C 11955.825 11317.575 11978.149 11309.603 12079.814 11309.603 C 12185.5205 11309.603 12200.385 11315.491 12232.317 11370.017 C 12251.776 11403.244 12279.033 11438.177 12292.888 11447.645 C 12333.66 11475.508 12379.927 11679.948 12379.927 11832.245 L 12379.927 11973.446 L 12658.072 11962.848 C 12811.051 11957.02 13006.765 11958.677 13092.989 11966.533 C 13179.214 11974.389 13249.763 11974.671 13249.763 11967.159 C 13249.763 11959.647 13230.266 11934.669 13206.438 11911.652 C 13163.917 11870.579 13068.29 11673.413 13067.9 11626.017 C 13067.713 11603.042 13113.355 11534.761 13176.733 11463.203 C 13192.873 11444.98 13212.51 11402.242 13220.37 11368.229 C 13243.2295 11269.318 13269.8955 11331.293 13276.061 11497.662 C 13279.969 11603.109 13296.433 11683.142 13329.457 11757.226 C 13355.718 11816.136 13378.112 11895.223 13379.226 11932.975 C 13380.808 11986.648 13391.191 12003.146 13426.854 12008.646 C 13454.209 12012.864 13477.336 12001.875 13484.646 11981.186 C 13504.738 11924.326 13569.917 11941.516 13603.766 12012.597 C 13621.025 12048.846 13643.362 12078.503 13653.402 12078.503 C 13672.059 12078.503 13751.349 12288.949 13762.445 12367.915 C 13769.992 12421.625 13810.09 12451.082 13876.853 12451.963 C 13975.293 12453.262 14126.942 12526.897 14114.5205 12567.367 C 14105.222 12597.66 13737.781 12603.048 13728.573 12573.024 C 13724.906 12561.068 13688.497 12554.411 13647.664 12558.231 C 13585.141 12564.081 13573.422 12558.353 13573.422 12521.939 C 13573.422 12494.74 13591.253 12473.84 13621.487 12465.599 L 13669.551 12452.498 L 13587.374 12281.978 C 13499.88 12100.423 13461.213 12044.627 13443.933 12074.992 C 13428.098 12102.818 12922.825 12078.655 12878.084 12047.934 C 12851.803 12029.886 12792.881 12026.747 12685.912 12037.696 C 12601.063 12046.381 12401.922 12051.701 12243.373 12049.52 L 11955.105 12045.551 L 11955.425 12144.409 C 11955.822 12267.67 11977.149 12307.503 12032.528 12288.414 C 12055.627 12280.453 12129.586 12273.652 12196.883 12273.303 L 12319.241 12272.668 L 12319.241 12200.244 C 12319.241 12099.927 12361.732 12064.988 12440.595 12100.464 C 12474.967 12115.926 12502.615 12145.674 12504.334 12169.043 C 12506.003 12191.742 12508.278 12222.672 12509.391 12237.775 C 12510.504 12252.879 12500.035 12262.765 12486.128 12259.743 C 12472.221 12256.723 12460.842 12263.548 12460.842 12274.908 C 12460.842 12286.829 12595.578 12296.573 12779.444 12297.95 C 13166.456 12300.849 13453.7 12314.627 13468.794 12331.02 C 13474.948 12337.703 13465.053 12359.388 13446.803 12379.207 C 13421.181 12407.033 13407.207 12409.459 13385.46 12389.858 C 13369.971 12375.897 13351.83 12370.413 13345.148 12377.67 C 13330.678 12393.385 12644.394 12402.331 12630.268 12386.989 C 12618.621 12374.341 12475.132 12385.717 12461.343 12400.382 C 12450.869 12411.5205 12441.498 12537.232 12429.874 12822.518 C 12425.755 12923.616 12417.167 13012.001 12410.789 13018.927 C 12404.41 13025.854 12383.479 13014.46 12364.273 12993.607 C 12323.565 12949.409 12301.779 12616.917 12335.068 12547.906 C 12345.951 12525.348 12350.181 12473.4375 12344.469 12432.551 L 12334.083 12358.212 L 12200.232 12371.827 C 12031.928 12388.947 12000.543 12395.32 11981.212 12416.314 C 11972.665 12425.597 11965.574 12568.398 11965.455 12733.651 C 11965.162 13139.394 11947.71 13122.011 12355.349 13122.011 C 12605.178 13122.011 12668.096 13115.825 12682.914 13089.81 C 12698.413 13062.598 12784.948 13058.442 13241.372 13062.991 C 13538.437 13065.952 13789.656 13073.857 13799.639 13080.558 C 13809.62 13087.257 13812.355 13069.23 13805.715 13040.499 C 13783.722 12945.335 13791.376 12759.529 13817.291 12759.529 C 13825.324 12759.529 13830.636 12745.279 13829.091 12727.862 C 13827.545 12710.446 13832.152 12698.088 13839.329 12700.401 C 13846.504 12702.715 13870.222 12687.069 13892.032 12665.633 C 13913.843 12644.197 13945.445 12632.392 13962.261 12639.399 C 13979.075 12646.407 14050.939 12654.141 14121.959 12656.586 C 14285.6455 12662.223 14305.877 12676.659 14298.821 12782.797 C 14295.724 12829.384 14298.293 12873.044 14304.531 12879.818 C 14310.771 12886.594 14311.676 12939.596 14306.544 12997.6 C 14299.364 13078.755 14305.47 13112.03 14333.039 13141.971 C 14370.347 13182.486 14372.625 13182.407 14594.973 13132.78 C 14746.237 13099.02 15601.35 13116.514 15612.733 13153.603 C 15616.719 13166.584 15629.615 13170.737 15641.395 13162.831 C 15653.173 13154.926 15688.808 13149.26 15720.582 13150.24 C 15777.815 13152.008 15797.109 13126.21 15758.123 13100.042 C 15746.998 13092.574 15737.8955 13071.17 15737.8955 13052.478 C 15737.8955 13033.784 15709.65 12979.761 15675.129 12932.426 C 15623.399 12861.494 15616.788 12840.572 15637.533 12813.427 C 15658.42 12786.095 15657.054 12782.846 15629.497 12794.329 C 15603.943 12804.979 15596.294 12794.971 15596.294 12750.895 C 15596.294 12719.3955 15605.396 12693.623 15616.521 12693.623 C 15627.648 12693.623 15636.751 12704.72 15636.751 12718.281 C 15636.751 12736.227 15644.38 12736.064 15664.771 12717.685 C 15687.144 12697.521 15701.416 12708.304 15735.573 12771.172 C 15759.102 12814.48 15778.353 12859.235 15778.353 12870.628 C 15778.353 12882.02 15786.009 12891.34 15795.366 12891.34 C 15804.724 12891.34 15837.054 12940.574 15867.211 13000.749 C 15953.628 13173.181 15945.93 13169.664 16277.959 13188.422 C 16442.645 13197.726 16609.246 13208.485 16648.188 13212.333 C 16687.129 13216.18 16769.055 13224.01 16830.246 13229.73 C 16891.438 13235.452 16973.363 13247.716 17012.305 13256.983 C 17076.35 13272.227 17069.598 13275.197 16941.504 13288.136 C 16749.31 13307.55 15733.945 13269.507 15618.371 13238.563 C 15518.737 13211.889 14814.877 13193.972 14668.233 13214.379 C 14604.655 13223.226 14576.878 13238.278 14569.788 13267.723 C 14559.096 13312.124 14533.72 13321.325 14514.603 13287.734 z M 14051.691 13138.083 C 14046.407 13128.798 14075.653 13124.679 14116.682 13128.928 L 14191.277 13136.653 L 14186.731 13019.489 C 14184.232 12955.049 14181.619 12877.61 14180.925 12847.403 C 14178.576 12745.113 14160.481 12735.744 14023.767 12766.029 C 13955.393 12781.177 13894.918 12798.491 13889.378 12804.509 C 13883.839 12810.524 13885.581 12884.425 13893.25 12968.729 C 13906.048 13109.395 13910.794 13121.472 13950.918 13115.467 C 13974.965 13111.868 14000.535 13119.282 14007.741 13131.943 C 14014.946 13144.604 14029.944 13154.963 14041.07 13154.963 C 14052.195 13154.963 14056.976 13147.367 14051.691 13138.083 z M 10602.511 12942.887 C 10583.479 12907.327 10580.726 12910.318 10580.187 12967.132 C 10579.737 13014.394 10585.615 13025.375 10601.8955 13007.694 C 10617.8955 12990.318 10618.07 12971.957 10602.511 12942.887 z M 13849.792 12929.786 C 13844.18 12914.682 13839.589 12927.04 13839.589 12957.246 C 13839.589 12987.453 13844.18 12999.81 13849.792 12984.707 C 13855.403 12969.604 13855.403 12944.889 13849.792 12929.786 z M 12111.29 11949.106 C 12234.57 11937.796 12254.33 11930.569 12238.03 11902.755 C 12227.408 11884.631 12218.298 11820.372 12217.785 11759.959 C 12216.68 11629.53 12141.113 11412.001 12093.446 11402.031 C 12075.035 11398.182 12023.466 11422.768 11978.849 11456.668 L 11897.725 11518.305 L 11891.024 11755.64 C 11884.551 11984.907 11885.699 11992.458 11924.781 11977.74 C 11947.032 11969.36 12030.962 11956.476 12111.29 11949.106 z M 6408.4688 13231.126 C 6395.6274 13200.519 6370.7896 13176.943 6353.2734 13178.734 C 6248.219 13189.479 6189.9243 13175.141 6189.629 13138.486 C 6189.3647 13105.701 6186.486 13104.893 6170.0737 13132.994 C 6148.853 13169.327 6146.7383 13169.833 5987.6514 13176.588 C 5898.819 13180.359 5886.587 13184.923 5926.9653 13199.2295 C 5956.748 13209.782 5915.171 13212.032 5825.8213 13204.701 C 5742.378 13197.8545 5668.554 13183.05 5661.7695 13171.8 C 5654.984 13160.552 5609.469 13156.751 5560.6255 13163.3545 C 5472.959 13175.207 5108.5303 13196.692 4773.928 13209.734 C 4679.359 13213.421 4567.484 13223.552 4525.317 13232.247 C 4469.5015 13243.757 4439.2427 13239.092 4414.059 13215.092 C 4395.0337 13196.963 4358.987 13175.351 4333.953 13167.065 C 4308.9204 13158.781 4288.439 13141.725 4288.439 13129.163 C 4288.439 13116.603 4302.193 13112.058 4319.003 13119.0625 C 4357.403 13135.065 4480.929 13109.637 4453.67 13091.341 C 4426.842 13073.333 4414.8906 12635.025 4440.512 12608.79 C 4451.441 12597.6 4543.611 12584.4 4645.333 12579.458 C 4801.7812 12571.858 4828.5293 12575.439 4818.897 12602.699 C 4811.9395 12622.391 4816.0757 12629.176 4829.531 12620.1455 C 4842.697 12611.308 4856.7017 12630.835 4864.362 12668.711 C 4877.7544 12734.931 4861.6616 13037.334 4843.0005 13070.126 C 4830.823 13091.522 5047.147 13096.85 5628.7783 13089.475 C 6000.478 13084.762 6027.541 13087.07 6015.051 13122.419 C 6002.459 13158.055 6004.7974 13158.17 6052.4575 13124.256 C 6090.2686 13097.35 6131.242 13091.05 6212.361 13099.669 C 6345.6714 13113.833 6406.0435 13126.099 6433.645 13144.625 C 6445.217 13152.391 6468.9243 13145.91 6486.33 13130.223 C 6512.7173 13106.439 6522.2725 13108.081 6543.8306 13140.1 C 6567.5654 13175.351 6591.8447 13176.655 6840.015 13156.015 C 6988.697 13143.648 7192.2715 13122.252 7292.4043 13108.466 C 7428.577 13089.719 7531.5093 13089.696 7700.8076 13108.376 C 7943.3335 13135.136 7990.2944 13147.052 7990.2944 13181.826 C 7990.2944 13196.185 7927.9717 13198.703 7813.2935 13188.978 C 7562.804 13167.735 7275.0464 13172.658 7210.5537 13199.286 C 7180.3706 13211.749 7054.4463 13226.992 6930.7227 13233.16 C 6806.9995 13239.328 6651.1533 13253.84 6584.399 13265.409 C 6425.3667 13292.97 6435.2207 13294.89 6408.4688 13231.126 z M 4688.7646 13118.918 C 4730.351 13106.82 4732.007 13101.745 4704.9565 13069.283 C 4686.535 13047.178 4672.4624 12977.823 4668.7476 12890.834 L 4662.6704 12748.545 L 4597.4253 12741.7 L 4532.1807 12734.857 L 4533.505 12888.417 C 4534.233 12972.875 4528.8433 13062.455 4521.5283 13087.485 C 4509.89 13127.309 4516.613 13132.957 4575.335 13132.695 C 4612.2437 13132.529 4663.2866 13126.331 4688.7646 13118.918 z M 1051.8434 13250.7705 C 789.0013 13236.814 250.54567 13194.53 225.24478 13185.858 C 203.3193 13178.345 202.73793 13169.794 222.40369 13144.061 C 243.21112 13116.832 302.91702 13113.895 599.39386 13125.509 C 920.2822 13138.08 950.5305 13136.108 938.9673 13103.384 C 931.138 13081.227 938.6202 13062.314 958.49146 13054.033 C 976.21136 13046.648 1079.5638 12947.784 1188.1635 12834.335 C 1296.763 12720.887 1406.0988 12621.971 1431.1318 12614.525 C 1464.5752 12604.576 1476.6465 12584.615 1476.6465 12539.258 C 1476.6465 12392.519 1421.4749 12360.175 1412.0663 12501.397 C 1406.9717 12577.867 1398.5239 12594.765 1365.3885 12594.765 C 1333.2396 12594.765 1323.6417 12577.846 1318.6527 12512.383 C 1313.0065 12438.294 1306.6375 12430.0 1255.3864 12430.0 C 1195.291 12430.0 1141.1301 12380.733 1161.628 12344.715 C 1168.2963 12332.997 1253.7943 12316.61 1351.6234 12308.299 C 1518.2656 12294.142 1531.0067 12289.531 1553.4408 12235.274 C 1592.6311 12140.492 1670.0878 12048.004 1695.8143 12065.271 C 1737.3582 12093.155 1721.1156 12184.67 1661.4342 12258.9795 C 1580.0919 12360.259 1564.9797 12422.624 1617.4022 12440.693 C 1670.3647 12458.949 1670.9075 12518.522 1618.2474 12533.478 C 1591.8572 12540.973 1577.79 12563.443 1577.79 12598.1045 L 1577.79 12651.241 L 1764.9056 12639.465 C 1867.8193 12632.987 2043.8827 12621.422 2156.1577 12613.764 C 2335.3848 12601.539 2361.8723 12604.308 2373.2302 12636.45 C 2393.1992 12692.965 2301.5967 12722.562 2083.508 12730.058 C 1977.813 12733.691 1820.7875 12743.26 1734.5627 12751.319 C 1622.3141 12761.813 1577.79 12758.821 1577.79 12740.784 C 1577.79 12675.191 1473.099 12724.6 1328.841 12858.274 C 1244.1521 12936.749 1138.0793 13021.778 1093.1238 13047.226 C 1048.1681 13072.673 1011.3859 13107.322 1011.3859 13124.224 C 1011.3859 13149.823 1071.3162 13153.052 1370.4457 13143.564 C 1567.9286 13137.3 1788.6744 13121.656 1860.9922 13108.8 C 1933.8004 13095.856 2166.2666 13088.687 2381.902 13092.733 C 2744.634 13099.54 2806.235 13093.14 2748.8264 13054.607 C 2712.5615 13030.268 2742.088 12905.355 2831.098 12706.558 C 2969.2632 12397.973 3036.9502 12449.945 2936.5112 12787.498 C 2837.8577 13119.053 2834.1206 13094.37 2980.9753 13081.165 C 3105.3923 13069.977 3183.6072 13089.655 3137.5613 13120.561 C 3125.248 13128.826 3106.699 13129.9 3096.342 13122.949 C 3085.9849 13115.997 3072.1953 13119.649 3065.6982 13131.067 C 3059.2007 13142.483 3004.571 13151.825 2944.298 13151.825 C 2884.025 13151.825 2792.5579 13158.689 2741.0378 13167.08 C 2596.069 13190.689 2476.1924 13196.764 1938.2441 13207.762 C 1663.6477 13213.375 1404.2144 13228.45 1361.7257 13241.264 C 1319.237 13254.077 1257.1649 13262.787 1223.7875 13260.62 C 1190.41 13258.452 1113.0352 13254.02 1051.8434 13250.7705 z M 7363.204 13245.103 L 7211.4893 13231.854 L 7310.399 13215.376 C 7452.677 13191.676 7666.6353 13194.975 7666.6353 13220.869 C 7666.6353 13232.951 7658.67 13242.838 7648.935 13242.838 C 7639.1997 13242.838 7605.0635 13246.328 7573.0776 13250.595 C 7541.0903 13254.86 7446.648 13252.39 7363.204 13245.103 z M 8169.42 13228.016 C 8135.916 13184.174 8165.6597 13160.086 8273.121 13144.035 C 8354.34 13131.903 8368.888 13123.608 8348.252 13101.199 C 8308.209 13057.712 8334.916 12798.375 8387.287 12722.1455 C 8432.935 12655.703 8532.085 12633.681 8550.531 12685.888 C 8556.305 12702.225 8573.708 12715.592 8589.206 12715.592 C 8604.704 12715.592 8615.514 12723.006 8613.227 12732.067 C 8610.938 12741.13 8626.33 12783.1455 8647.43 12825.435 C 8671.788 12874.256 8686.2295 12948.429 8686.988 13028.618 C 8688.281 13165.033 8712.352 13187.725 8782.563 13118.719 C 8840.9795 13061.307 9091.338 13053.85 9367.816 13101.288 C 9542.067 13131.186 9601.558 13149.311 9594.159 13170.247 C 9588.641 13185.867 9577.19 13193.994 9568.715 13188.306 C 9560.239 13182.617 9417.821 13173.972 9252.231 13169.095 C 9067.013 13163.639 9005.647 13166.145 9092.76 13175.605 C 9170.641 13184.063 9223.632 13192.766 9210.5205 13194.942 C 9197.407 13197.119 9172.196 13214.629 9154.496 13233.853 C 9128.265 13262.34 9110.601 13264.371 9059.003 13244.837 C 8988.876 13218.288 8593.388 13215.375 8348.163 13239.6 C 8232.406 13251.035 8184.647 13247.94 8169.42 13228.016 z M 8613.143 13111.811 C 8588.991 13069.812 8545.397 13068.019 8455.555 13105.327 C 8423.284 13118.729 8506.9375 13147.509 8592.2705 13152.364 C 8632.76 13154.667 8635.134 13150.055 8613.143 13111.811 z M 8050.8286 13209.686 C 8031.731 13184.695 8030.5083 13168.409 8046.4326 13151.115 C 8077.1206 13117.788 8136.288 13146.979 8128.3335 13191.521 C 8119.2495 13242.39 8082.4175 13251.021 8050.8286 13209.686 z M 18760.203 13184.251 C 18753.592 13162.102 18740.445 13119.264 18730.994 13089.058 C 18721.54 13058.851 18716.64 12910.816 18720.105 12760.094 L 18726.41 12486.052 L 18783.953 12460.508 C 18848.17 12432.001 18891.312 12441.426 18928.977 12492.19 C 18965.402 12541.287 18960.557 12572.282 18905.32 12643.577 C 18848.402 12717.034 18806.22 12931.305 18816.176 13096.363 C 18820.596 13169.619 18814.43 13208.83 18797.5 13215.125 C 18783.6 13220.294 18766.814 13206.4 18760.203 13184.251 z M 53.893192 13184.254 C 29.256018 13157.498 39.953995 13111.026 70.75038 13111.026 C 87.60759 13111.026 101.09346 13130.554 101.09346 13154.963 C 101.09346 13198.73 79.53894 13212.106 53.893192 13184.254 z M 9622.651 13156.242 C 9628.641 13131.373 9646.8 13111.026 9663.007 13111.026 C 9703.448 13111.026 9687.661 13185.585 9645.346 13194.436 C 9620.306 13199.673 9614.534 13189.958 9622.651 13156.242 z M 17751.39 13128.612 C 17713.398 13046.603 17678.434 12757.677 17687.303 12599.031 C 17691.998 12515.028 17685.643 12489.06 17656.186 12471.94 C 17584.664 12430.371 17628.895 12232.283 17709.697 12232.283 C 17739.582 12232.283 17763.88 12256.44 17787.037 12309.173 C 17823.883 12393.085 17820.447 12398.526 17754.379 12360.897 C 17711.59 12336.526 17711.31 12337.101 17745.596 12379.1045 C 17789.518 12432.916 17791.477 12508.807 17749.396 12526.342 C 17720.752 12538.278 17720.752 12544.089 17749.396 12588.502 C 17766.777 12615.447 17780.996 12658.951 17780.996 12685.177 C 17780.996 12711.402 17795.674 12738.978 17813.617 12746.454 C 17839.68 12757.315 17841.328 12766.473 17821.82 12792.002 C 17806.057 12812.627 17801.314 12865.105 17808.44 12940.03 C 17814.512 13003.871 17822.197 13084.798 17825.521 13119.865 C 17834.041 13209.74 17791.307 13214.783 17751.39 13128.612 z M 3854.3252 13156.377 C 3833.3647 13119.543 3891.883 13100.892 4037.6567 13097.94 C 4124.1895 13096.1875 4200.6226 13106.641 4229.8296 13124.219 C 4274.1714 13150.906 4274.8594 13153.614 4237.8667 13155.834 C 3943.8887 13173.47 3864.1174 13173.582 3854.3252 13156.377 z M 3265.6975 13122.48 C 3230.0068 13092.955 3239.7864 13090.309 3373.089 13093.428 C 3479.625 13095.918 3519.7473 13104.805 3519.7473 13125.91 C 3519.7473 13167.465 3316.764 13164.725 3265.6975 13122.48 z M 3661.3484 13132.994 C 3661.3484 13120.912 3670.4512 13111.026 3681.577 13111.026 C 3692.7031 13111.026 3701.806 13120.912 3701.806 13132.994 C 3701.806 13145.077 3692.7031 13154.963 3681.577 13154.963 C 3670.4512 13154.963 3661.3484 13145.077 3661.3484 13132.994 z M 81.49667 13067.978 C 47.994682 13044.968 13.204331 12709.691 43.03139 12697.285 C 52.71384 12693.257 60.63602 12671.014 60.63602 12647.855 C 60.63602 12621.954 74.64947 12605.749 97.047714 12605.749 C 117.074135 12605.749 142.65279 12595.765 153.88899 12583.562 C 167.6425 12568.626 168.25526 12613.494 155.7642 12720.865 C 145.55942 12808.585 137.83043 12927.313 138.58862 12984.707 C 140.00766 13092.116 132.52667 13103.027 81.49667 13067.978 z M 6766.9766 13024.243 C 6729.403 12945.333 6728.2866 12897.429 6762.3447 12825.435 C 6780.5845 12786.88 6785.908 12696.866 6780.2114 12523.367 L 6772.096 12276.221 L 6620.9097 12276.221 L 6469.7236 12276.221 L 6474.1177 12578.288 C 6476.534 12744.426 6473.1978 12895.185 6466.7036 12913.31 C 6460.2095 12931.433 6452.174 12970.876 6448.847 13000.959 C 6439.7583 13083.138 6381.0005 13082.809 6354.557 13000.429 C 6337.886 12948.493 6338.7856 12914.406 6358.208 12862.004 C 6376.5063 12812.635 6379.0967 12754.272 6367.1436 12660.67 C 6357.8857 12588.174 6352.915 12470.761 6356.097 12399.751 L 6361.883 12270.643 L 6215.444 12282.703 C 6132.878 12289.504 6063.8877 12285.772 6057.2734 12274.149 C 6050.8213 12262.812 6036.6694 12259.49 6025.8247 12266.769 C 6014.9805 12274.048 5992.9517 12268.1455 5976.8726 12253.653 C 5959.961 12238.41 5919.8315 12232.491 5881.672 12239.609 C 5722.306 12269.341 5424.6567 12279.748 5385.449 12256.96 C 5354.0215 12238.693 5338.889 12240.653 5319.946 12265.442 C 5288.2036 12306.9795 5144.462 12302.019 5103.9185 12257.988 C 5061.5625 12211.989 5034.6445 12260.68 5040.9736 12371.844 C 5048.514 12504.289 5010.2056 12522.34 4746.755 12510.474 C 4626.1147 12505.04 4518.688 12491.123 4508.029 12479.547 C 4468.893 12437.046 4590.8228 12381.65 4730.904 12378.293 L 4864.957 12375.079 L 4868.108 12307.725 C 4869.841 12270.679 4898.8945 12177.357 4932.671 12100.343 C 4966.4478 12023.328 4988.897 11951.202 4982.5576 11940.063 C 4964.5806 11908.474 5019.379 11881.491 5102.26 11881.122 C 5165.9277 11880.838 5179.7324 11872.129 5190.523 11825.4375 C 5197.558 11794.996 5193.916 11743.096 5182.4297 11710.103 C 5170.944 11677.11 5156.321 11439.418 5149.935 11181.899 C 5140.0034 10781.385 5142.941 10703.988 5170.2495 10646.638 C 5190.581 10603.938 5209.2056 10587.228 5221.537 10600.62 C 5232.186 10612.186 5244.3867 10798.682 5248.648 11015.055 C 5260.358 11609.607 5257.677 11567.781 5281.2666 11523.797 C 5322.1494 11447.567 5380.7896 11491.084 5380.7896 11597.653 C 5380.7896 11621.194 5357.3604 11700.91 5328.724 11774.798 C 5289.675 11875.555 5282.8257 11913.28 5301.328 11925.698 C 5314.8975 11934.807 5320.279 11958.446 5313.287 11978.234 C 5302.832 12007.822 5282.549 12011.614 5199.081 11999.59 L 5097.5874 11984.969 L 5097.5874 12051.907 C 5097.5874 12088.725 5092.939 12132.013 5087.257 12148.104 C 5078.8784 12171.831 5165.8574 12178.675 5547.4604 12184.309 C 5806.2544 12188.13 6025.3276 12199.061 6034.29 12208.597 C 6043.2524 12218.134 6088.1445 12218.479 6134.05 12209.361 C 6179.955 12200.245 6229.06 12197.598 6243.1704 12203.479 C 6258.3784 12209.816 6281.2246 12181.947 6299.27 12135.044 C 6336.5913 12038.039 6380.774 12016.87 6450.4 12062.636 C 6530.749 12115.449 6546.946 12155.269 6506.117 12199.608 C 6464.3555 12244.962 6479.046 12272.541 6523.583 12232.399 C 6543.823 12214.157 6588.383 12208.278 6650.5015 12215.656 C 6751.8325 12227.692 6796.8003 12219.011 6796.8003 12187.41 C 6796.8003 12176.827 6821.833 12122.721 6852.429 12067.174 C 6897.757 11984.881 6916.7705 11967.9375 6955.1064 11975.676 C 6988.6826 11982.453 6995.9233 11978.405 6980.3926 11961.538 C 6925.918 11902.379 6988.519 11573.087 7064.0815 11521.324 C 7120.0454 11482.987 7127.021 11518.864 7094.2583 11676.536 C 7077.192 11758.666 7062.1987 11865.755 7060.938 11914.511 C 7058.7046 12000.929 7060.823 12003.794 7145.1826 12028.474 C 7192.777 12042.397 7268.129 12071.106 7312.6323 12092.272 C 7408.774 12137.996 7505.1465 12144.681 7540.2056 12108.057 C 7597.5513 12048.151 7547.3345 11464.089 7480.631 11415.146 C 7466.112 11404.494 7418.482 11375.292 7374.7847 11350.254 C 7308.4907 11312.269 7300.8623 11301.371 7328.715 11284.444 C 7351.9507 11270.321 7387.3184 11278.134 7445.1055 11310.148 C 7508.154 11345.08 7534.7236 11350.187 7555.589 11331.381 C 7577.537 11311.599 7587.574 11323.483 7605.5146 11390.493 C 7624.586 11461.727 7664.0264 11892.338 7666.015 12051.043 C 7666.497 12089.49 7678.351 12100.472 7719.371 12100.472 C 7758.444 12100.472 7769.024 12091.745 7760.2065 12066.79 C 7735.651 11997.296 7702.018 11212.581 7723.266 11204.89 C 7736.362 11200.149 7733.5205 11175.537 7715.563 11138.156 C 7674.3594 11052.384 7678.7363 10906.998 7723.857 10862.652 C 7767.391 10819.865 7895.261 10814.302 7925.505 10853.878 C 7937.099 10869.05 7952.5073 10907.089 7959.746 10938.411 C 7970.3716 10984.387 7982.378 10993.395 8022.0586 10985.156 C 8060.515 10977.173 8071.209 10984.272 8071.209 11017.789 C 8071.209 11072.606 8050.6797 11094.8 8022.499 11070.447 C 8010.3496 11059.947 7978.613 11044.086 7951.972 11035.197 C 7903.66 11019.077 7903.637 11019.155 7942.969 11065.004 C 7974.7075 11102.0 8016.8594 11113.847 8158.976 11125.711 C 8344.156 11141.169 8382.926 11161.288 8321.512 11210.058 C 8279.136 11243.709 8007.2393 11241.1 7965.344 11206.639 C 7951.252 11195.049 7919.5874 11184.458 7894.977 11183.106 C 7855.5474 11180.94 7851.55 11188.961 7861.327 11250.617 C 7867.43 11289.102 7875.7285 11332.454 7879.767 11346.957 C 7883.806 11361.461 7878.8477 11538.996 7868.748 11741.4795 C 7858.6484 11943.964 7853.481 12112.994 7857.2637 12117.102 C 7876.96 12138.492 8271.859 12167.767 8465.67 12162.204 C 8794.61 12152.763 9404.015 12160.99 9457.599 12175.596 L 9504.227 12188.305 L 9503.3955 11919.211 C 9502.938 11771.208 9496.759 11645.173 9489.662 11639.132 C 9482.565 11633.09 9458.348 11578.718 9435.846 11518.305 C 9389.654 11394.292 9295.448 11324.41 9198.554 11342.282 C 9148.6045 11351.496 8980.696 11513.348 8984.71 11548.413 C 8993.871 11628.455 8975.73 11775.065 8953.928 11797.184 C 8934.066 11817.334 8931.237 11843.649 8943.813 11891.272 C 8967.656 11981.555 8965.779 12094.854 8940.159 12112.051 C 8907.309 12134.099 8860.414 12079.289 8857.467 12015.399 C 8855.297 11968.372 8852.485 11971.924 8842.295 12034.566 C 8835.415 12076.855 8820.952 12111.456 8810.155 12111.456 C 8757.07 12111.456 8739.347 11992.34 8739.056 11633.64 C 8738.892 11431.254 8731.931 11265.553 8723.586 11265.414 C 8689.326 11264.845 8628.953 11079.184 8628.246 10972.225 L 8627.499 10859.247 L 8730.439 10852.7295 C 8856.702 10844.735 8871.003 10861.672 8887.18 11038.353 C 8897.259 11148.429 8893.758 11175.9375 8868.323 11186.536 C 8841.924 11197.539 8838.469 11238.793 8845.998 11453.12 C 8850.896 11592.581 8860.632 11712.905 8867.632 11720.508 C 8874.632 11728.109 8880.358 11692.487 8880.358 11641.349 C 8880.358 11541.429 8898.952 11491.176 8967.967 11404.5625 C 9052.899 11297.976 9205.621 11250.88 9313.022 11298.158 C 9347.639 11313.396 9387.991 11321.146 9402.694 11315.38 C 9440.994 11300.357 9527.678 11396.266 9527.678 11453.666 C 9527.678 11483.058 9543.005 11506.549 9566.543 11513.234 C 9599.255 11522.523 9607.686 11552.617 9619.788 11703.287 C 9627.696 11801.746 9639.241 11876.792 9645.442 11870.058 C 9651.6455 11863.321 9659.496 11735.631 9662.891 11586.3 C 9667.892 11366.29 9663.327 11309.618 9638.827 11287.537 C 9598.175 11250.896 9600.42 11219.701 9642.447 11237.217 C 9667.136 11247.505 9664.397 11238.396 9632.333 11203.574 C 9595.67 11163.757 9588.363 11130.576 9588.363 11003.873 C 9588.363 10848.395 9606.275 10814.124 9669.278 10849.055 C 9685.967 10858.308 9730.589 10871.176 9768.437 10877.648 C 9854.485 10892.366 9875.964 10926.254 9861.205 11024.012 C 9854.821 11066.301 9849.559 11127.209 9849.512 11159.362 C 9849.465 11191.517 9836.201 11223.336 9820.039 11230.071 C 9796.477 11239.891 9791.051 11293.63 9792.667 11501.139 C 9793.775 11643.49 9801.461 11784.673 9809.745 11814.881 C 9823.6 11865.404 9826.769 11861.886 9849.324 11770.942 C 9896.701 11579.909 9915.454 11528.998 9933.882 11541.367 C 9944.111 11548.232 9952.515 11535.967 9952.557 11514.109 C 9952.664 11457.662 10030.107 11326.771 10053.936 11342.765 C 10064.891 11350.117 10073.854 11344.234 10073.854 11329.691 C 10073.854 11310.3545 10110.128 11306.928 10208.838 11316.938 C 10333.211 11329.552 10350.042 11337.657 10422.941 11420.049 C 10501.8955 11509.283 10502.092 11509.956 10517.42 11743.183 C 10528.812 11916.511 10526.172 11990.729 10507.204 12030.433 C 10469.017 12110.37 10491.933 12151.361 10565.836 12135.31 C 10644.655 12118.188 10642.96 12121.402 10619.683 12033.256 C 10608.747 11991.847 10599.8 11821.97 10599.8 11655.753 C 10599.8 11489.536 10591.877 11353.54 10582.193 11353.54 C 10560.213 11353.54 10563.616 10913.248 10585.889 10875.724 C 10594.853 10860.62 10629.185 10848.264 10662.181 10848.264 C 10735.664 10848.264 10771.584 10928.826 10750.2295 11045.751 C 10734.636 11131.135 10733.817 11182.196 10740.899 11628.147 C 10743.585 11797.305 10739.081 11977.723 10730.892 12029.074 C 10718.416 12107.302 10721.34 12122.44 10748.93 12122.44 C 10799.699 12122.44 10789.126 12203.075 10736.344 12218.437 C 10677.689 12235.508 10501.731 12235.521 10443.113 12218.461 C 10398.182 12205.383 10397.786 12201.858 10406.936 11895.951 C 10415.416 11612.409 10412.732 11580.595 10374.698 11513.762 C 10324.455 11425.475 10280.18 11397.478 10190.803 11397.478 C 10137.268 11397.478 10115.656 11411.039 10087.912 11462.046 C 10068.595 11497.559 10033.57 11533.24 10010.077 11541.338 C 9983.446 11550.517 9975.89 11561.783 9990.007 11571.259 C 10006.0 11581.993 10006.785 11608.664 9992.68 11662.078 C 9981.695 11703.671 9972.71 11779.196 9972.71 11829.915 C 9972.71 11880.633 9964.276 11927.79 9953.971 11934.707 C 9942.644 11942.31 9942.412 11974.471 9953.385 12016.021 C 9974.656 12096.57 9964.501 12122.44 9911.608 12122.44 C 9883.8955 12122.44 9867.091 12098.103 9851.565 12035.485 C 9836.074 11973.009 9821.618 11952.025 9800.214 11960.945 C 9783.828 11967.774 9770.422 11992.075 9770.422 12014.947 C 9770.422 12090.453 9694.876 12064.794 9666.529 11979.659 C 9632.456 11877.328 9607.939 11910.6045 9596.19 12075.129 L 9586.61 12209.289 L 9673.459 12195.388 C 9721.226 12187.742 9853.937 12180.559 9968.371 12179.424 C 10132.667 12177.795 10180.538 12184.294 10195.943 12210.314 C 10212.459 12238.209 10218.245 12238.562 10233.642 12212.605 C 10243.645 12195.741 10266.401 12188.017 10284.213 12195.439 C 10322.961 12211.588 10326.214 12245.164 10291.312 12268.735 C 10256.873 12291.994 9894.337 12279.244 9849.526 12253.199 C 9826.222 12239.654 9793.585 12240.512 9756.967 12255.631 C 9605.521 12318.163 9224.231 12296.915 9224.256 12225.944 C 9224.262 12205.676 9156.363 12202.802 8939.445 12213.892 C 8661.7705 12228.09 8541.017 12251.711 8720.214 12256.778 L 8809.558 12259.305 L 8728.644 12277.145 C 8603.916 12304.6455 8090.1753 12275.592 8036.8037 12238.019 C 8012.3184 12220.78 7975.9062 12211.291 7955.889 12216.932 C 7927.969 12224.798 7930.3706 12227.78 7966.2026 12229.735 C 7991.892 12231.137 8008.6943 12239.697 8003.5396 12248.76 C 7998.3857 12257.821 7877.1616 12263.842 7734.153 12262.14 C 7513.6567 12259.513 7463.4004 12252.312 7403.4985 12214.763 C 7330.4985 12169.001 7180.1597 12118.036 7016.024 12083.406 L 6921.7026 12063.507 L 6924.9946 12470.066 C 6927.491 12778.361 6922.176 12878.847 6903.0015 12885.813 C 6889.0938 12890.867 6877.7153 12877.701 6877.7153 12856.557 C 6877.7153 12835.412 6871.608 12824.744 6864.142 12832.852 C 6856.6772 12840.958 6852.594 12901.922 6855.0674 12968.324 C 6858.633 13064.035 6853.169 13089.058 6828.7026 13089.058 C 6811.7275 13089.058 6783.9507 13059.891 6766.9766 13024.243 z M 8581.984 12261.671 C 8568.077 12255.576 8545.32 12255.576 8531.413 12261.671 C 8517.506 12267.766 8528.885 12272.752 8556.698 12272.752 C 8584.514 12272.752 8595.892 12267.766 8581.984 12261.671 z M 8839.9 11134.826 C 8839.9 11068.854 8813.691 11065.793 8776.468 11127.418 C 8749.988 11171.254 8746.698 11191.513 8764.153 11203.228 C 8794.896 11223.863 8839.9 11183.224 8839.9 11134.826 z M 8750.979 11029.962 C 8744.258 11022.661 8739.476 11035.637 8740.3545 11058.795 C 8741.325 11084.388 8746.118 11089.593 8752.576 11072.068 C 8758.419 11056.209 8757.7 11037.261 8750.979 11029.962 z M 9701.729 11029.962 C 9695.007 11022.661 9690.226 11035.637 9691.1045 11058.795 C 9692.075 11084.388 9696.868 11089.593 9703.326 11072.068 C 9709.17 11056.209 9708.451 11037.261 9701.729 11029.962 z M 10633.425 10996.551 C 10627.814 10981.447 10623.222 10993.805 10623.222 11024.012 C 10623.222 11054.218 10627.814 11066.576 10633.425 11051.472 C 10639.037 11036.369 10639.037 11011.653 10633.425 10996.551 z M 7711.217 13067.76 C 7680.688 13042.7705 7652.914 12916.782 7660.4194 12837.33 C 7672.8687 12705.537 7718.786 12627.59 7783.4697 12628.448 C 7879.1836 12629.718 7959.984 12734.172 8005.9717 12916.089 C 8028.2974 13004.403 8020.806 13026.886 7956.881 13063.419 C 7914.2993 13087.754 7739.419 13090.844 7711.217 13067.76 z M 707.95514 13023.629 C 684.97003 13007.858 676.58624 12951.847 673.382 12792.65 C 671.0555 12677.063 663.69104 12572.8955 657.01654 12561.167 C 633.4208 12519.704 669.0403 12499.326 758.5368 12503.086 C 812.857 12505.367 853.2727 12518.675 859.5123 12536.334 C 872.75806 12573.82 854.83545 12605.749 820.5478 12605.749 C 786.34424 12605.749 768.64124 12704.088 768.64124 12894.086 C 768.64124 13047.234 762.2486 13060.88 707.95514 13023.629 z M 11186.433 13001.184 C 11186.433 12989.101 11190.447 12979.214 11195.353 12979.214 C 11200.259 12979.214 11209.899 12989.101 11216.776 13001.184 C 11223.651 13013.266 11219.638 13023.152 11207.855 13023.152 C 11196.073 13023.152 11186.433 13013.266 11186.433 13001.184 z M 8921.029 12968.51 C 8882.786 12918.466 8910.725 12873.965 8995.632 12849.685 C 9102.53 12819.115 9634.864 12812.17 9643.782 12841.228 C 9655.166 12878.315 9597.763 12890.694 9348.917 12904.814 C 9123.4375 12917.609 8974.737 12951.827 9112.989 12959.1045 C 9167.853 12961.992 9165.912 12964.042 9092.76 12980.475 C 8975.38 13006.842 8948.914 13004.998 8921.029 12968.51 z M 16401.465 12945.603 C 16397.178 12940.948 16300.656 12935.152 16186.968 12932.725 C 15949.8125 12927.657 15904.787 12902.797 15994.291 12826.338 C 16024.889 12800.2 16066.194 12783.436 16086.081 12789.084 C 16109.924 12795.8545 16122.46 12786.957 16122.883 12762.965 C 16123.48 12729.176 16125.341 12729.164 16148.908 12762.807 C 16171.61 12795.213 16446.172 12859.234 16498.674 12844.364 C 16508.59 12841.557 16584.447 12847.229 16667.248 12856.969 C 16806.443 12873.344 16896.03 12915.686 16852.83 12944.682 C 16832.682 12958.204 16413.854 12959.059 16401.465 12945.603 z M 16897.727 12922.816 C 16880.865 12875.102 16923.668 12830.2295 16954.303 12863.501 C 16980.197 12891.622 16964.156 12957.246 16931.39 12957.246 C 16919.564 12957.246 16904.416 12941.753 16897.727 12922.816 z M 17049.68 12907.817 C 17046.57 12880.093 17041.695 12854.655 17031.785 12814.45 C 17028.809 12802.368 17025.318 12782.282 17024.03 12769.815 C 17022.742 12757.35 16969.13 12688.218 16904.889 12616.19 C 16840.652 12544.163 16782.666 12460.447 16776.035 12430.154 C 16769.406 12399.863 16754.836 12362.482 16743.658 12347.087 C 16717.213 12310.66 16731.145 12297.123 16780.557 12311.231 C 16802.322 12317.446 16861.096 12386.103 16911.162 12463.801 C 16961.227 12541.5 17013.568 12605.224 17027.477 12605.41 C 17041.383 12605.596 17051.684 12613.163 17050.365 12622.225 C 17042.264 12677.96 17057.459 12715.637 17088.164 12715.928 C 17115.738 12716.19 17117.496 12720.438 17096.117 12735.15 C 17080.982 12745.565 17077.143 12759.724 17087.559 12766.715 C 17119.367 12788.063 17404.56 12775.506 17441.244 12751.141 C 17488.666 12719.645 17502.785 12742.405 17478.63 12811.403 C 17458.863 12867.869 17453.812 12869.371 17283.729 12869.371 C 17136.83 12869.371 17110.967 12874.602 17120.764 12902.324 C 17128.682 12924.738 17119.672 12935.277 17092.584 12935.277 C 17070.68 12935.277 17051.375 12922.92 17049.68 12907.817 z M 955.62506 12825.78 C 927.66327 12728.481 924.3212 12602.889 943.7488 12379.473 C 955.5401 12243.872 960.6606 12230.695 999.2339 12236.677 C 1037.083 12242.547 1041.6708 12257.678 1041.1968 12375.079 C 1040.904 12447.575 1035.0596 12573.695 1028.2091 12655.347 C 1021.35846 12736.999 1023.87366 12809.255 1033.7985 12815.916 C 1066.9485 12838.166 1053.4564 12913.31 1016.31116 12913.31 C 992.575 12913.31 972.4283 12884.251 955.62506 12825.78 z M 9679.393 12895.002 C 9655.519 12869.074 9671.134 12821.507 9699.621 12833.38 C 9716.311 12840.334 9729.965 12836.448 9729.965 12824.745 C 9729.965 12813.042 9748.171 12803.466 9770.422 12803.466 C 9815.547 12803.466 9824.557 12852.274 9785.594 12885.656 C 9759.117 12908.34 9696.7295 12913.83 9679.393 12895.002 z M 15474.922 12888.0205 C 15435.98 12877.847 15289.487 12871.03 15149.378 12872.874 C 15009.2705 12874.718 14883.201 12868.549 14869.223 12859.168 C 14855.245 12849.787 14772.016 12848.912 14684.27 12857.225 C 14497.622 12874.906 14476.432 12866.827 14508.567 12790.231 C 14525.947 12748.806 14542.516 12737.807 14573.548 12747.09 C 14596.456 12753.943 14765.399 12764.519 14948.974 12770.594 C 15132.55 12776.667 15332.814 12788.247 15394.006 12796.328 C 15455.197 12804.409 15516.766 12808.857 15530.821 12806.213 C 15562.3 12800.29 15588.135 12865.913 15563.579 12889.422 C 15553.758 12898.825 15513.861 12898.194 15474.922 12888.0205 z M 3277.003 12749.77 C 3277.003 12683.369 3328.8025 12671.655 3622.4082 12671.655 C 3973.6235 12671.655 4045.6943 12683.181 4045.6943 12739.351 C 4045.6943 12777.016 4021.1597 12779.443 3661.3484 12777.372 C 3385.2449 12775.783 3277.003 12768.01 3277.003 12749.77 z M 4069.42 12745.048 C 4077.9453 12696.972 4136.7236 12690.17 4136.7236 12737.26 C 4136.7236 12755.218 4119.967 12773.416 4099.4863 12777.699 C 4072.4521 12783.354 4064.2139 12774.406 4069.42 12745.048 z M 2417.218 12667.1045 C 2419.5955 12632.061 2438.8716 12613.451 2486.7456 12599.978 C 2582.697 12572.977 2678.7092 12587.793 2686.195 12630.756 C 2691.142 12659.147 2665.1958 12671.905 2563.3313 12691.17 C 2492.3074 12704.602 2429.6365 12715.592 2424.0627 12715.592 C 2418.4888 12715.592 2415.4092 12693.772 2417.218 12667.1045 z M 2763.6755 12659.839 C 2756.8015 12640.384 2764.8335 12620.597 2782.6123 12613.1875 C 2822.1924 12596.693 2840.254 12616.526 2824.9902 12659.724 C 2809.635 12703.181 2779.0105 12703.238 2763.6755 12659.839 z M 17143.791 12630.925 C 17091.15 12618.443 17082.271 12605.626 17076.826 12534.253 C 17073.373 12488.996 17062.28 12451.969 17052.176 12451.969 C 17042.068 12451.969 17038.592 12438.416 17044.443 12421.851 C 17050.299 12405.286 17040.438 12385.627 17022.531 12378.165 C 17000.154 12368.841 16994.68 12373.106 17005.021 12391.807 C 17014.984 12409.822 17008.506 12408.828 16985.844 12388.865 C 16967.02 12372.283 16951.617 12350.039 16951.617 12339.436 C 16951.617 12328.833 16935.69 12302.7705 16916.219 12281.521 C 16896.748 12260.2705 16860.088 12213.313 16834.75 12177.17 C 16797.988 12124.73 16789.816 12120.331 16794.293 12155.394 C 16799.568 12196.71 16789.043 12199.154 16617.844 12196.382 C 16457.225 12193.78 16434.996 12188.606 16429.066 12152.444 C 16425.375 12129.901 16396.73 12089.307 16365.417 12062.235 C 16281.334 11989.55 16265.005 12057.237 16344.757 12147.869 C 16404.844 12216.15 16408.04 12254.251 16353.677 12254.251 C 16337.6455 12254.251 16324.527 12239.423 16324.527 12221.299 C 16324.527 12203.175 16307.428 12188.346 16286.524 12188.346 C 16263.509 12188.346 16238.768 12162.773 16223.789 12123.502 C 16210.186 12087.838 16127.011 11979.25 16038.954 11882.197 C 15879.28 11706.207 15878.746 11705.853 15838.716 11749.323 C 15798.203 11793.321 15758.12 11806.807 15758.128 11776.435 C 15758.131 11762.475 15445.69 11763.192 15110.805 11777.923 C 15032.032 11781.389 15019.775 11776.011 15019.775 11737.99 C 15019.775 11673.989 15195.758 11650.139 15467.374 11677.327 C 15680.502 11698.662 15681.339 11698.556 15731.902 11643.642 C 15779.874 11591.545 15780.59 11587.373 15745.09 11566.7705 C 15724.443 11554.789 15663.312 11495.871 15609.238 11435.843 C 15517.6455 11334.16 15511.772 11320.95 15523.311 11242.587 C 15530.35 11194.782 15526.944 11152.602 15515.423 11144.868 C 15426.267 11085.027 15597.806 10982.272 15809.393 10968.773 L 15960.41 10959.139 L 15960.078 11051.988 C 15959.894 11103.056 15942.804 11246.334 15922.099 11370.384 C 15900.893 11497.434 15892.348 11601.228 15902.533 11608.063 C 15912.478 11614.737 15914.773 11630.461 15907.636 11643.003 C 15899.359 11657.545 15910.108 11660.481 15937.303 11651.108 C 15970.594 11639.633 15997.732 11657.187 16061.028 11731.138 L 16142.108 11825.864 L 16118.731 11748.975 C 16105.873 11706.685 16082.469 11639.263 16066.719 11599.149 C 16050.971 11559.034 16042.807 11512.844 16048.582 11496.504 C 16064.829 11450.521 16134.604 11482.013 16161.856 11547.627 C 16175.232 11579.83 16233.234 11673.61 16290.752 11756.026 C 16348.268 11838.441 16395.93 11912.585 16396.662 11920.79 C 16397.396 11928.995 16415.24 11973.297 16436.312 12019.24 C 16472.688 12098.535 16478.42 12102.079 16549.271 12089.079 C 16596.498 12080.413 16639.738 12086.042 16667.008 12104.404 C 16695.498 12123.588 16715.041 12125.826 16724.662 12111.009 C 16732.666 12098.681 16765.219 12076.17 16796.998 12060.985 C 16851.31 12035.035 16858.928 12038.155 16923.887 12112.954 C 16998.646 12199.042 17072.992 12348.225 17072.992 12412.158 C 17072.992 12434.054 17086.645 12451.969 17103.334 12451.969 C 17120.816 12451.969 17133.678 12471.818 17133.678 12498.799 C 17133.678 12540.933 17141.98 12544.419 17216.514 12533.562 C 17290.8 12522.741 17298.307 12525.844 17289.21 12563.622 C 17283.63 12586.792 17287.316 12605.749 17297.398 12605.749 C 17307.484 12605.749 17315.734 12591.504 17315.734 12574.093 C 17315.734 12531.278 17354.916 12507.699 17380.28 12535.247 C 17405.613 12562.76 17377.85 12615.629 17335.965 12619.635 C 17319.275 12621.231 17282.863 12627.663 17255.049 12633.926 C 17227.234 12640.188 17177.17 12638.839 17143.791 12630.925 z M 16253.728 11968.66 C 16246.85 11956.577 16237.211 11946.691 16232.303 11946.691 C 16227.398 11946.691 16223.384 11956.577 16223.384 11968.66 C 16223.384 11980.742 16233.023 11990.629 16244.807 11990.629 C 16256.588 11990.629 16260.604 11980.742 16253.728 11968.66 z M 15805.632 11413.954 C 15811.984 11374.686 15823.331 11280.245 15830.845 11204.089 L 15844.507 11065.621 L 15786.144 11079.811 C 15754.044 11087.615 15712.834 11098.353 15694.564 11103.671 C 15660.547 11113.574 15637.519 11174.894 15637.027 11256.878 C 15636.733 11305.859 15746.093 11485.352 15776.228 11485.352 C 15786.046 11485.352 15799.277 11453.223 15805.632 11413.954 z M 9249.798 12576.923 C 9213.784 12550.487 9184.2 12521.845 9184.055 12513.272 C 9183.908 12504.699 9290.749 12499.122 9421.478 12500.878 C 9653.042 12503.987 9736.242 12485.558 9773.825 12422.83 C 9788.236 12398.776 10611.39 12391.326 10633.235 12415.053 C 10658.407 12442.389 10619.436 12495.107 10565.266 12506.997 C 10534.193 12513.818 10481.462 12528.5 10448.084 12539.623 C 10414.707 12550.747 10328.229 12556.372 10255.912 12552.122 C 10183.594 12547.873 10114.611 12553.058 10102.617 12563.643 C 10064.174 12597.572 9807.92 12626.875 9558.0205 12625.917 C 9342.592 12625.091 9307.907 12619.578 9249.798 12576.923 z M 9659.164 12561.812 C 9652.288 12549.7295 9642.648 12539.843 9637.741 12539.843 C 9632.835 12539.843 9628.821 12549.7295 9628.821 12561.812 C 9628.821 12573.895 9638.461 12583.78 9650.244 12583.78 C 9662.026 12583.78 9666.04 12573.895 9659.164 12561.812 z M 10154.768 12495.906 C 10154.768 12468.381 10133.301 12468.381 10094.081 12495.906 C 10069.545 12513.126 10072.448 12517.266 10109.253 12517.538 C 10134.286 12517.724 10154.768 12507.988 10154.768 12495.906 z M 15386.625 12561.446 C 15372.512 12524.996 15355.664 12500.932 15349.187 12507.968 C 15342.706 12515.003 15313.281 12486.41 15283.795 12444.427 C 15227.051 12363.634 15203.574 12239.311 15246.806 12248.5625 C 15263.958 12252.234 15267.837 12233.694 15259.449 12188.15 C 15245.713 12113.558 15252.72 12110.127 15330.087 12153.577 C 15394.183 12189.573 15515.378 12426.998 15515.378 12516.566 C 15515.378 12635.165 15427.081 12665.942 15386.625 12561.446 z M 1114.997 12576.025 C 1090.4078 12543.849 1104.365 12517.875 1146.2441 12517.875 C 1176.3788 12517.875 1183.1692 12574.507 1155.279 12593.227 C 1145.414 12599.848 1127.287 12592.107 1114.997 12576.025 z M 13.435736 12569.135 C -12.9014435 12540.532 1.4194725 12440.179 39.524338 12386.317 L 78.199196 12331.652 L 97.65334 12387.222 C 108.35316 12417.784 131.93982 12456.158 150.06819 12472.498 C 180.49423 12499.921 180.41515 12505.343 149.04039 12542.992 C 115.568726 12583.16 39.800034 12597.767 13.435736 12569.135 z M 8324.068 12567.324 C 8175.97 12557.31 7920.7393 12514.266 7884.4756 12493.188 C 7864.796 12481.75 7848.694 12457.127 7848.694 12438.469 C 7848.694 12401.353 7842.2227 12401.019 8354.162 12464.533 C 8623.414 12497.938 8730.753 12514.937 8778.648 12531.752 C 8804.863 12540.957 8804.863 12544.721 8778.648 12563.229 C 8752.297 12581.833 8563.74 12583.532 8324.068 12567.324 z M 8855.072 12569.549 C 8792.07 12550.046 8817.402 12524.185 8913.524 12509.876 C 9068.627 12486.789 9163.561 12492.605 9163.561 12525.197 C 9163.561 12541.308 9152.182 12554.8 9138.274 12555.181 C 9124.367 12555.562 9062.923 12561.415 9001.73 12568.189 C 8940.539 12574.965 8874.543 12575.576 8855.072 12569.549 z M 18051.035 12551.531 C 18057.303 12533.793 18053.727 12513.438 18043.086 12506.297 C 18032.445 12499.155 18023.74 12469.765 18023.74 12440.985 C 18023.74 12412.203 18014.156 12382.224 18002.443 12374.362 C 17989.22 12365.487 17982.541 12267.138 17984.824 12114.935 L 17988.5 11869.802 L 17883.723 11858.103 C 17826.094 11851.668 17774.852 11850.844 17769.854 11856.271 C 17752.504 11875.114 17760.887 11960.003 17782.406 11983.373 C 17812.273 12015.809 17784.293 12166.377 17748.402 12166.377 C 17732.951 12166.377 17720.309 12146.022 17720.309 12121.144 C 17720.309 12096.266 17712.24 12081.325 17702.38 12087.943 C 17679.904 12103.029 17660.262 12026.26 17659.898 11921.92 C 17659.576 11828.255 17634.52 11802.34 17538.252 11796.098 C 17459.826 11791.014 17338.03 11758.006 17303.592 11732.504 C 17266.088 11704.731 17234.82 11623.492 17234.82 11553.822 L 17234.82 11487.594 L 17164.352 11519.569 C 17059.965 11566.937 16947.43 11564.467 16851.074 11512.695 C 16772.887 11470.684 16760.691 11469.648 16695.014 11499.451 C 16600.725 11542.236 16520.527 11520.673 16453.844 11434.605 C 16416.31 11386.166 16380.916 11364.246 16336.981 11362.236 C 16302.316 11360.65 16253.004 11351.816 16227.394 11342.604 C 16185.312 11327.464 16182.065 11331.179 16193.635 11381.237 C 16201.04 11413.283 16196.845 11443.057 16183.681 11451.894 C 16153.611 11472.074 16099.696 11422.084 16103.595 11377.638 C 16105.285 11358.343 16105.623 11281.309 16104.341 11206.451 C 16102.189 11080.748 16097.76 11068.133 16046.383 11041.391 C 15980.804 11007.256 15973.01 10949.876 16032.691 10940.61 C 16070.852 10934.686 16074.123 10921.358 16069.004 10792.728 C 16065.909 10714.973 16053.864 10632.052 16042.237 10608.458 C 16030.609 10584.863 16021.097 10539.802 16021.097 10508.318 C 16021.097 10443.201 16083.702 10298.962 16130.127 10257.119 C 16158.015 10231.984 16158.031 10223.863 16130.292 10177.886 C 16087.064 10106.237 16099.746 9961.452 16150.16 9951.064 C 16203.357 9940.104 16219.619 9979.878 16207.942 10092.3955 C 16197.221 10195.681 16217.889 10217.016 16259.15 10145.261 C 16290.821 10090.188 16270.469 9852.636 16236.06 9875.73 C 16223.781 9883.973 16145.357 9893.75 16061.787 9897.46 C 15947.889 9902.516 15895.801 9915.385 15853.776 9948.852 C 15822.941 9973.409 15789.874 9988.236 15780.289 9981.804 C 15770.705 9975.372 15756.428 10054.006 15748.563 10156.547 C 15732.981 10359.689 15709.412 10396.441 15689.092 10249.28 C 15659.596 10035.667 15622.475 9513.36 15631.401 9437.552 C 15641.099 9355.204 15685.981 9290.702 15713.099 9320.143 C 15721.173 9328.91 15731.016 9453.892 15734.969 9597.88 C 15738.922 9741.868 15744.35 9859.677 15747.032 9859.677 C 15749.713 9859.677 15782.787 9842.947 15820.53 9822.5 C 15892.928 9783.276 16011.192 9776.067 16163.321 9801.604 L 16254.975 9816.988 L 16238.857 9580.202 C 16229.993 9449.97 16213.782 9320.707 16202.834 9292.953 C 16191.884 9265.198 16182.928 9218.946 16182.928 9190.171 C 16182.928 9109.637 16130.999 9068.808 16028.572 9068.808 C 15973.205 9068.808 15942.671 9077.378 15950.297 9090.777 C 15957.173 9102.859 15953.158 9112.746 15941.376 9112.746 C 15929.594 9112.746 15919.953 9102.859 15919.953 9090.777 C 15919.953 9078.694 15890.368 9069.979 15854.209 9071.408 L 15788.467 9074.007 L 15849.153 9090.777 C 15909.103 9107.344 15908.903 9107.579 15832.787 9110.146 C 15786.609 9111.704 15760.789 9121.627 15768.351 9134.911 C 15788.052 9169.532 15757.408 9248.96 15728.928 9237.091 C 15714.88 9231.236 15687.979 9245.988 15669.149 9269.873 C 15621.053 9330.875 15569.869 9312.062 15543.471 9223.678 C 15531.105 9182.281 15503.798 9141.081 15482.785 9132.123 C 15448.769 9117.62 15448.46 9115.664 15479.979 9114.29 C 15547.902 9111.327 15514.808 9068.808 15444.578 9068.808 C 15405.639 9068.808 15373.778 9078.694 15373.778 9090.777 C 15373.778 9102.859 15364.138 9112.746 15352.355 9112.746 C 15340.573 9112.746 15336.198 9103.493 15342.634 9092.186 C 15349.529 9080.067 15292.069 9072.253 15202.703 9073.153 C 15119.306 9073.992 15055.945 9083.244 15061.903 9093.713 C 15067.86 9104.181 15092.68 9112.896 15117.056 9113.082 C 15153.088 9113.355 15155.702 9117.4 15131.033 9134.714 C 15114.345 9146.427 15108.929 9156.161 15118.997 9156.347 C 15129.066 9156.531 15120.536 9176.803 15100.045 9201.395 C 15079.552 9225.986 15049.818 9240.703 15033.97 9234.099 C 15012.816 9225.282 15009.217 9232.378 15020.431 9260.784 C 15056.373 9351.833 15071.455 10302.9 15037.568 10341.521 C 15010.73 10372.108 14992.085 10280.554 14979.801 10057.877 C 14972.149 9919.191 14962.135 9799.124 14957.547 9791.0625 C 14952.959 9783.001 14948.412 9667.373 14947.442 9534.113 C 14946.17 9359.325 14938.486 9288.824 14919.86 9281.0625 C 14905.659 9275.144 14888.308 9239.171 14881.3 9201.121 C 14868.687 9132.622 14867.642 9132.09 14775.297 9147.129 C 14691.139 9160.835 14682.748 9158.29 14689.34 9121.056 C 14694.451 9092.191 14720.882 9075.403 14777.295 9065.185 C 14821.652 9057.15 14894.356 9040.453 14938.859 9028.08 C 14993.343 9012.932 15218.016 9012.252 15626.638 9025.999 C 15960.41 9037.229 16247.153 9045.748 16263.842 9044.933 C 16280.53 9044.116 16351.078 9043.832 16420.615 9044.301 L 16547.045 9045.151 L 16547.045 8947.137 C 16547.045 8893.2295 16549.32 8842.913 16552.102 8835.325 C 16554.883 8827.736 16529.85 8819.008 16496.473 8815.928 C 16328.111 8800.395 16291.219 8800.465 16256.594 8816.391 C 16216.466 8834.847 15722.444 8814.229 15668.762 8791.856 C 15651.154 8784.52 15636.751 8764.745 15636.751 8747.914 C 15636.751 8725.482 15666.323 8717.312 15747.504 8717.312 L 15858.256 8717.312 L 15846.609 8654.07 C 15839.343 8614.611 15844.568 8584.381 15860.506 8573.685 C 15896.051 8549.826 15964.682 8646.116 15949.402 8698.404 C 15940.304 8729.532 15947.737 8739.279 15980.569 8739.279 C 16017.028 8739.279 16022.705 8728.259 16017.334 8667.882 C 16012.01 8608.037 16018.347 8595.348 16056.496 8589.464 C 16090.416 8584.232 16102.784 8594.026 16105.047 8627.909 C 16106.715 8652.914 16108.99 8685.731 16110.103 8700.835 C 16113.09 8741.378 16162.53 8756.259 16253.728 8744.0625 C 16298.23 8738.111 16377.882 8733.912 16430.729 8734.732 L 16526.814 8736.225 L 16526.814 8619.614 C 16526.814 8544.321 16537.252 8493.599 16556.271 8476.456 C 16609.582 8428.405 16626.861 8473.525 16622.303 8648.883 C 16619.473 8757.677 16626.81 8832.067 16642.383 8852.471 C 16660.273 8875.912 16665.754 9015.042 16662.611 9365.999 L 16658.303 9847.375 L 16708.16 9847.424 C 16748.219 9847.463 16760.67 9833.386 16771.516 9775.785 C 16790.562 9674.662 16831.682 9633.644 17008.695 9539.207 C 17135.283 9471.671 17190.064 9455.173 17304.803 9450.033 C 17408.611 9445.383 17460.375 9431.8545 17501.885 9398.525 C 17565.309 9347.603 17718.113 9310.463 17864.205 9310.463 C 17943.48 9310.463 17967.762 9319.872 17991.756 9359.893 C 18051.35 9459.299 18044.703 9621.507 17984.275 9542.433 C 17963.127 9514.758 17963.955 9506.426 17988.883 9496.036 C 18008.037 9488.055 18015.223 9466.568 18008.324 9437.913 C 17998.15 9395.675 17987.197 9393.395 17853.785 9405.731 C 17606.377 9428.608 17579.7 9439.462 17511.111 9545.137 C 17441.475 9652.428 17389.998 9661.29 17380.07 9567.696 C 17374.01 9510.566 17368.959 9507.585 17299.156 9519.936 C 17204.389 9536.705 16947.686 9673.242 16893.791 9735.546 C 16854.76 9780.666 16854.328 9786.81 16885.299 9856.259 C 16912.904 9918.164 16913.586 9932.347 16889.72 9948.364 C 16872.035 9960.234 16849.871 9955.856 16830.309 9936.628 C 16766.168 9873.59 16541.555 9974.731 16419.287 10121.709 C 16378.354 10170.914 16329.666 10211.175 16311.094 10211.175 C 16292.522 10211.175 16284.153 10218.589 16292.498 10227.65 C 16300.842 10236.713 16316.014 10244.127 16326.214 10244.127 C 16336.413 10244.127 16342.481 10254.014 16339.699 10266.096 C 16336.919 10278.179 16314.998 10285.361 16290.991 10282.059 C 16235.285 10274.394 16122.114 10418.324 16122.55 10496.279 C 16122.944 10566.712 16151.594 10616.653 16180.484 10597.265 C 16214.022 10574.752 16302.937 10654.878 16303.661 10708.27 C 16304.55 10773.454 16257.922 10809.0625 16194.359 10791.738 C 16141.684 10777.38 16141.357 10778.061 16155.193 10873.175 C 16163.408 10929.647 16185.196 10981.458 16208.178 10999.166 C 16238.563 11022.577 16244.458 11045.177 16234.785 11101.17 C 16224.852 11158.684 16232.96 11186.78 16275.243 11241.352 C 16342.194 11327.763 16392.938 11334.529 16364.483 11253.252 C 16353.633 11222.258 16344.757 11159.024 16344.757 11112.731 C 16344.757 11043.886 16357.773 11016.15 16416.262 10960.382 C 16534.338 10847.793 16613.244 10883.55 16507.053 11001.524 C 16429.395 11087.798 16428.041 11173.301 16502.0 11320.588 C 16564.236 11444.528 16628.676 11470.707 16716.932 11407.904 C 16744.898 11388.004 16777.283 11378.101 16788.898 11385.8955 C 16801.06 11394.06 16810.018 11380.109 16810.018 11353.006 C 16810.018 11291.547 16856.398 11308.261 16860.672 11371.261 C 16865.139 11437.1045 16875.758 11444.954 16977.15 11457.365 C 17040.611 11465.134 17094.648 11454.486 17169.686 11419.429 C 17284.496 11365.791 17344.635 11309.603 17287.234 11309.603 C 17236.63 11309.603 17224.133 11246.197 17267.682 11210.422 C 17288.549 11193.282 17392.1 11147.948 17497.795 11109.682 C 17603.488 11071.414 17702.04 11029.705 17716.793 11016.994 C 17736.092 11000.37 17748.38 11002.248 17760.582 11023.6875 C 17774.52 11048.176 17787.254 11046.58 17832.004 11014.737 C 17866.97 10989.855 17893.447 10983.567 17905.973 10997.171 C 17936.006 11029.785 17822.662 11116.979 17769.182 11102.401 C 17718.805 11088.67 17622.777 11163.404 17473.414 11332.579 C 17378.969 11439.554 17313.97 11602.066 17349.992 11641.184 C 17369.338 11662.193 17564.143 11713.418 17766.73 11750.765 C 17871.814 11770.136 17924.424 11769.946 17990.158 11749.96 C 18037.445 11735.581 18112.137 11727.379 18156.139 11731.731 C 18235.63 11739.596 18235.799 11739.809 18182.387 11764.962 C 18103.29 11802.212 18092.041 11888.111 18112.826 12296.206 C 18120.63 12449.453 18117.05 12534.607 18101.975 12554.337 C 18071.807 12593.813 18036.78 12591.884 18051.035 12551.531 z M 18071.178 12462.006 C 18064.592 12443.36 18054.861 12432.816 18049.559 12438.575 C 18044.256 12444.334 18045.918 12459.589 18053.252 12472.477 C 18073.197 12507.525 18084.855 12500.717 18071.178 12462.006 z M 16470.748 9931.965 L 16558.783 9872.441 L 16553.9 9500.987 C 16551.213 9296.688 16545.322 9125.523 16540.81 9120.622 C 16520.766 9098.852 16467.916 9142.835 16462.254 9186.001 C 16457.756 9220.292 16441.896 9233.572 16405.443 9233.572 C 16367.683 9233.572 16352.309 9247.486 16344.757 9288.494 C 16328.307 9377.811 16346.177 9991.489 16365.226 9991.489 C 16374.845 9991.489 16422.33 9964.703 16470.748 9931.965 z M 16961.59 9640.243 C 16968.676 9627.79 16960.555 9624.106 16942.553 9631.608 C 16907.51 9646.214 16901.098 9661.96 16930.195 9661.96 C 16940.664 9661.96 16954.793 9652.1875 16961.59 9640.243 z M 15730.566 9084.091 C 15738.306 9075.685 15724.915 9068.808 15700.81 9068.808 C 15676.702 9068.808 15656.9795 9077.82 15656.9795 9088.833 C 15656.9795 9111.168 15708.703 9107.834 15730.566 9084.091 z M 3078.7615 12491.513 C 3016.5867 12423.99 3090.744 12232.16 3228.3772 12104.485 C 3314.2903 12024.789 3328.4363 12020.63 3345.8618 12069.946 C 3360.4473 12111.224 3160.6472 12517.875 3125.782 12517.875 C 3113.2715 12517.875 3092.1123 12506.012 3078.7615 12491.513 z M 7642.3657 12473.333 C 7590.078 12463.76 7537.7363 12449.51 7526.0513 12441.667 C 7514.3657 12433.824 7504.8057 12436.2295 7504.8057 12447.011 C 7504.8057 12474.662 7455.2964 12473.07 7290.3984 12440.116 C 7211.415 12424.331 7115.834 12390.92 7077.997 12365.869 C 7000.4507 12314.527 7002.4146 12311.66 7095.307 12340.592 C 7140.2188 12354.58 7160.9175 12353.594 7160.9175 12337.463 C 7160.9175 12310.567 7282.6294 12321.22 7612.1455 12376.955 C 7787.6055 12406.633 7826.682 12420.223 7834.918 12454.426 C 7846.1357 12501.014 7811.9146 12504.374 7642.3657 12473.333 z M 163.88908 12431.881 C 130.00922 12408.583 150.39853 12334.395 187.07626 12347.512 C 215.21098 12357.574 234.85628 12452.163 208.70116 12451.633 C 199.58307 12451.448 179.41766 12442.56 163.88908 12431.881 z M 16172.8125 12415.575 C 15907.502 12406.665 15635.098 12363.011 15622.512 12327.387 C 15610.742 12294.08 15653.32 12227.234 15676.426 12242.743 C 15684.601 12248.229 15747.605 12254.553 15816.437 12256.796 C 15907.252 12259.756 15946.554 12270.513 15959.698 12296.008 C 15973.249 12322.291 16012.565 12331.947 16115.77 12334.343 C 16191.646 12336.104 16297.633 12338.575 16351.298 12339.835 C 16432.701 12341.746 16447.75 12348.495 16442.121 12380.571 C 16434.598 12423.429 16428.857 12424.175 16172.8125 12415.575 z M 13962.824 12369.745 C 13933.052 12358.78 13928.907 12284.606 13957.013 12265.742 C 13967.724 12258.554 14145.23 12259.495 14351.473 12267.834 C 14645.287 12279.716 14726.458 12289.397 14726.458 12312.562 C 14726.458 12329.64 14702.963 12343.048 14670.83 12344.308 C 14640.234 12345.508 14578.79 12349.88 14534.286 12354.023 C 14381.702 12368.23 13988.115 12379.058 13962.824 12369.745 z M 14847.832 12342.898 C 14847.832 12312.869 14925.458 12271.42 14950.375 12288.144 C 14980.328 12308.249 14932.855 12364.095 14885.8125 12364.095 C 14864.922 12364.095 14847.832 12354.556 14847.832 12342.898 z M 15009.661 12320.157 C 15009.661 12287.069 15020.223 12275.208 15045.062 12280.402 C 15064.53 12284.475 15080.461 12302.364 15080.461 12320.157 C 15080.461 12337.95 15064.53 12355.841 15045.062 12359.913 C 15020.223 12365.107 15009.661 12353.245 15009.661 12320.157 z M 3552.3896 12285.788 C 3523.7793 12204.819 3576.181 12190.01 3924.4595 12180.63 C 4107.9595 12175.688 4267.1987 12169.29 4278.324 12166.41 C 4289.45 12163.53 4328.675 12162.345 4365.49 12163.775 C 4413.2705 12165.633 4428.0796 12174.237 4417.2363 12193.839 C 4407.3833 12211.649 4414.374 12210.432 4437.1284 12190.375 C 4462.4565 12168.05 4478.345 12166.113 4494.2695 12183.406 C 4519.812 12211.1455 4500.2295 12285.191 4472.3076 12266.451 C 4462.0205 12259.546 4386.938 12264.164 4305.458 12276.715 C 4173.688 12297.011 4154.499 12295.352 4131.847 12261.709 C 4117.8403 12240.906 4106.381 12234.29 4106.381 12247.005 C 4106.381 12260.3955 4031.8835 12275.817 3929.379 12283.649 C 3832.028 12291.087 3710.508 12303.463 3659.3335 12311.149 C 3581.3396 12322.865 3564.0405 12318.764 3552.3896 12285.788 z M 2027.8792 12268.811 C 1958.3429 12258.693 1901.4496 12241.393 1901.4496 12230.365 C 1901.4496 12219.338 1889.2059 12210.314 1874.2417 12210.314 C 1846.9243 12210.314 1780.0774 12142.807 1780.0774 12115.219 C 1780.0774 12084.65 1903.0187 12101.318 1914.363 12133.425 C 1930.5747 12179.306 2021.0859 12175.255 2037.1086 12127.933 C 2044.2683 12106.788 2088.7678 12019.8125 2135.9963 11934.653 C 2183.2249 11849.494 2237.7456 11743.655 2257.1533 11699.456 C 2324.9758 11544.998 2415.8708 11573.448 2359.4607 11731.479 C 2314.9878 11856.064 2161.079 12080.843 2129.023 12068.024 C 2115.1157 12062.464 2103.8762 12065.018 2104.0466 12073.7 C 2104.9912 12121.832 2147.286 12139.927 2265.5667 12142.803 C 2337.8843 12144.562 2483.531 12158.046 2589.226 12172.769 C 2759.2312 12196.448 2782.0964 12204.828 2787.4463 12245.407 C 2793.3694 12290.338 2786.9346 12291.237 2473.9011 12289.242 C 2298.125 12288.121 2097.4153 12278.927 2027.8792 12268.811 z M 1398.0508 12256.273 C 1350.8544 12223.8125 1387.0875 12142.23 1518.9417 11984.079 C 1631.1824 11849.453 1642.3695 11827.477 1632.4507 11761.099 C 1621.7137 11689.243 1623.1698 11687.463 1692.671 11687.463 C 1741.1688 11687.463 1757.2988 11694.626 1743.2234 11709.911 C 1731.8544 11722.258 1727.6024 11746.65 1733.774 11764.118 C 1746.9894 11801.519 1719.7825 11862.747 1603.8385 12056.535 C 1470.6687 12279.113 1454.3247 12294.978 1398.0508 12256.273 z M 14930.56 12152.417 C 14831.84 12030.618 14766.5625 11888.899 14752.147 11765.077 L 14741.323 11672.084 L 14801.809 11733.609 C 14874.831 11807.886 15041.611 12088.972 15060.083 12168.895 C 15083.776 12271.418 15020.485 12263.366 14930.56 12152.417 z M 971.48175 12156.033 C 924.95154 12102.243 924.9197 12101.833 967.9556 12110.834 C 1020.2651 12121.774 1025.3083 12089.217 975.98566 12058.994 C 950.4343 12043.337 946.704 12030.582 962.5773 12013.149 C 987.551 11985.722 1092.3008 12018.864 1092.3008 12054.194 C 1092.3008 12065.587 1097.3757 12089.271 1103.5785 12106.826 C 1114.4156 12137.496 1065.2437 12210.314 1033.6957 12210.314 C 1025.3041 12210.314 997.30774 12185.888 971.48175 12156.033 z M 8580.274 12124.687 C 8562.842 12112.985 8551.415 12046.779 8547.255 11933.376 C 8543.757 11837.997 8532.887 11677.78 8523.101 11577.341 C 8513.313 11476.901 8510.847 11384.989 8517.617 11373.092 C 8537.495 11338.161 8577.72 11407.512 8591.149 11499.867 C 8597.894 11546.256 8613.383 11591.28 8625.57 11599.92 C 8652.692 11619.149 8652.514 12093.077 8625.374 12122.552 C 8615.231 12133.566 8594.936 12134.527 8580.274 12124.687 z M 7960.6157 12057.331 C 7926.6226 12016.538 7926.4277 12003.091 7957.044 11810.185 C 7974.852 11697.981 7999.1196 11569.223 8010.972 11524.056 C 8034.15 11435.7295 8087.027 11389.331 8130.9287 11418.797 C 8153.3506 11433.846 8152.048 11453.545 8123.5107 11531.003 C 8104.4717 11582.676 8085.5444 11696.093 8081.4497 11783.039 C 8066.984 12090.202 8039.6714 12152.2 7960.6157 12057.331 z M 3597.258 12033.811 C 3554.352 12006.619 3576.0308 11910.994 3672.0786 11703.773 C 3746.0188 11544.249 3787.1587 11496.039 3833.035 11515.157 C 3876.3403 11533.204 3870.1904 11565.128 3792.2207 11727.006 C 3754.3923 11805.543 3705.2432 11911.816 3683.0002 11963.168 C 3660.7566 12014.52 3639.958 12056.233 3636.7815 12055.866 C 3633.6042 12055.499 3615.819 12045.574 3597.258 12033.811 z M 6541.144 11989.787 C 6517.6743 11964.3 5997.0474 11955.488 5927.6597 11979.405 C 5903.297 11987.803 5871.594 11982.567 5854.7217 11967.359 C 5832.866 11947.661 5780.326 11945.116 5658.462 11957.854 C 5398.95 11984.9795 5372.4424 11983.753 5365.188 11944.284 C 5359.73 11914.59 5389.448 11906.472 5550.6333 11893.622 C 5656.2026 11885.207 5772.6865 11884.027 5809.486 11891.003 C 5910.9814 11910.242 5937.0312 11881.616 5907.2397 11783.583 C 5893.565 11738.585 5881.3804 11566.2705 5879.592 11392.592 L 5876.393 11082.054 L 6109.0234 11083.715 C 6367.7446 11085.561 6592.829 11102.735 6610.551 11121.98 C 6644.7046 11159.071 6553.5625 11175.243 6274.212 11181.655 L 5964.0254 11188.776 L 5977.5635 11309.603 C 5985.0093 11376.058 5999.4277 11439.822 6009.605 11451.301 C 6019.782 11462.779 6028.708 11536.923 6029.44 11616.064 L 6030.7715 11759.959 L 6060.5938 11639.424 C 6076.996 11573.129 6105.9814 11495.206 6125.0063 11466.262 C 6144.0303 11437.316 6170.6587 11392.698 6184.18 11367.11 C 6199.2383 11338.616 6252.2373 11306.535 6320.9478 11284.323 C 6447.501 11243.414 6513.772 11261.1455 6556.333 11347.299 C 6569.5596 11374.071 6588.3276 11390.645 6598.0405 11384.125 C 6630.9507 11362.036 6695.707 11566.402 6700.784 11708.378 C 6705.3696 11836.614 6702.249 11848.378 6661.9937 11854.606 C 6616.3325 11861.67 6609.5015 11848.614 6583.7344 11705.037 C 6576.144 11662.748 6542.247 11571.122 6508.4067 11501.424 C 6443.1074 11366.934 6388.2603 11330.785 6314.525 11373.641 C 6291.9683 11386.751 6254.1714 11397.478 6230.532 11397.478 C 6206.4795 11397.478 6193.1646 11407.342 6200.2974 11419.876 C 6218.316 11451.538 6171.5137 11600.796 6133.2686 11633.64 C 6114.1084 11650.094 6110.949 11661.101 6125.386 11661.101 C 6140.7207 11661.101 6149.4814 11699.906 6149.4814 11767.832 L 6149.4814 11874.563 L 6388.4004 11900.548 C 6519.806 11914.84 6644.971 11919.248 6666.5454 11910.345 C 6694.1963 11898.934 6688.4844 11911.631 6647.188 11953.378 C 6582.1284 12019.145 6571.528 12022.784 6541.144 11989.787 z M 1785.1344 11957.197 C 1760.1014 11937.966 1739.6198 11906.811 1739.6198 11887.962 C 1739.6198 11862.488 1751.3013 11857.661 1785.1344 11869.154 C 1810.1676 11877.658 1862.5094 11891.336 1901.4496 11899.55 C 1944.3563 11908.6 1972.2501 11927.32 1972.2501 11947.064 C 1972.2501 11993.829 1841.9993 12000.883 1785.1344 11957.197 z M 1965.2349 11875.364 C 1931.3177 11838.53 1931.8472 11837.022 2051.2583 11630.464 C 2157.4248 11446.815 2170.4368 11391.301 2123.8904 11320.588 C 2091.1575 11270.859 2085.076 11159.87 2114.4143 11147.645 C 2143.7507 11135.418 2184.3755 11193.062 2184.9614 11247.745 C 2185.1318 11263.644 2193.541 11290.843 2203.6487 11308.19 C 2218.8787 11334.329 2227.4856 11334.809 2253.9102 11310.992 C 2278.7637 11288.592 2285.7952 11237.107 2285.7952 11077.539 C 2285.7952 10873.944 2304.571 10815.906 2353.301 10868.872 C 2368.0483 10884.9 2376.8247 10976.5625 2376.8247 11114.557 C 2376.8247 11297.809 2371.136 11338.132 2342.8604 11355.311 C 2324.18 11366.66 2251.7202 11485.356 2181.8389 11619.078 C 2051.7766 11867.961 2007.0966 11920.826 1965.2349 11875.364 z M 6850.571 11847.656 C 6820.2954 11823.614 6811.3105 11777.424 6802.2773 11599.403 C 6795.74 11470.56 6799.8657 11353.629 6812.318 11314.836 C 6828.2456 11265.216 6827.0103 11241.563 6807.305 11218.879 C 6778.3438 11185.54 6753.6 10888.628 6776.4395 10848.496 C 6798.4116 10809.885 6935.517 10845.299 6960.5244 10896.046 C 6972.0894 10919.513 6975.872 10966.8 6968.9297 11001.126 C 6956.454 11062.8125 6957.5547 11063.643 7063.669 11072.54 C 7122.7188 11077.491 7239.062 11073.772 7322.211 11064.277 C 7497.4546 11044.265 7551.7324 11070.866 7439.535 11121.776 C 7361.371 11157.245 7329.1904 11160.686 7044.5083 11164.011 C 6927.835 11165.374 6859.875 11174.59 6864.1357 11188.471 C 6867.896 11200.722 6883.868 11210.836 6899.6294 11210.947 C 6920.077 11211.092 6927.365 11236.266 6925.069 11298.822 C 6923.299 11347.041 6918.747 11491.945 6914.9546 11620.831 C 6911.161 11749.717 6903.492 11860.124 6897.912 11866.181 C 6892.3315 11872.238 6871.028 11863.902 6850.571 11847.656 z M 13585.615 11798.832 C 13557.618 11768.426 13576.62 11706.785 13618.936 11690.754 C 13687.523 11664.769 14287.643 11682.496 14314.156 11711.291 C 14334.793 11733.702 14303.957 11797.049 14280.179 11781.09 C 14248.357 11759.731 13700.634 11769.618 13645.085 11792.556 C 13619.084 11803.291 13592.323 11806.116 13585.615 11798.832 z M 18634.453 11776.435 C 18638.203 11755.29 18654.674 11737.99 18671.06 11737.99 C 18687.443 11737.99 18703.916 11755.29 18707.666 11776.435 C 18712.45 11803.409 18701.527 11814.881 18671.06 11814.881 C 18640.592 11814.881 18629.67 11803.409 18634.453 11776.435 z M 2568.9973 11732.536 C 2512.481 11721.406 2483.8074 11686.013 2497.7744 11644.624 C 2503.068 11628.9375 2491.029 11617.163 2469.6958 11617.163 C 2424.658 11617.163 2378.3438 11562.165 2396.5056 11530.251 C 2403.683 11517.639 2443.6094 11507.32 2485.2305 11507.32 C 2575.982 11507.32 2620.1091 11470.843 2584.9746 11424.866 C 2560.885 11393.344 2556.4202 11048.436 2578.6743 10938.195 C 2589.5037 10884.553 2585.372 10881.016 2508.1096 10877.803 C 2427.3958 10874.447 2366.7102 10841.079 2366.7102 10800.055 C 2366.7102 10787.412 2412.5237 10785.633 2483.0251 10795.54 C 2546.9985 10804.529 2619.822 10810.296 2644.855 10808.352 C 2684.6514 10805.262 2690.3699 10815.32 2690.3699 10888.411 C 2690.3699 10934.388 2681.4302 11025.722 2670.5042 11091.374 C 2642.5627 11259.2705 2629.8486 11463.383 2647.3318 11463.383 C 2655.4265 11463.383 2671.538 11453.078 2683.1357 11440.483 C 2697.765 11424.596 2711.926 11427.665 2729.3801 11450.505 C 2760.6055 11491.365 2741.2527 11529.288 2689.176 11529.288 C 2667.581 11529.288 2649.912 11538.389 2649.912 11549.512 C 2649.912 11560.634 2621.3916 11576.538 2586.533 11584.853 C 2539.9104 11595.974 2530.551 11605.059 2551.1328 11619.215 C 2589.9988 11645.947 2984.2703 11643.001 3094.9443 11615.151 C 3150.9263 11601.063 3277.8596 11598.152 3424.6326 11607.59 C 3629.1577 11620.739 3662.3848 11628.0205 3656.952 11658.494 C 3651.6685 11688.132 3616.979 11694.648 3448.6362 11697.628 C 3237.7236 11701.361 2893.8552 11718.351 2720.713 11733.592 C 2665.0837 11738.489 2596.8118 11738.014 2568.9973 11732.536 z M 4482.2534 11722.443 C 4456.9204 11706.948 4359.863 11703.266 4202.8237 11711.841 C 3963.2793 11724.921 3962.238 11724.765 3968.5515 11676.5625 C 3974.806 11628.814 3980.3274 11628.054 4369.354 11621.378 C 4763.98 11614.607 5057.403 11630.017 5056.821 11657.482 C 5055.541 11717.799 5011.0005 11730.401 4771.8755 11738.1045 C 4615.6445 11743.139 4506.432 11737.231 4482.2534 11722.443 z M 18306.943 11729.696 C 18306.943 11697.276 18364.486 11656.398 18387.953 11672.149 C 18403.742 11682.745 18403.287 11695.832 18386.363 11717.978 C 18360.215 11752.194 18306.943 11760.055 18306.943 11729.696 z M 14508.06 11593.323 C 14489.106 11556.047 14430.36 11450.179 14377.513 11358.061 C 14290.038 11205.583 14252.74 11067.948 14298.897 11067.948 C 14359.815 11067.948 14577.513 11441.138 14598.489 11581.532 C 14608.196 11646.485 14604.146 11661.101 14576.449 11661.101 C 14557.788 11661.101 14527.012 11630.601 14508.06 11593.323 z M 987.2829 11533.38 C 941.96704 11503.559 885.9363 11403.912 927.3004 11426.706 C 934.6072 11430.731 974.7213 11450.98 1016.44305 11471.704 C 1058.1648 11492.427 1092.3008 11523.747 1092.3008 11541.304 C 1092.3008 11581.75 1056.7062 11579.064 987.2829 11533.38 z M 5446.401 11512.717 C 5389.318 11471.556 5388.233 11441.414 5443.8354 11441.414 C 5478.072 11441.414 5484.3047 11431.668 5474.9404 11392.778 C 5468.4995 11366.029 5468.7344 11286.942 5475.463 11217.03 C 5485.191 11115.956 5494.911 11089.918 5522.913 11089.918 C 5568.082 11089.918 5582.4575 11151.032 5582.8003 11344.521 C 5583.05 11484.998 5578.6016 11502.482 5537.4297 11522.8545 C 5503.206 11539.789 5480.4272 11537.252 5446.401 11512.717 z M 3917.579 11492.674 C 3890.3628 11463.117 3905.5835 11386.486 3967.774 11239.958 C 4012.9756 11133.456 4042.3257 11089.918 4068.9177 11089.918 C 4089.522 11089.918 4106.381 11080.031 4106.381 11067.948 C 4106.381 11043.096 4059.5864 11038.216 4038.7056 11060.893 C 4031.1536 11069.095 3963.6404 11079.688 3888.676 11084.437 C 3813.712 11089.185 3743.73 11102.245 3733.1606 11113.461 C 3699.384 11149.305 3426.994 11138.351 3397.6636 11099.971 C 3342.6743 11028.014 3403.8005 11014.436 3782.7212 11014.436 C 4195.673 11014.436 4220.043 11022.773 4142.3496 11137.488 C 4087.2976 11218.772 4005.237 11419.541 4005.237 11472.947 C 4005.237 11506.996 3943.549 11520.879 3917.579 11492.674 z M 17619.166 11484.88 C 17619.166 11451.603 17679.309 11416.333 17724.254 11423.252 C 17804.277 11435.571 17780.846 11496.029 17695.023 11498.666 C 17653.303 11499.947 17619.166 11493.744 17619.166 11484.88 z M 7100.231 11440.416 C 7100.231 11410.595 7193.225 11309.603 7220.6836 11309.603 C 7253.0483 11309.603 7246.0845 11341.743 7199.9067 11405.499 C 7157.951 11463.425 7100.231 11483.644 7100.231 11440.416 z M 2730.8271 11419.867 C 2706.106 11402.861 2722.8547 11374.431 2821.2234 11266.424 C 2887.63 11193.511 2949.0745 11133.8545 2957.767 11133.8545 C 2966.4597 11133.8545 2973.5718 11160.667 2973.5718 11193.437 C 2973.5718 11233.871 2946.216 11283.289 2888.4453 11347.216 C 2799.4785 11445.664 2780.824 11454.263 2730.8271 11419.867 z M 1011.3859 11397.141 C 984.41437 11377.912 984.41437 11373.105 1011.3859 11353.877 C 1055.0822 11322.725 1063.4026 11326.185 1063.4026 11375.509 C 1063.4026 11424.833 1055.0822 11428.292 1011.3859 11397.141 z M 874.41644 11382.773 C 860.2752 11376.595 834.60205 11341.922 817.36536 11305.723 C 785.44745 11238.691 793.64844 11152.331 851.75 10943.633 C 868.0767 10884.988 863.1362 10861.543 819.8553 10792.279 C 791.6876 10747.202 768.64124 10696.38 768.64124 10679.342 C 768.64124 10636.497 820.11017 10532.422 858.3366 10497.968 C 875.75903 10482.265 890.01355 10440.32 890.01355 10404.758 C 890.01355 10328.962 922.3699 10255.325 972.74097 10216.483 C 1010.3927 10187.451 1072.072 10068.659 1072.072 10025.177 C 1072.072 10011.169 1098.5266 9972.184 1130.8597 9938.543 C 1174.4221 9893.218 1201.0667 9881.3125 1233.7394 9892.574 C 1273.8793 9906.409 1275.7183 9903.483 1254.2544 9859.928 C 1224.4269 9799.401 1268.2202 9739.854 1385.6173 9681.309 C 1497.2001 9625.662 1543.84 9627.054 1526.7534 9685.52 C 1514.0547 9728.971 1516.0682 9729.592 1570.9048 9699.149 C 1674.2341 9641.786 1752.5906 9634.189 1829.92 9674.041 C 1909.615 9715.111 1933.1624 9775.326 1913.6652 9888.192 C 1902.112 9955.072 1906.0231 9961.899 1967.0679 9981.415 C 2040.9636 10005.039 2106.525 10117.961 2088.8823 10191.228 C 2072.88 10257.685 2011.4312 10234.009 2018.0988 10163.955 C 2021.064 10132.802 2009.7849 10094.962 1993.0345 10079.864 C 1951.7212 10042.628 1820.5348 10069.499 1820.5348 10115.197 C 1820.5348 10172.438 1678.4536 10368.646 1528.3873 10518.641 C 1449.8639 10597.126 1374.6779 10688.57 1361.3079 10721.85 C 1331.4747 10796.106 1274.3594 10802.841 1274.3594 10732.102 C 1274.3594 10700.679 1312.8005 10640.995 1376.9446 10572.83 C 1493.0697 10449.425 1672.3866 10170.851 1692.3042 10082.911 C 1699.5879 10050.752 1736.3337 9985.13 1773.9615 9937.082 C 1813.3186 9886.826 1839.8857 9830.843 1836.5127 9805.2705 C 1831.5648 9767.761 1816.4324 9761.18 1739.6198 9763.128 C 1689.5538 9764.397 1626.6854 9773.369 1599.9128 9783.064 C 1570.3184 9793.781 1555.8682 9792.551 1563.0536 9779.925 C 1569.5537 9768.503 1548.9564 9746.699 1517.2815 9731.473 C 1462.4946 9705.136 1455.6962 9708.385 1377.645 9798.209 C 1328.0398 9855.297 1295.2772 9914.346 1294.784 9947.551 C 1294.1567 9989.798 1289.6565 9995.069 1275.2845 9970.394 C 1259.3625 9943.057 1250.1188 9944.68 1212.7556 9981.378 C 1158.105 10035.055 1094.8973 10169.001 1106.9087 10205.683 C 1119.8391 10245.17 1090.9333 10239.51 1062.2721 10196.941 C 1040.2567 10164.244 1036.7972 10165.31 1026.5283 10207.956 C 1019.7244 10236.213 1023.1952 10249.778 1035.172 10241.739 C 1058.9551 10225.776 993.104 10370.572 968.7521 10387.786 C 959.5341 10394.302 949.8674 10433.845 947.2703 10475.66 C 944.6736 10517.476 924.8175 10578.355 903.14606 10610.95 C 865.9147 10666.947 865.60767 10673.303 897.5734 10726.285 C 917.9889 10760.123 950.29 10782.357 979.0323 10782.357 C 1005.22784 10782.357 1037.9266 10797.099 1051.6959 10815.117 C 1072.3689 10842.169 1065.7512 10859.016 1013.7154 10911.806 C 942.8429 10983.705 933.19305 11024.012 986.85254 11024.012 C 1047.3046 11024.012 1035.9266 11106.636 969.61646 11149.175 C 888.0122 11201.525 873.31116 11262.779 931.0077 11310.042 C 997.8647 11364.811 956.11194 11418.471 874.41644 11382.773 z M 866.0652 10749.312 C 853.3707 10719.054 839.17395 10698.436 834.5169 10703.492 C 825.0691 10713.754 866.08325 10804.325 880.1772 10804.325 C 885.11017 10804.325 878.7597 10779.569 866.0652 10749.312 z M 8152.124 11374.726 C 8105.5625 11340.847 8194.314 11270.06 8283.354 11270.06 C 8341.025 11270.06 8354.411 11278.372 8354.411 11314.182 C 8354.411 11349.71 8345.014 11355.742 8306.154 11345.15 C 8275.617 11336.826 8248.71 11344.018 8232.877 11364.737 C 8203.563 11403.095 8192.922 11404.411 8152.124 11374.726 z M 8424.021 11343.254 C 8402.425 11325.516 8395.389 11310.686 8408.387 11310.302 C 8446.816 11309.165 8496.013 11334.761 8496.013 11355.891 C 8496.013 11384.682 8468.597 11379.87 8424.021 11343.254 z M 18610.375 11354.837 C 18610.375 11343.467 18619.371 11328.125 18630.371 11320.742 C 18641.838 11313.047 18645.229 11321.865 18638.32 11341.415 C 18624.871 11379.474 18610.375 11386.437 18610.375 11354.837 z M 1631.7334 11294.957 C 1603.8872 11264.717 1619.7203 11221.729 1658.705 11221.729 C 1685.6765 11221.729 1699.1624 11236.374 1699.1624 11265.666 C 1699.1624 11308.004 1659.5795 11325.199 1631.7334 11294.957 z M 18590.145 11288.931 C 18590.145 11276.135 18599.248 11265.666 18610.375 11265.666 C 18621.5 11265.666 18630.604 11270.025 18630.604 11275.354 C 18630.604 11280.682 18621.5 11291.151 18610.375 11298.618 C 18599.248 11306.087 18590.145 11301.727 18590.145 11288.931 z M 10829.774 11211.353 C 10809.358 11195.14 10800.672 11169.545 10808.279 11148.016 C 10818.259 11119.774 10848.79 11111.913 10948.11 11112.009 C 11017.996 11112.075 11110.504 11122.784 11153.684 11135.805 C 11223.986 11157.003 11228.974 11162.975 11201.395 11192.927 C 11161.159 11236.622 10879.201 11250.603 10829.774 11211.353 z M 11858.467 11217.886 C 11769.539 11168.887 11823.062 11144.955 12035.927 11138.539 C 12260.246 11131.776 12338.121 11158.819 12205.499 11197.423 C 12074.733 11235.487 11908.229 11245.306 11858.467 11217.886 z M 9963.371 11192.108 C 9902.264 11143.584 9945.917 11111.886 10073.854 11111.886 C 10198.376 11111.886 10235.617 11135.92 10194.489 11189.738 C 10163.487 11230.307 10013.41 11231.846 9963.371 11192.108 z M 8942.593 11168.832 C 8894.55 11105.966 8939.7295 11089.918 9164.754 11089.918 C 9343.971 11089.918 9386.076 11095.939 9386.076 11121.573 C 9386.076 11167.438 9375.355 11170.565 9161.793 11186.9795 C 9001.935 11199.267 8963.413 11196.078 8942.593 11168.832 z M 1693.9982 11164.86 C 1687.4493 11157.748 1727.0333 11077.163 1781.9624 10985.783 C 1836.8917 10894.403 1876.4615 10813.803 1869.8959 10806.673 C 1863.33 10799.541 1849.0854 10810.926 1838.2412 10831.969 C 1827.3971 10853.014 1807.5981 10870.232 1794.2435 10870.232 C 1759.6516 10870.233 1650.5358 11023.595 1638.2776 11089.441 C 1632.6055 11119.909 1614.5243 11144.838 1598.0972 11144.838 C 1553.7004 11144.838 1547.6659 11064.232 1589.5712 11030.956 C 1609.5961 11015.054 1618.642 11002.043 1609.673 11002.043 C 1588.0116 11002.043 1640.7603 10916.419 1785.6115 10716.451 C 1913.8069 10539.478 1954.7781 10496.766 1996.3452 10496.766 C 2029.532 10496.766 2031.1227 10588.807 1998.5476 10624.184 C 1979.6672 10644.6875 1979.6672 10656.404 1998.5476 10676.908 C 2011.8984 10691.407 2022.8219 10726.008 2022.8219 10753.798 C 2022.8219 10781.589 2034.2007 10804.175 2048.108 10803.989 C 2090.6626 10803.424 2125.7434 10769.56 2117.8516 10736.664 C 2113.7356 10719.506 2114.1858 10712.882 2118.8523 10721.943 C 2123.519 10731.006 2140.233 10738.42 2155.9941 10738.42 C 2171.756 10738.42 2184.3623 10750.777 2184.0083 10765.881 C 2183.0908 10805.047 2132.6018 10872.287 2116.9082 10855.244 C 2109.664 10847.377 2103.7368 10850.497 2103.7368 10862.177 C 2103.7368 10873.856 2112.3738 10892.805 2122.9302 10904.283 C 2133.4863 10915.762 2148.4326 10968.04 2156.1438 11020.456 C 2169.5356 11111.487 2168.029 11115.426 2122.5278 11108.331 C 2087.261 11102.83 2071.428 11082.397 2061.5515 11029.639 C 2047.9072 10956.752 2010.3265 10892.199 1981.5374 10892.199 C 1972.6815 10892.199 1946.8992 10924.771 1924.2435 10964.582 C 1867.7968 11063.7705 1818.5819 11122.263 1766.2356 11152.374 C 1715.4933 11181.564 1710.2185 11182.475 1693.9982 11164.86 z M 4850.626 11154.573 C 4788.262 11115.089 4831.441 11067.948 4929.972 11067.948 C 5001.6934 11067.948 5018.5845 11074.788 5009.606 11100.198 C 5003.339 11117.936 5006.9165 11138.29 5017.556 11145.432 C 5028.196 11152.573 5036.9014 11143.587 5036.9014 11125.463 C 5036.9014 11080.762 5075.9233 11057.603 5102.538 11086.507 C 5117.9253 11103.217 5116.698 11119.831 5098.2993 11143.907 C 5068.7153 11182.62 4905.991 11189.628 4850.626 11154.573 z M 13225.148 11155.823 C 13204.308 11104.555 13193.002 10832.973 13210.434 10802.343 C 13231.878 10764.659 13254.369 10941.664 13245.578 11078.934 C 13241.709 11139.346 13232.516 11173.946 13225.148 11155.823 z M 18623.525 11145.519 C 18617.256 11127.769 18625.336 11085.753 18641.482 11052.151 C 18657.629 11018.55 18676.455 10958.93 18683.314 10919.661 C 18692.15 10869.093 18706.938 10848.264 18733.998 10848.264 C 18789.773 10848.264 18783.264 10941.072 18718.416 11070.468 C 18661.902 11183.233 18642.326 11198.718 18623.525 11145.519 z M 4359.2393 11139.681 C 4299.3613 11123.333 4220.2783 11031.621 4249.276 11012.158 C 4262.1772 11003.499 4278.5425 11006.0625 4285.6436 11017.8545 C 4296.5137 11035.907 4451.357 11062.195 4625.5913 11075.568 C 4694.8164 11080.882 4703.6274 11108.591 4643.93 11133.24 C 4588.305 11156.207 4432.6694 11159.729 4359.2393 11139.681 z M 16801.03 11135.837 C 16779.857 11098.632 16813.848 11046.665 16908.195 10972.0 C 17038.393 10868.965 17209.342 10777.635 17305.621 10759.676 C 17350.123 10751.373 17411.568 10737.181 17442.164 10728.135 C 17485.96 10715.186 17497.795 10719.155 17497.795 10746.798 C 17497.795 10775.503 17519.006 10780.945 17614.11 10776.639 C 17678.082 10773.742 17734.977 10781.259 17740.54 10793.342 C 17746.494 10806.278 17709.258 10816.962 17649.96 10819.328 C 17594.58 10821.538 17546.031 10833.8955 17542.074 10846.789 C 17538.117 10859.683 17522.293 10870.231 17506.908 10870.231 C 17466.805 10870.231 17339.969 10935.714 17239.41 11008.333 C 17146.691 11075.291 17109.143 11084.766 17037.59 11059.249 C 17012.557 11050.323 16992.076 11051.439 16992.076 11061.731 C 16992.076 11086.627 16882.805 11155.823 16843.49 11155.823 C 16826.393 11155.823 16807.287 11146.829 16801.03 11135.837 z M 1382.2963 11077.456 C 1365.4365 11029.741 1408.2384 10984.869 1438.875 11018.141 C 1464.7686 11046.262 1448.7274 11111.886 1415.9603 11111.886 C 1404.1362 11111.886 1388.9873 11096.393 1382.2963 11077.456 z M 2909.2188 11052.925 C 2820.4197 11001.104 2776.18 10945.467 2801.7188 10917.73 C 2807.8555 10911.066 2862.6875 10933.005 2923.5671 10966.482 C 2999.8945 11008.454 3034.2578 11040.473 3034.2578 11069.618 C 3034.2578 11122.237 3026.1306 11121.152 2909.2188 11052.925 z M 11804.909 11075.26 C 11787.686 11026.513 11825.722 10984.536 11856.666 11018.141 C 11881.432 11045.037 11867.088 11111.886 11836.551 11111.886 C 11826.267 11111.886 11812.028 11095.404 11804.909 11075.26 z M 3127.3718 11071.61 C 3113.8296 11047.814 3180.2263 11024.747 3263.5166 11024.312 C 3300.402 11024.118 3317.868 11033.8 3312.5164 11051.472 C 3302.632 11084.116 3144.2893 11101.339 3127.3718 11071.61 z M 9916.069 11063.555 C 9902.718 11049.056 9891.795 11024.341 9891.795 11008.634 C 9891.795 10968.308 9951.257 10973.018 9965.916 11014.504 C 9982.635 11061.82 9946.874 11097.01 9916.069 11063.555 z M 10255.759 11034.797 C 10236.661 11009.807 10235.439 10993.5205 10251.363 10976.227 C 10282.051 10942.899 10341.218 10972.09 10333.264 11016.633 C 10324.181 11067.501 10287.348 11076.132 10255.759 11034.797 z M 10875.919 11035.759 C 10816.676 10987.017 10855.332 10958.179 10969.973 10965.597 C 11080.434 10972.741 11107.901 11008.045 11039.199 11054.57 C 11011.787 11073.133 10999.1455 11071.837 10986.098 11049.126 C 10974.165 11028.356 10964.779 11026.691 10955.137 11043.635 C 10937.272 11075.025 10921.771 11073.484 10875.919 11035.759 z M 6128.541 11012.096 C 6108.112 10985.364 6107.877 10972.613 6127.426 10951.683 C 6146.8257 10930.912 6158.355 10934.201 6180.538 10966.834 C 6227.244 11035.544 6178.731 11077.772 6128.541 11012.096 z M 6279.8784 11022.097 C 6259.0327 10985.467 6305.9175 10943.461 6333.8228 10973.767 C 6357.165 10999.116 6342.5557 11045.9795 6311.311 11045.9795 C 6301.4985 11045.9795 6287.3535 11035.232 6279.8784 11022.097 z M 6432.531 11012.828 C 6413.433 10987.837 6412.211 10971.551 6428.135 10954.257 C 6458.8228 10920.931 6517.99 10950.121 6510.036 10994.664 C 6500.952 11045.531 6464.1196 11054.164 6432.531 11012.828 z M 8134.1226 11015.942 C 8116.761 10993.223 8117.9683 10979.775 8139.076 10960.75 C 8160.3994 10941.531 8172.803 10943.209 8191.6396 10967.857 C 8216.089 10999.851 8205.459 11045.9795 8173.6357 11045.9795 C 8164.5293 11045.9795 8146.7485 11032.463 8134.1226 11015.942 z M 9021.959 11013.027 C 9008.109 10994.903 9002.652 10980.074 9009.835 10980.074 C 9017.017 10980.074 9008.4 10956.054 8990.6875 10926.696 C 8964.032 10882.518 8960.353 10827.768 8969.329 10609.003 C 8975.894 10449.042 8972.452 10339.504 8960.61 10331.557 C 8925.078 10307.708 8940.273 10255.111 8982.695 10255.111 C 9005.604 10255.111 9019.75 10263.19 9014.131 10273.063 C 9008.512 10282.9375 9017.8545 10334.839 9034.892 10388.398 C 9057.649 10459.944 9063.4795 10544.021 9056.866 10705.3 C 9049.798 10877.673 9054.008 10929.695 9076.47 10947.533 C 9093.165 10960.789 9099.505 10986.018 9091.696 11008.114 C 9075.246 11054.672 9054.881 11056.105 9021.959 11013.027 z M 9204.568 11013.747 C 9176.605 10977.155 9192.982 10936.138 9235.555 10936.138 C 9267.134 10936.138 9276.081 11013.783 9246.768 11033.457 C 9236.902 11040.079 9217.913 11031.209 9204.568 11013.747 z M 10019.96 11011.551 C 10013.27 10992.614 10018.171 10965.853 10030.854 10952.078 C 10059.325 10921.159 10126.773 10984.34 10105.3955 11021.903 C 10085.205 11057.382 10033.96 11051.172 10019.96 11011.551 z M 11159.456 11014.633 C 11142.262 10965.972 11195.751 10928.343 11225.947 10967.857 C 11239.507 10985.601 11244.7295 11010.437 11237.553 11023.049 C 11218.688 11056.197 11172.38 11051.207 11159.456 11014.633 z M 11943.92 11022.097 C 11923.074 10985.467 11969.958 10943.461 11997.864 10973.767 C 12021.207 10999.116 12006.598 11045.9795 11975.353 11045.9795 C 11965.54 11045.9795 11951.3955 11035.232 11943.92 11022.097 z M 7018.42 10989.886 C 7000.1523 10965.98 6998.978 10949.437 7014.3657 10932.727 C 7040.291 10904.57 7080.002 10926.571 7080.002 10969.09 C 7080.002 11016.037 7046.937 11027.202 7018.42 10989.886 z M 8282.214 10999.586 C 8264.776 10968.945 8317.431 10931.125 8341.3545 10957.106 C 8360.8125 10978.238 8342.067 11024.012 8313.954 11024.012 C 8304.142 11024.012 8289.858 11013.0205 8282.214 10999.586 z M 12079.867 11002.043 C 12090.05 10968.869 12122.58 10965.451 12132.125 10996.551 C 12136.761 11011.653 12125.383 11024.012 12106.84 11024.012 C 12088.297 11024.012 12076.159 11014.126 12079.867 11002.043 z M 16567.273 11002.043 C 16567.273 10989.96 16576.375 10980.074 16587.502 10980.074 C 16598.627 10980.074 16607.73 10989.96 16607.73 11002.043 C 16607.73 11014.126 16598.627 11024.012 16587.502 11024.012 C 16576.375 11024.012 16567.273 11014.126 16567.273 11002.043 z M 7206.4316 10985.935 C 7171.407 10972.745 7174.56 10914.169 7210.295 10914.169 C 7226.327 10914.169 7243.9326 10922.056 7249.4175 10931.694 C 7264.798 10958.72 7234.773 10996.605 7206.4316 10985.935 z M 7329.54 10967.613 C 7313.597 10922.493 7345.596 10888.772 7381.4927 10912.866 C 7412.064 10933.386 7397.983 11002.043 7363.204 11002.043 C 7351.381 11002.043 7336.2314 10986.55 7329.54 10967.613 z M 8475.784 10980.074 C 8475.784 10967.992 8484.887 10958.105 8496.013 10958.105 C 8507.139 10958.105 8516.241 10967.992 8516.241 10980.074 C 8516.241 10992.157 8507.139 11002.043 8496.013 11002.043 C 8484.887 11002.043 8475.784 10992.157 8475.784 10980.074 z M 10154.768 10980.074 C 10154.768 10967.992 10168.96 10958.105 10186.305 10958.105 C 10203.649 10958.105 10212.216 10967.992 10205.34 10980.074 C 10198.464 10992.157 10184.272 11002.043 10173.803 11002.043 C 10163.333 11002.043 10154.768 10992.157 10154.768 10980.074 z M 1417.5574 10971.079 C 1415.0996 10940.33 1760.5231 10337.079 1805.5084 10293.557 C 1860.3833 10240.466 1901.4496 10245.293 1901.4496 10304.834 C 1901.4496 10402.6045 1535.5879 10936.138 1468.5428 10936.138 C 1452.6027 10936.138 1434.9691 10948.494 1429.3574 10963.598 C 1423.7457 10978.702 1418.4357 10982.068 1417.5574 10971.079 z M 10945.832 10927.958 C 10924.464 10899.996 10914.296 10823.339 10905.735 10625.647 C 10904.091 10587.66 10889.339 10563.851 10862.773 10556.306 C 10814.325 10542.547 10808.35 10463.35 10854.313 10444.194 C 10903.632 10423.642 10963.917 10428.391 10963.917 10452.829 C 10963.917 10464.911 10976.265 10474.797 10991.3545 10474.797 C 11010.59 10474.797 11022.286 10519.132 11030.476 10623.085 C 11049.715 10867.292 11009.677 11011.504 10945.832 10927.958 z M 8212.811 10621.735 C 8212.811 10379.914 8217.179 10346.179 8254.057 10303.19 C 8286.382 10265.509 8318.098 10255.176 8400.714 10255.411 C 8458.691 10255.576 8526.801 10261.727 8552.068 10269.079 C 8633.015 10292.633 8564.667 10342.985 8451.749 10342.985 C 8288.34 10342.985 8273.533 10360.819 8273.274 10557.952 C 8273.016 10755.057 8255.421 10892.199 8230.393 10892.199 C 8220.723 10892.199 8212.811 10770.491 8212.811 10621.735 z M 9227.338 10863.292 C 9215.188 10847.394 9199.079 10777.395 9191.541 10707.739 C 9179.847 10599.68 9170.438 10578.04 9127.435 10560.283 C 9064.172 10534.163 9084.175 10510.397 9174.719 10504.106 C 9265.625 10497.79 9284.933 10538.586 9284.933 10736.976 C 9284.933 10889.732 9270.961 10920.375 9227.338 10863.292 z M 9987.188 10811.22 C 9970.891 10775.685 9962.53 10711.525 9967.523 10660.305 C 9973.703 10596.915 9966.949 10562.86 9944.116 10542.28 C 9895.98 10498.8955 9904.883 10452.829 9961.401 10452.829 C 9988.559 10452.829 10016.405 10462.714 10023.281 10474.797 C 10049.646 10521.127 10073.854 10493.483 10073.854 10417.045 L 10073.854 10337.325 L 9973.722 10351.751 C 9887.66 10364.148 9870.666 10360.24 9852.775 10323.935 C 9837.373 10292.681 9839.284 10275.091 9860.124 10256.308 C 9896.501 10223.521 10067.73 10233.193 10139.526 10272.09 C 10194.584 10301.919 10195.225 10304.728 10195.225 10515.949 C 10195.225 10643.562 10204.293 10739.48 10217.737 10754.081 C 10243.407 10781.958 10225.321 10826.294 10188.278 10826.294 C 10174.645 10826.294 10145.598 10794.165 10123.7295 10754.896 L 10083.967 10683.499 L 10073.854 10769.656 C 10061.394 10875.788 10024.843 10893.318 9987.188 10811.22 z M 5697.907 10831.786 C 5675.3677 10790.196 5662.0034 10666.45 5673.7686 10608.277 C 5687.7354 10539.22 5777.5684 10486.348 5825.861 10518.761 C 5859.151 10541.105 5836.9697 10606.608 5796.1133 10606.608 C 5766.749 10606.608 5753.134 10692.976 5764.077 10809.817 C 5767.596 10847.387 5715.6997 10864.616 5697.907 10831.786 z M 7405.8193 10818.134 C 7392.373 10800.538 7375.885 10715.071 7369.179 10628.208 C 7357.828 10481.17 7359.644 10470.826 7395.496 10478.256 C 7427.8535 10484.963 7436.0127 10512.52 7446.5767 10650.773 C 7459.667 10822.092 7447.385 10872.523 7405.8193 10818.134 z M 9427.667 10816.793 C 9400.948 10781.828 9366.883 10558.619 9366.254 10414.384 L 9365.849 10321.018 L 9224.247 10321.018 C 9146.366 10321.018 9082.646 10311.728 9082.646 10300.375 C 9082.646 10275.216 9195.885 10263.583 9345.619 10273.359 L 9456.877 10280.624 L 9462.13 10504.029 C 9465.02 10626.903 9472.569 10754.621 9478.908 10787.85 C 9491.371 10853.171 9466.293 10867.337 9427.667 10816.793 z M 11097.793 10830.493 C 11087.104 10811.71 11045.363 10460.455 11044.997 10386.205 C 11044.861 10358.507 11020.61 10353.948 10908.288 10360.51 C 10784.874 10367.719 10769.133 10363.808 10744.593 10319.838 C 10703.896 10246.919 10746.336 10228.439 10913.345 10246.3545 C 10991.226 10254.709 11077.703 10262.568 11105.518 10263.82 L 11156.089 10266.096 L 11156.089 10549.857 C 11156.089 10745.364 11148.802 10836.255 11132.657 10842.1 C 11119.77 10846.765 11104.081 10841.542 11097.793 10830.493 z M 12279.495 10805.77 C 12255.927 10757.945 12252.53 10693.157 12270.87 10641.255 C 12288.267 10592.019 12409.8 10534.094 12459.652 10551.277 C 12520.868 10572.377 12510.359 10628.68 12439.81 10657.6 C 12400.119 10673.87 12374.419 10702.4 12367.319 10738.074 C 12342.363 10863.457 12317.405 10882.696 12279.495 10805.77 z M 18640.918 10826.653 C 18633.934 10814.373 18642.406 10804.325 18659.75 10804.325 C 18695.283 10804.325 18700.514 10817.509 18672.457 10836.341 C 18662.102 10843.292 18647.908 10838.933 18640.918 10826.653 z M 7221.6035 10671.386 C 7221.6035 10584.173 7232.122 10450.817 7244.979 10375.042 C 7266.5967 10247.622 7272.8687 10236.288 7328.422 10224.221 C 7438.7363 10200.261 7559.517 10209.839 7586.1255 10244.658 C 7624.696 10295.129 7597.5674 10307.804 7448.469 10308.97 L 7312.6323 10310.033 L 7298.414 10485.781 C 7290.5933 10582.443 7281.313 10695.37 7277.791 10736.731 C 7274.269 10778.093 7260.1865 10815.989 7246.495 10820.945 C 7228.3247 10827.522 7221.6035 10787.141 7221.6035 10671.386 z M 16958.54 10792.225 C 16931.69 10716.24 17076.818 10609.991 17563.521 10349.308 C 17705.367 10273.335 17832.807 10211.113 17846.723 10211.039 C 17860.639 10210.965 17897.059 10196.722 17927.654 10179.389 C 17988.102 10145.144 18002.566 10171.402 17952.941 10225.297 C 17936.25 10243.421 17922.598 10251.068 17922.598 10242.292 C 17922.598 10233.514 17906.668 10241.133 17887.197 10259.222 C 17867.727 10277.31 17751.664 10349.029 17629.28 10418.598 C 17506.896 10488.165 17322.566 10608.356 17219.656 10685.689 C 17026.111 10831.135 16979.068 10850.327 16958.54 10792.225 z M 8388.159 10745.121 C 8368.553 10668.467 8402.741 10508.794 8440.444 10500.923 C 8492.436 10490.067 8502.291 10543.85 8470.206 10663.348 C 8440.08 10775.55 8404.909 10810.6045 8388.159 10745.121 z M 14423.499 10739.376 C 14411.085 10714.186 14405.672 10685.239 14411.47 10675.052 C 14417.267 10664.863 14486.285 10651.534 14564.842 10645.43 C 14714.03 10633.838 14754.373 10616.953 14707.713 10585.635 C 14685.636 10570.817 14682.207 10508.584 14690.797 10278.579 C 14700.467 10019.6875 14697.7295 9985.109 14664.115 9941.368 C 14643.516 9914.5625 14626.357 9904.987 14625.988 9920.091 C 14625.618 9935.194 14607.11 9947.551 14584.858 9947.551 C 14562.606 9947.551 14545.478 9954.966 14546.796 9964.028 C 14553.944 10013.204 14539.874 10035.426 14501.585 10035.426 C 14464.899 10035.426 14460.813 10044.076 14473.052 10095.839 C 14500.417 10211.593 14509.227 10521.784 14485.867 10547.151 C 14469.51 10564.916 14463.485 10564.362 14463.485 10545.097 C 14463.485 10530.597 14448.867 10518.734 14431.0 10518.734 C 14403.253 10518.734 14399.594 10492.966 14405.903 10342.058 C 14410.803 10224.893 14422.474 10159.219 14440.549 10147.087 C 14459.565 10134.322 14461.037 10124.25 14445.416 10113.766 C 14399.74 10083.108 14425.338 10006.072 14509.001 9922.407 C 14610.849 9820.557 14689.301 9815.018 14751.087 9905.314 C 14812.454 9995.0 14826.896 10110.655 14803.021 10321.2295 C 14775.455 10564.38 14788.575 10630.464 14863.461 10625.66 C 14932.295 10621.244 15744.566 10671.739 15833.981 10685.994 C 15870.14 10691.758 15899.725 10708.724 15899.725 10723.697 C 15899.725 10744.5205 15798.647 10750.743 15469.864 10750.163 C 15233.441 10749.745 14971.732 10751.479 14888.288 10754.013 C 14804.845 10756.547 14695.609 10759.198 14645.544 10759.904 C 14595.478 10760.609 14530.115 10766.585 14500.291 10773.183 C 14459.113 10782.292 14440.641 10774.159 14423.499 10739.376 z M 15933.263 10767.521 C 15925.942 10759.57 15919.953 10739.885 15919.953 10723.774 C 15919.953 10691.048 15972.1 10683.673 15989.337 10713.963 C 16003.104 10738.153 15951.557 10787.388 15933.263 10767.521 z M 16627.959 10749.38 C 16627.959 10713.659 16768.61 10556.183 16850.477 10500.246 C 16878.29 10481.241 16982.973 10400.029 17083.105 10319.775 C 17292.94 10151.598 17492.43 10016.478 17549.387 10003.947 C 17571.076 9999.175 17607.03 9987.793 17629.28 9978.652 C 17663.877 9964.441 17662.412 9970.09 17619.166 10017.646 C 17591.354 10048.233 17541.268 10088.446 17507.87 10107.009 C 17474.473 10125.571 17375.326 10196.721 17287.543 10265.118 C 17175.178 10352.669 17121.594 10382.59 17106.51 10366.206 C 17080.646 10338.12 16951.617 10464.283 16951.617 10517.656 C 16951.617 10573.242 16735.531 10782.357 16678.09 10782.357 C 16646.998 10782.357 16627.959 10769.833 16627.959 10749.38 z M 14246.027 10744.885 C 14220.993 10739.648 14200.512 10721.57 14200.512 10704.712 C 14200.512 10687.854 14181.448 10662.9795 14158.148 10649.4375 C 14130.268 10633.232 14119.247 10610.4375 14125.912 10582.76 C 14132.524 10555.292 14125.631 10540.703 14106.039 10540.703 C 14083.927 10540.703 14077.42 10519.046 14081.288 10458.32 C 14084.174 10413.011 14091.268 10366.227 14097.051 10354.356 C 14115.946 10315.578 14114.485 10244.433 14094.506 10230.444 C 14082.379 10221.955 14084.637 10197.13 14100.456 10165.029 C 14124.949 10115.328 14126.564 10115.003 14141.581 10156.743 C 14150.177 10180.639 14157.852 10274.828 14158.633 10366.053 C 14160.189 10547.612 14178.003 10584.64 14263.799 10584.64 C 14355.865 10584.64 14412.871 10674.758 14358.296 10734.026 C 14333.568 10760.88 14325.996 10761.612 14246.027 10744.885 z M 13204.005 10724.765 C 13198.011 10714.15 13187.135 10578.598 13179.834 10423.535 C 13172.535 10268.473 13156.553 10115.242 13144.319 10083.022 L 13122.074 10024.44 L 13108.898 10102.077 C 13101.651 10144.777 13088.881 10191.735 13080.519 10206.429 C 13061.1045 10240.544 13012.812 10241.034 13002.434 10207.222 C 12997.319 10190.5625 12980.456 10187.67 12955.232 10199.126 C 12933.647 10208.93 12888.679 10220.587 12855.303 10225.031 C 12821.924 10229.476 12767.307 10238.393 12733.93 10244.848 C 12700.553 10251.303 12464.693 10261.295 12209.798 10267.052 C 11827.854 10275.679 11738.509 10271.9375 11701.749 10245.78 C 11670.66 10223.658 11650.724 10221.015 11635.952 10237.056 C 11607.39 10268.076 11570.778 10240.469 11570.778 10187.909 C 11570.778 10163.375 11555.746 10143.675 11535.378 10141.514 C 11515.907 10139.449 11468.117 10134.222 11429.178 10129.897 C 11390.236 10125.574 11224.586 10119.85 11061.064 10117.176 C 10855.478 10113.815 10755.936 10103.844 10738.416 10084.855 C 10718.144 10062.883 10749.758 10057.395 10896.6 10057.395 L 11080.118 10057.395 L 11093.158 9968.836 C 11102.905 9902.635 11118.464 9875.212 11154.788 9860.214 C 11202.076 9840.689 11202.654 9837.538 11176.361 9742.66 C 11157.432 9674.35 11148.822 9492.154 11147.598 9133.98 C 11146.448 8797.628 11138.251 8612.848 11123.63 8593.715 C 11111.409 8577.723 11098.597 8532.26 11095.159 8492.687 C 11091.722 8453.114 11085.818 8400.964 11082.041 8376.799 C 11076.506 8341.378 11087.918 8331.526 11140.917 8325.978 C 11179.806 8321.905 11206.661 8329.166 11206.661 8343.751 C 11206.661 8357.312 11215.308 8362.604 11225.875 8355.511 C 11257.593 8334.223 11294.425 8429.24 11267.906 8463.941 C 11251.373 8485.575 11251.543 8495.566 11268.547 8501.722 C 11285.425 8507.831 11282.879 8561.006 11259.116 8698.729 C 11229.748 8868.939 11229.547 8904.276 11257.069 9060.47 C 11273.844 9155.676 11286.663 9258.288 11285.557 9288.494 L 11283.544 9343.416 L 11266.853 9288.494 C 11251.65 9238.469 11250.178 9240.427 11250.335 9310.463 C 11250.43 9352.752 11243.9795 9424.578 11236.0 9470.075 C 11222.203 9548.761 11258.3955 9808.266 11285.409 9824.33 C 11292.163 9828.348 11321.713 9837.856 11351.073 9845.462 L 11404.456 9859.289 L 11407.036 9556.774 C 11408.454 9390.391 11418.114 9197.545 11428.503 9128.228 C 11452.747 8966.459 11431.877 8633.519 11393.461 8569.193 C 11377.28 8542.1 11368.884 8506.232 11374.8 8489.488 C 11380.717 8472.743 11375.958 8448.616 11364.225 8435.873 C 11318.545 8386.265 11364.377 8341.001 11453.138 8348.064 L 11538.154 8354.829 L 11540.653 8915.028 C 11542.573 9345.485 11536.478 9497.868 11514.333 9572.985 C 11482.348 9681.48 11490.834 9840.959 11531.418 9894.065 C 11545.882 9912.992 11558.379 9964.898 11559.189 10009.413 C 11560.387 10075.168 11568.252 10090.347 11601.121 10090.347 C 11626.455 10090.347 11643.791 10107.136 11647.497 10135.256 C 11652.403 10172.4795 11665.149 10178.678 11721.979 10171.473 C 11759.6875 10166.69 11795.426 10148.954 11801.397 10132.056 C 11807.368 10115.157 11803.436 10101.331 11792.659 10101.331 C 11781.883 10101.331 11773.065 10110.907 11773.065 10122.61 C 11773.065 10134.313 11759.411 10138.199 11742.723 10131.244 C 11708.985 10117.185 11699.251 9969.5205 11732.061 9969.5205 C 11751.989 9969.5205 11751.261 9910.546 11721.991 9154.438 C 11712.366 8905.823 11714.267 8753.685 11727.312 8728.37 C 11742.018 8699.831 11738.58 8671.732 11714.819 8626.261 C 11682.766 8564.921 11683.386 8562.321 11742.723 8509.397 C 11817.118 8443.04 11846.083 8440.552 11874.433 8498.08 C 11898.338 8546.589 11886.274 8581.046 11829.933 8625.19 C 11798.3545 8649.932 11793.461 8686.344 11794.5 8888.813 C 11795.164 9018.018 11801.99 9168.216 11809.672 9222.588 C 11817.353 9276.961 11819.086 9457.292 11813.523 9623.324 C 11802.525 9951.579 11801.22 9947.551 11918.572 9947.551 C 11977.95 9947.551 11979.432 9945.099 11966.228 9868.661 C 11958.732 9825.271 11949.498 9537.892 11945.708 9230.039 C 11941.916 8922.187 11933.381 8664.407 11926.74 8657.195 C 11902.999 8631.411 11915.25 8544.067 11947.526 8509.016 C 11968.779 8485.934 12006.287 8475.682 12053.727 8479.985 C 12121.509 8486.137 12126.729 8491.624 12122.588 8552.384 C 12120.124 8588.542 12102.169 8630.782 12082.689 8646.252 C 12051.239 8671.227 12046.884 8722.932 12043.82 9107.755 C 12041.922 9346.112 12038.745 9565.848 12036.762 9596.055 C 12034.776 9626.261 12036.821 9725.12 12041.304 9815.74 C 12047.7295 9945.62 12056.399 9981.966 12082.254 9987.408 C 12116.084 9994.53 12149.995 10072.771 12129.09 10095.474 C 12098.933 10128.225 12170.279 10167.237 12260.335 10167.237 L 12358.305 10167.237 L 12349.16 10084.855 C 12344.131 10039.545 12331.088 9933.271 12320.175 9848.692 C 12309.264 9764.114 12300.038 9663.49 12299.674 9625.084 C 12298.864 9539.619 12348.746 9477.372 12395.349 9505.695 C 12415.713 9518.071 12441.453 9516.231 12464.251 9500.769 C 12492.389 9481.686 12507.396 9483.465 12530.401 9508.609 C 12554.215 9534.636 12556.136 9560.481 12540.018 9637.996 C 12527.2 9699.643 12526.913 9742.501 12539.229 9755.875 C 12549.87 9767.434 12553.523 9830.089 12547.344 9895.11 L 12536.109 10013.329 L 12599.619 10027.123 C 12681.945 10045.005 12680.915 10094.873 12597.386 10135.166 L 12531.643 10166.879 L 12651.417 10161.565 C 12727.182 10158.205 12774.333 10145.911 12779.742 10128.105 C 12784.446 10112.625 12776.864 10102.738 12762.893 10106.138 C 12733.542 10113.276 12715.706 9955.587 12743.736 9936.773 C 12753.397 9930.29 12761.956 9811.432 12762.757 9672.6455 L 12764.214 9420.306 L 12692.793 9420.306 C 12603.045 9420.306 12491.507 9370.75 12464.857 9319.036 C 12446.32 9283.0625 12437.027 9286.899 12360.252 9362.228 C 12298.749 9422.571 12261.343 9443.062 12221.758 9438.095 C 12140.533 9427.902 12155.895 9378.424 12265.82 9296.153 C 12360.324 9225.426 12440.613 9200.781 12440.613 9242.501 C 12440.613 9253.452 12457.679 9257.565 12478.537 9251.642 C 12499.394 9245.719 12555.721 9261.473 12603.708 9286.651 C 12651.694 9311.83 12702.336 9332.432 12716.243 9332.432 C 12735.519 9332.432 12740.627 9254.049 12737.73 9002.712 C 12734.312 8706.146 12730.254 8671.719 12697.377 8660.321 C 12646.034 8642.523 12659.309 8523.585 12717.275 8482.032 C 12756.87 8453.648 12765.581 8455.108 12803.711 8496.519 C 12838.502 8534.302 12842.0625 8550.792 12823.544 8588.372 C 12806.644 8622.665 12807.798 8670.839 12828.137 8780.094 C 12857.056 8935.431 12865.18 9646.387 12839.86 9806.033 L 12825.722 9895.186 L 12980.2295 9923.38 C 13065.208 9938.888 13148.356 9957.251 13165.002 9964.188 C 13191.351 9975.169 13193.685 9935.795 13183.027 9660.108 C 13176.295 9485.928 13160.699 9175.356 13148.371 8969.95 C 13120.524 8506.022 13126.528 8310.893 13168.648 8310.893 C 13186.161 8310.893 13203.114 8337.899 13209.105 8375.343 L 13219.419 8439.793 L 13452.02 8433.957 C 13579.95 8430.748 13688.103 8424.342 13692.356 8419.721 C 13696.611 8415.101 13704.761 8340.469 13710.466 8253.873 C 13718.987 8124.52 13727.538 8094.5234 13758.388 8085.7627 C 13779.04 8079.897 13795.937 8062.24 13795.937 8046.525 C 13795.937 8030.8086 13839.176 7999.8325 13892.024 7977.6895 C 14009.56 7928.4395 14464.884 7919.175 14507.237 7965.171 C 14521.002 7980.119 14557.751 7992.3486 14588.903 7992.3486 C 14656.09 7992.3486 14657.13 8003.4146 14607.61 8191.4634 C 14551.357 8405.092 14547.537 8402.619 14959.866 8419.396 C 15398.202 8437.23 15873.375 8476.612 15939.432 8500.58 C 15969.955 8511.656 15880.083 8514.937 15717.665 8508.677 C 15567.468 8502.888 15217.005 8492.554 14938.859 8485.711 C 14488.466 8474.633 14438.646 8476.797 14483.46 8505.49 C 14511.136 8523.21 14540.801 8532.994 14549.384 8527.233 C 14579.069 8507.309 14641.217 8543.185 14651.581 8586.228 C 14661.15 8625.972 14680.384 8629.457 14891.451 8629.679 C 15017.658 8629.812 15155.055 8636.048 15196.776 8643.538 C 15264.292 8655.656 15272.635 8652.091 15272.635 8611.116 C 15272.635 8564.0 15325.971 8519.594 15382.562 8519.594 C 15399.983 8519.594 15414.236 8534.423 15414.236 8552.547 C 15414.236 8570.671 15422.726 8585.5 15433.102 8585.5 C 15443.477 8585.5 15458.009 8606.175 15465.394 8631.445 C 15475.196 8664.99 15490.296 8674.133 15521.334 8665.317 C 15573.758 8650.43 15616.521 8686.137 15616.521 8744.8 C 15616.521 8784.645 15607.294 8787.573 15520.436 8775.294 C 15467.589 8767.822 15224.084 8760.19 14979.317 8758.334 C 14734.551 8756.478 14557.044 8748.505 14584.858 8740.616 C 14679.225 8713.853 14571.213 8693.554 14468.044 8718.664 C 14416.226 8731.274 14177.808 8746.986 13938.225 8753.578 C 13623.635 8762.232 13494.191 8773.485 13472.277 8794.083 C 13455.59 8809.77 13403.303 8823.007 13356.086 8823.5 C 13308.868 8823.993 13263.354 8829.02 13254.942 8834.67 C 13246.53 8840.321 13239.647 8947.215 13239.647 9072.212 L 13239.647 9299.479 L 13295.227 9306.425 C 13360.11 9314.533 13388.708 9393.897 13355.376 9473.346 C 13338.869 9512.6875 13321.942 9521.146 13274.768 9513.628 C 13216.887 9504.401 13215.187 9506.704 13219.463 9588.526 C 13221.889 9634.956 13225.147 9709.884 13226.703 9755.031 C 13229.135 9825.552 13238.797 9841.377 13295.276 9867.335 C 13389.952 9910.848 13444.13 9981.864 13413.361 10022.126 C 13383.365 10061.378 13386.469 10495.116 13417.04 10536.142 C 13442.404 10570.18 13407.006 10619.701 13373.422 10597.16 C 13336.526 10572.3955 13289.759 10362.131 13276.577 10161.745 C 13269.623 10056.0205 13257.43 9969.5205 13249.482 9969.5205 C 13218.553 9969.5205 13210.235 10185.62 13232.135 10420.209 C 13247.463 10584.4 13248.413 10679.033 13234.996 10705.071 C 13223.945 10726.517 13209.999 10735.379 13204.005 10724.765 z M 12505.093 10152.23 C 12490.49 10145.885 12473.042 10146.664 12466.321 10153.965 C 12459.599 10161.265 12471.547 10166.457 12492.87 10165.502 C 12516.437 10164.448 12521.229 10159.243 12505.093 10152.23 z M 12890.702 10152.688 C 12876.795 10146.594 12854.038 10146.594 12840.131 10152.688 C 12826.223 10158.782 12837.603 10163.769 12865.416 10163.769 C 12893.231 10163.769 12904.609 10158.782 12890.702 10152.688 z M 12036.039 10086.585 C 12036.039 10078.475 12020.974 10053.759 12002.561 10031.663 C 11960.739 9981.477 11905.475 9977.727 11922.616 10026.238 C 11929.37 10045.351 11934.8955 10070.064 11934.8955 10081.16 C 11934.8955 10092.254 11957.652 10101.331 11985.467 10101.331 C 12013.282 10101.331 12036.039 10094.695 12036.039 10086.585 z M 11449.406 9947.551 C 11449.406 9935.469 11422.097 9925.583 11388.72 9925.583 C 11355.343 9925.583 11328.034 9935.469 11328.034 9947.551 C 11328.034 9959.634 11355.343 9969.5205 11388.72 9969.5205 C 11422.097 9969.5205 11449.406 9959.634 11449.406 9947.551 z M 13269.99 9399.633 C 13269.99 9388.265 13260.888 9372.852 13249.763 9365.384 C 13238.637 9357.917 13229.533 9367.22 13229.533 9386.056 C 13229.533 9404.893 13238.637 9420.306 13249.763 9420.306 C 13260.888 9420.306 13269.99 9411.003 13269.99 9399.633 z M 11527.478 9288.494 C 11527.478 9267.724 11521.05 9271.784 11510.092 9299.479 C 11500.53 9323.644 11492.706 9358.244 11492.706 9376.368 C 11492.706 9397.139 11499.134 9393.078 11510.092 9365.384 C 11519.654 9341.219 11527.478 9306.618 11527.478 9288.494 z M 13467.056 8622.855 C 13463.242 8569.385 13471.088 8552.381 13502.621 8545.774 C 13524.872 8541.112 13551.869 8528.218 13562.611 8517.119 C 13574.545 8504.79 13513.559 8497.987 13405.839 8499.633 L 13229.533 8502.324 L 13229.496 8604.326 L 13229.46 8706.327 L 13350.703 8698.893 L 13471.946 8691.459 L 13467.056 8622.855 z M 14008.338 8673.374 C 14015.215 8661.291 14077.197 8651.2705 14146.077 8651.105 C 14336.448 8650.649 14355.459 8640.988 14345.645 8549.6875 L 14337.365 8472.671 L 14142.51 8483.903 C 14035.338 8490.081 13873.093 8495.696 13781.965 8496.381 L 13616.279 8497.625 L 13645.297 8558.039 C 13661.257 8591.267 13674.371 8630.377 13674.44 8644.951 C 13674.523 8662.486 13724.175 8674.014 13821.223 8679.03 C 13901.885 8683.201 13974.172 8688.577 13981.859 8690.978 C 13989.548 8693.379 14001.464 8685.457 14008.338 8673.374 z M 14520.722 8412.637 C 14539.145 8410.66 14543.911 8390.721 14535.859 8349.337 C 14529.395 8316.11 14532.408 8234.552 14542.555 8168.0967 C 14552.703 8101.6416 14554.109 8039.389 14545.68 8029.7563 C 14537.25 8020.1245 14465.388 8012.021 14385.983 8011.748 C 14306.579 8011.476 14236.2705 8001.8633 14229.739 7990.387 C 14212.638 7960.3374 14032.1045 7987.418 13904.862 8039.1206 C 13803.457 8080.3237 13795.937 8088.368 13795.937 8155.625 C 13795.937 8195.36 13790.264 8272.821 13783.329 8327.761 L 13770.724 8427.652 L 14132.276 8421.588 C 14331.13 8418.251 14505.931 8414.224 14520.722 8412.637 z M 14346.158 8361.421 C 14332.809 8346.922 14321.884 8298.198 14321.884 8253.146 C 14321.884 8124.8813 14416.948 8051.6963 14462.772 8144.684 C 14489.689 8199.304 14489.189 8213.333 14460.565 8206.542 C 14447.833 8203.5205 14428.915 8235.65 14418.524 8277.939 C 14394.834 8374.358 14377.008 8394.923 14346.158 8361.421 z M 13914.391 8351.118 C 13881.927 8341.748 13852.986 8226.771 13870.485 8176.6772 C 13875.167 8163.273 13900.963 8139.54 13927.807 8123.937 C 13994.601 8085.1157 14038.682 8126.798 14038.682 8228.778 C 14038.682 8296.151 13994.457 8369.277 13957.769 8362.567 C 13952.205 8361.55 13932.686 8356.397 13914.391 8351.118 z M 14088.831 8316.887 C 14072.065 8244.337 14122.182 8093.3813 14166.084 8084.2007 C 14264.978 8063.519 14290.458 8191.628 14205.008 8279.91 C 14120.094 8367.637 14101.898 8373.428 14088.831 8316.887 z M 13364.55 10723.946 C 13309.435 10664.091 13476.84 10631.459 13795.349 10639.972 C 14025.142 10646.113 14098.572 10665.27 14040.843 10704.018 C 14012.174 10723.259 13381.042 10741.857 13364.55 10723.946 z M 2273.8716 10620.395 C 2254.465 10565.472 2283.3198 10540.703 2366.7102 10540.703 C 2471.334 10540.703 2482.16 10512.052 2396.472 10461.937 C 2307.333 10409.804 2307.6272 10343.139 2397.0535 10330.247 C 2408.1792 10328.644 2436.6326 10320.135 2460.2842 10311.341 C 2501.5 10296.015 2502.8843 10285.167 2493.6228 10050.054 C 2485.5427 9844.922 2477.88 9799.969 2446.8247 9775.524 C 2407.1052 9744.26 2414.4714 9683.929 2458.008 9683.929 C 2498.9695 9683.929 2528.1147 9037.591 2489.066 8995.184 C 2468.4937 8972.842 2100.3157 9013.136 2008.9386 9047.7295 C 1955.7688 9067.858 1946.6364 9081.088 1954.2853 9126.897 C 1962.093 9173.655 1956.6503 9180.83 1917.9639 9174.782 C 1892.9359 9170.869 1861.6519 9142.952 1848.4437 9112.746 C 1786.1738 8970.335 1773.8843 8936.478 1781.7327 8928.949 C 1792.8893 8918.248 2672.5093 8871.266 2892.657 8869.612 C 3141.5342 8867.743 3710.4487 8890.995 3863.636 8909.297 C 3935.9534 8917.9375 4099.8057 8922.721 4227.753 8919.928 C 4355.699 8917.134 4492.2427 8922.877 4531.1836 8932.689 C 4592.732 8948.201 4573.5664 8954.501 4384.5254 8980.902 C 4264.9233 8997.606 4167.356 9016.804 4167.7095 9023.563 C 4168.064 9030.324 4181.7183 9055.045 4198.0527 9078.5 C 4232.0522 9127.316 4237.476 9165.803 4207.524 9145.698 C 4196.398 9138.231 4187.093 9145.062 4186.845 9160.879 C 4186.5977 9176.694 4170.094 9166.623 4150.1714 9138.497 C 4117.117 9091.835 4111.545 9090.502 4086.5107 9123.261 C 4063.2915 9153.645 4063.4873 9158.128 4087.785 9152.431 C 4103.577 9148.728 4116.6104 9162.298 4116.753 9182.593 C 4116.8945 9202.885 4123.513 9226.549 4131.461 9235.181 C 4151.734 9257.197 4127.272 9921.18 4102.99 10007.965 C 4092.0034 10047.233 4074.9028 10079.362 4064.9888 10079.362 C 4055.0752 10079.362 4051.8499 10093.191 4057.8225 10110.094 C 4063.7944 10126.996 4058.9575 10147.351 4047.0735 10155.327 C 4033.7324 10164.281 4025.3281 10146.221 4025.1062 10108.12 C 4024.9084 10074.18 4023.2263 9878.351 4021.3682 9672.944 C 4019.5098 9467.538 4024.8364 9277.235 4033.2048 9250.05 C 4044.577 9213.106 4040.5908 9200.62 4017.4263 9200.62 C 3951.6855 9200.62 3930.786 9088.564 3975.0918 8973.644 C 3988.8777 8937.887 3982.9666 8934.965 3922.0642 8947.432 C 3860.7214 8959.988 3455.6387 8997.916 3344.64 9001.496 C 3311.2178 9002.574 3303.4927 9013.176 3311.599 9046.84 C 3317.418 9071.005 3313.076 9090.777 3301.95 9090.777 C 3272.7673 9090.777 3258.8975 9166.265 3280.41 9208.013 C 3301.4119 9248.768 3308.6914 10115.385 3288.6091 10184.1 C 3281.3206 10209.04 3284.8547 10235.82 3296.4634 10243.611 C 3310.9836 10253.357 3310.5232 10272.077 3294.987 10303.604 C 3276.876 10340.3545 3278.868 10353.357 3305.0466 10369.268 C 3322.9998 10380.178 3337.689 10408.387 3337.689 10431.951 C 3337.689 10468.736 3352.036 10474.797 3439.104 10474.797 L 3540.519 10474.797 L 3507.1501 10392.415 C 3450.8115 10253.324 3418.516 10097.73 3411.1785 9930.041 C 3405.503 9800.326 3411.202 9760.02 3441.0415 9718.821 C 3488.0137 9653.97 3586.5444 9609.29 3645.7842 9625.978 C 3703.9993 9642.377 3835.1582 9765.541 3827.5574 9796.671 C 3824.4026 9809.59 3817.8376 9929.622 3812.968 10063.409 C 3807.0215 10226.789 3795.716 10312.295 3778.5366 10323.826 C 3731.3914 10355.469 3711.9685 10269.668 3708.5388 10014.615 C 3705.3337 9776.296 3702.7996 9762.1875 3660.1187 9745.041 C 3629.6736 9732.81 3599.6355 9737.9375 3567.414 9760.866 C 3526.847 9789.732 3519.7473 9812.8955 3519.7473 9916.389 C 3519.7473 10066.139 3557.8684 10345.217 3582.8904 10378.646 C 3593.0488 10392.218 3595.678 10419.404 3588.7327 10439.06 C 3578.063 10469.256 3592.5066 10474.797 3681.8904 10474.797 C 3773.6272 10474.797 3784.3308 10470.422 3762.4922 10441.845 C 3742.4922 10415.674 3742.4543 10402.159 3762.307 10376.181 C 3795.3508 10332.941 3823.1785 10354.208 3823.1785 10422.7 C 3823.1785 10466.622 3832.0083 10476.424 3866.541 10470.833 C 3897.2761 10465.856 3911.6482 10445.741 3915.8945 10401.752 C 3924.6787 10310.757 3958.362 10275.519 4014.4294 10298.668 C 4051.038 10313.783 4060.3984 10310.524 4058.377 10283.365 C 4056.9644 10264.385 4068.4717 10244.032 4083.9495 10238.135 C 4105.2036 10230.038 4108.893 10241.248 4099.0264 10283.941 C 4091.8413 10315.031 4096.669 10365.985 4109.754 10397.175 C 4133.814 10454.522 4152.613 10463.093 4298.553 10483.243 C 4343.056 10489.388 4413.604 10501.18 4455.3257 10509.449 C 4521.572 10522.578 4531.1836 10519.108 4531.1836 10482.065 C 4531.1836 10458.735 4522.3335 10430.036 4511.5176 10418.29 C 4500.7007 10406.543 4481.301 10319.899 4468.4067 10225.747 C 4441.92 10032.344 4460.922 9947.551 4530.7495 9947.551 C 4569.2935 9947.551 4571.641 9961.348 4571.641 10187.909 C 4571.641 10320.106 4578.4683 10432.557 4586.8125 10437.799 C 4595.1567 10443.042 4620.19 10439.377 4642.4414 10429.655 C 4664.6934 10419.934 4671.5205 10411.285 4657.6133 10410.436 C 4621.8726 10408.253 4626.077 10322.243 4662.6704 10306.993 C 4702.5063 10290.392 4702.5464 10133.243 4662.789 9846.779 C 4618.205 9525.534 4621.844 9327.575 4673.262 9277.04 C 4744.01 9207.508 4756.541 9259.303 4757.625 9625.73 C 4758.341 9867.694 4765.907 9975.144 4783.3374 9990.853 C 4801.2314 10006.981 4814.5444 9997.6 4831.662 9956.8 C 4872.8354 9858.661 4923.838 9896.636 4937.5176 10035.616 L 4949.392 10156.253 L 4952.689 10043.608 C 4954.6914 9975.214 4967.639 9920.461 4985.6494 9904.227 C 5044.099 9851.546 5065.183 9890.483 5069.3896 10058.875 C 5071.633 10148.681 5076.619 10245.873 5080.4707 10274.856 C 5092.672 10366.675 5038.7383 10351.95 4995.0093 10251.524 L 4953.525 10156.253 L 4962.169 10315.525 C 4969.81 10456.3125 4966.693 10474.797 4935.308 10474.797 C 4910.246 10474.797 4895.7 10450.567 4885.854 10392.415 C 4878.182 10347.1045 4862.2754 10260.621 4850.5063 10200.229 C 4830.893 10099.584 4827.5635 10094.959 4810.5894 10144.791 C 4800.404 10174.692 4797.2305 10221.482 4803.5366 10248.769 C 4810.9556 10280.872 4801.702 10312.823 4777.3145 10339.309 C 4745.105 10374.288 4743.54 10386.05 4766.5493 10420.223 C 4786.4287 10449.749 4787.6216 10467.862 4771.1084 10489.472 C 4752.87 10513.338 4773.2314 10518.734 4881.5156 10518.734 C 4954.5386 10518.734 5019.3633 10527.657 5025.5693 10538.563 C 5040.0273 10563.968 4913.21 10612.878 4892.1587 10590.016 C 4883.4624 10580.572 4782.756 10579.731 4668.365 10588.149 C 4169.379 10624.865 3925.2087 10614.433 3957.4531 10557.771 C 3967.0344 10540.936 3877.7266 10538.736 3649.2585 10550.18 C 3472.3323 10559.042 3191.5476 10570.211 3025.2922 10575.0 C 2754.2175 10582.809 2498.4128 10607.8545 2341.4075 10641.958 C 2302.5376 10650.4 2282.1775 10643.9 2273.8716 10620.395 z M 2968.5146 10497.878 L 3115.173 10496.766 L 3115.173 10410.461 C 3115.173 10331.01 3145.791 10270.057 3194.9812 10251.581 C 3207.1763 10247.0 3209.265 10193.318 3200.3997 10112.315 C 3180.2263 9927.992 3182.3462 9266.457 3203.312 9203.36 C 3214.6875 9169.127 3213.5762 9155.93 3200.0806 9164.986 C 3155.59 9194.849 3116.732 9150.0205 3103.397 9053.449 L 3089.68 8954.107 L 2874.853 8969.789 C 2756.6982 8978.414 2656.082 8989.559 2651.2607 8994.553 C 2646.4397 8999.548 2653.2668 9015.333 2666.4326 9029.631 C 2706.645 9073.303 2693.3552 9123.326 2630.8962 9163.395 C 2572.2102 9201.043 2571.5754 9203.524 2582.953 9350.9 C 2598.053 9546.509 2570.1167 10148.613 2546.6707 10132.877 C 2536.6987 10126.183 2528.54 10141.0625 2528.54 10165.94 C 2528.54 10190.818 2537.8684 10211.175 2549.2695 10211.175 C 2560.6707 10211.175 2578.8547 10233.417 2589.6785 10260.604 C 2600.5027 10287.79 2620.6921 10327.299 2634.545 10348.402 C 2654.6858 10379.084 2654.5583 10395.767 2633.908 10431.678 C 2596.7883 10496.229 2614.3438 10510.323 2724.3755 10504.313 C 2777.9902 10501.385 2887.8528 10498.489 2968.5146 10497.878 z M 3012.3435 10437.963 C 3011.4165 10428.016 3006.2214 10395.161 3000.799 10364.954 C 2995.3772 10334.747 2986.248 10216.01 2980.5117 10101.092 C 2970.4448 9899.395 2971.897 9890.024 3022.3994 9830.844 C 3051.173 9797.126 3074.7156 9761.81 3074.7156 9752.363 C 3074.7156 9715.501 3046.1567 9707.177 3015.671 9735.153 C 2998.0793 9751.297 2925.722 9786.875 2854.877 9814.214 C 2739.66 9858.677 2722.824 9860.4 2695.338 9830.55 C 2645.1143 9776.007 2679.1064 9737.088 2812.4573 9696.454 C 2943.6536 9656.476 3072.186 9664.193 3077.7966 9712.385 C 3079.4912 9726.94 3082.0076 9748.735 3083.3887 9760.818 C 3084.7695 9772.901 3091.8682 9793.115 3099.1636 9805.738 C 3106.459 9818.361 3103.5278 9902.391 3092.6501 9992.471 C 3081.7722 10082.551 3075.563 10220.325 3078.851 10298.635 C 3083.9397 10419.814 3079.5583 10442.138 3049.4294 10448.534 C 3029.9595 10452.668 3013.271 10447.911 3012.3435 10437.963 z M 2778.2256 10262.197 C 2740.6804 10192.621 2720.0642 10118.735 2714.3796 10033.387 C 2706.1616 9910.008 2707.369 9906.557 2771.3015 9870.651 C 2819.7449 9843.446 2842.5078 9840.364 2859.412 9858.723 C 2876.316 9877.081 2875.6084 9887.903 2856.6724 9900.612 C 2816.7175 9927.43 2820.3389 10177.638 2861.6733 10246.148 C 2895.693 10302.535 2891.4973 10364.954 2853.6873 10364.954 C 2842.6814 10364.954 2808.7234 10318.713 2778.2256 10262.197 z M 2815.7876 9393.943 C 2784.3096 9359.758 2784.7847 9317.073 2816.7993 9303.044 C 2837.0278 9294.18 2837.0278 9291.616 2816.7993 9290.229 C 2768.014 9286.883 2792.0972 9223.286 2847.142 9210.102 C 2877.7385 9202.772 2911.7927 9194.375 2922.8193 9191.441 C 2983.9512 9175.17 3022.5977 9337.698 2963.4575 9362.345 C 2946.7688 9369.299 2933.1143 9365.414 2933.1143 9353.711 C 2933.1143 9342.007 2919.4602 9332.432 2902.7715 9332.432 C 2885.914 9332.432 2872.428 9351.959 2872.428 9376.368 C 2872.428 9426.165 2851.4507 9432.674 2815.7876 9393.943 z M 4642.4414 10496.766 C 4635.565 10484.684 4621.374 10474.797 4610.9043 10474.797 C 4600.435 10474.797 4591.8696 10484.684 4591.8696 10496.766 C 4591.8696 10508.849 4606.061 10518.734 4623.4067 10518.734 C 4640.752 10518.734 4649.3174 10508.849 4642.4414 10496.766 z M 18602.182 10601.117 C 18623.375 10573.93 18645.705 10546.744 18651.805 10540.703 C 18700.86 10492.112 18754.441 10373.497 18764.95 10290.241 C 18780.045 10170.654 18752.707 10123.3 18668.582 10123.3 C 18594.031 10123.3 18595.56 10106.428 18677.992 10019.47 C 18819.902 9869.773 18822.914 9678.404 18683.81 9650.0625 C 18584.979 9629.928 18395.441 9694.281 18323.514 9772.394 C 18290.037 9808.751 18252.5 9830.502 18235.477 9823.406 C 18204.725 9810.592 18194.297 9703.742 18220.973 9674.774 C 18229.316 9665.713 18236.555 9646.766 18237.06 9632.668 C 18237.566 9618.572 18249.367 9609.662 18263.281 9612.869 C 18277.197 9616.076 18341.816 9603.719 18406.883 9585.408 C 18619.287 9525.635 18769.885 9554.838 18838.87 9669.174 C 18893.229 9759.273 18874.879 9889.5625 18790.156 10015.038 C 18771.387 10042.838 18777.223 10060.85 18820.094 10107.406 C 18878.23 10170.545 18885.8 10230.493 18850.115 10345.2 C 18817.252 10450.838 18657.377 10650.546 18605.676 10650.546 C 18564.156 10650.546 18564.115 10649.944 18602.182 10601.117 z M 11574.824 10602.215 C 11540.784 10565.247 11544.609 10484.386 11582.338 10443.413 C 11619.944 10402.572 11622.648 10402.222 11673.252 10431.633 C 11726.331 10462.483 11723.123 10552.007 11667.421 10594.379 C 11613.37 10635.494 11606.038 10636.114 11574.824 10602.215 z M 2139.1372 10589.148 C 2119.667 10584.896 2103.7368 10562.371 2103.7368 10539.092 C 2103.7368 10493.114 2118.9937 10487.056 2161.3562 10516.212 C 2199.3376 10542.351 2182.216 10598.556 2139.1372 10589.148 z M 13543.738 10585.8 C 13525.952 10554.547 13548.633 10518.734 13586.213 10518.734 C 13603.937 10518.734 13614.089 10534.168 13610.306 10555.358 C 13602.425 10599.481 13562.036 10617.952 13543.738 10585.8 z M 15889.176 10531.827 C 15840.472 10420.36 15864.919 10043.411 15922.131 10023.69 C 15995.092 9998.542 16006.961 10031.228 15989.313 10208.684 C 15980.164 10300.674 15972.194 10424.512 15971.602 10483.879 C 15970.282 10616.146 15934.989 10636.677 15889.176 10531.827 z M 9702.757 10544.465 C 9634.978 10463.129 9679.396 10354.139 9774.365 10368.76 C 9836.148 10378.271 9853.434 10512.579 9798.491 10556.21 C 9751.689 10593.376 9742.584 10592.258 9702.757 10544.465 z M 7769.529 10522.286 C 7720.272 10422.333 7815.782 10322.132 7919.494 10364.954 C 7983.487 10391.377 7983.797 10439.914 7920.413 10508.748 C 7861.544 10572.681 7797.2085 10578.453 7769.529 10522.286 z M 10587.768 10507.275 C 10568.968 10425.925 10618.348 10372.644 10679.567 10408.225 C 10745.827 10446.735 10729.836 10549.336 10656.135 10558.565 C 10611.189 10564.192 10598.769 10554.874 10587.768 10507.275 z M 12535.015 10548.025 C 12509.262 10520.059 12521.707 10435.486 12553.525 10422.226 C 12607.072 10399.911 12637.94 10407.1045 12651.338 10445.021 C 12673.255 10507.048 12576.319 10592.883 12535.015 10548.025 z M 15479.97 10534.969 C 15456.507 10502.655 15456.104 10499.507 15441.601 10236.229 C 15430.047 10026.512 15410.018 9971.826 15326.58 9922.178 C 15298.912 9905.714 15279.845 9909.599 15251.477 9937.48 C 15206.251 9981.928 15151.261 9965.592 15151.261 9907.709 C 15151.261 9794.621 15313.18 9755.256 15394.006 9848.692 C 15420.137 9878.899 15433.103 9904.366 15422.819 9905.285 C 15412.535 9906.204 15435.98 9919.51 15474.922 9934.852 C 15544.299 9962.186 15545.687 9965.133 15543.952 10081.468 C 15537.42 10519.814 15526.283 10598.751 15479.97 10534.969 z M 991.9637 10508.805 C 978.557 10491.262 970.6152 10460.584 974.3152 10440.633 C 978.80786 10416.408 988.85913 10427.004 1004.5716 10472.53 C 1030.7163 10548.282 1028.0327 10556.004 991.9637 10508.805 z M 5193.2383 10353.97 C 5184.655 10245.226 5166.622 10121.652 5153.1665 10079.362 C 5139.7104 10037.073 5127.084 9908.558 5125.1074 9793.771 C 5123.131 9678.985 5115.025 9392.295 5107.0938 9156.683 C 5095.5396 8813.397 5099.378 8672.632 5126.416 8448.095 L 5160.1567 8167.894 L 5109.964 8117.3765 C 5035.1484 8042.0767 5037.1006 8011.874 5117.8164 7995.877 C 5156.7563 7988.1597 5522.7446 7982.3184 5931.122 7982.8975 C 6665.6445 7983.9375 6673.6914 7983.4624 6679.5845 7938.7188 C 6683.7915 7906.7827 6708.0503 7887.4517 6762.127 7872.946 C 6815.0093 7858.7603 6835.356 7842.9067 6827.87 7821.72 C 6821.907 7804.8447 6817.029 7781.7217 6817.029 7770.3345 C 6817.029 7757.9604 6680.7144 7752.0547 6478.1978 7755.6553 L 6139.3667 7761.6787 L 6145.3 7844.0605 C 6152.58 7945.1606 6099.5728 7959.948 6066.554 7866.029 C 6045.755 7806.867 6044.692 7806.526 6015.233 7849.5527 C 5985.15 7893.4897 5985.15 7893.4897 5955.089 7849.5527 C 5938.555 7825.3867 5929.0093 7788.953 5933.8755 7768.5894 C 5938.7417 7748.225 5932.35 7728.0703 5919.673 7723.801 C 5906.995 7719.5317 5752.563 7725.5317 5576.491 7737.134 L 5256.3604 7758.2285 L 5262.946 7858.8115 C 5271.7744 7993.65 5220.091 7997.99 5181.5303 7865.6475 C 5148.3345 7751.7197 5157.981 7719.4106 5238.7275 7674.063 C 5292.077 7644.102 5395.7197 7639.1895 5959.716 7639.8916 C 6321.991 7640.3433 6626.6787 7646.27 6636.799 7653.063 C 6646.919 7659.855 6655.199 7646.5767 6655.199 7623.5547 C 6655.199 7600.532 6668.5996 7552.523 6684.978 7516.8687 C 6709.6626 7463.132 6711.157 7417.026 6693.716 7247.372 C 6671.6216 7032.457 6676.319 6687.35 6702.1343 6628.928 C 6712.7246 6604.961 6702.5034 6586.007 6668.2554 6566.1006 C 6554.1987 6499.8096 6548.306 6363.5293 6648.3555 6105.8755 C 6713.372 5938.4404 6881.356 5784.025 7047.336 5739.121 L 7105.6997 5723.3315 L 7058.704 5792.3643 C 7016.59 5854.225 6958.0776 5893.7173 6988.973 5839.428 C 7008.4824 5805.1465 6979.6445 5813.3486 6905.355 5863.2114 C 6866.068 5889.58 6831.876 5933.789 6824.646 5967.562 C 6817.747 5999.7915 6786.474 6070.6475 6755.15 6125.02 C 6695.8613 6227.934 6660.2075 6421.7354 6691.3726 6471.694 C 6704.5776 6492.862 6726.925 6481.3823 6781.6753 6425.304 C 6840.98 6364.5625 6923.0356 6326.1367 7225.516 6217.4614 C 7548.7764 6101.319 7846.143 6019.1973 7894.139 6032.8115 C 7902.4453 6035.168 8084.98 6012.535 8299.7705 5982.517 C 8774.472 5916.1753 9646.964 5899.772 9706.982 5956.061 C 9725.353 5973.2886 9785.463 5987.8584 9842.069 5988.8047 C 9898.164 5989.742 10073.88 6021.3906 10232.549 6059.134 C 10391.219 6096.8774 10567.298 6131.9814 10623.835 6137.143 C 10680.372 6142.304 10737.462 6156.291 10750.702 6168.223 C 10763.941 6180.1567 10865.121 6215.994 10975.546 6247.8633 C 11085.971 6279.732 11218.888 6329.1855 11270.918 6357.7607 C 11322.947 6386.3354 11401.489 6423.1743 11445.456 6439.625 C 11523.041 6468.654 11526.294 6467.858 11555.902 6412.6123 C 11581.476 6364.8975 11582.595 6335.251 11562.826 6229.3335 C 11537.74 6094.9214 11499.522 6038.843 11389.229 5974.6045 C 11351.5 5952.63 11307.606 5913.347 11291.687 5887.3096 C 11266.073 5845.415 11266.618 5838.3535 11296.417 5825.935 C 11316.932 5817.3857 11347.988 5830.159 11375.881 5858.617 C 11401.065 5884.3115 11432.927 5905.3335 11446.684 5905.3335 C 11477.902 5905.3335 11611.008 6060.4854 11611.139 6097.028 C 11611.192 6111.8394 11629.407 6156.325 11651.618 6195.886 C 11673.827 6235.4473 11692.033 6301.249 11692.075 6342.1123 C 11692.225 6489.249 11550.449 6650.082 11478.088 6584.863 C 11459.728 6568.3145 11412.887 6542.895 11373.996 6528.3755 L 11303.285 6501.9756 L 11310.972 6884.68 C 11315.198 7095.168 11311.873 7267.3853 11303.583 7267.3853 C 11295.292 7267.3853 11275.026 7245.0396 11258.548 7217.7275 C 11220.234 7154.2236 11204.097 6580.7 11239.534 6542.006 C 11272.513 6505.9966 11161.895 6377.307 11114.825 6396.923 C 11083.782 6409.86 11081.279 6452.1006 11088.611 6839.305 C 11093.07 7074.7495 11089.805 7267.3853 11081.3545 7267.3853 C 11032.898 7267.3853 11007.708 7144.8413 10986.5205 6806.046 C 10974.053 6606.6807 10966.142 6424.6567 10968.941 6401.5483 C 10972.681 6370.6797 10956.589 6354.486 10908.288 6340.507 C 10872.129 6330.0425 10842.544 6311.877 10842.544 6300.14 C 10842.544 6288.403 10828.343 6278.8 10810.985 6278.8 C 10783.024 6278.8 10780.887 6328.276 10792.238 6712.679 C 10799.285 6951.312 10812.661 7166.3296 10821.963 7190.4956 C 10831.265 7214.661 10843.783 7251.215 10849.783 7271.726 C 10856.103 7293.335 10897.284 7318.888 10947.703 7332.485 C 10995.562 7345.39 11062.026 7370.534 11095.403 7388.36 C 11128.78 7406.186 11192.501 7426.0913 11237.004 7432.594 C 11281.507 7439.0967 11340.677 7451.015 11368.49 7459.08 C 11396.306 7467.144 11432.717 7474.283 11449.406 7474.944 C 11466.095 7475.6045 11479.749 7495.9033 11479.749 7520.053 C 11479.749 7552.0312 11466.009 7564.1763 11429.178 7564.7524 C 11348.023 7566.023 11225.598 7537.483 11099.033 7487.7905 C 11034.275 7462.364 10888.628 7427.6284 10775.374 7410.5996 C 10662.119 7393.5713 10481.409 7359.671 10373.795 7335.2666 C 10185.75 7292.6216 9694.0205 7258.011 9384.349 7265.6245 C 9257.332 7268.7476 9251.286 7266.5645 9254.423 7218.7134 C 9257.0 7179.38 9271.591 7167.038 9321.894 7161.6426 C 9373.048 7156.156 9386.076 7144.745 9386.076 7105.428 C 9386.076 7078.2964 9398.415 7037.7725 9413.494 7015.3765 C 9452.522 6957.4116 9507.449 6986.9385 9507.449 7065.8823 L 9507.449 7129.3813 L 9684.45 7141.4595 C 9781.801 7148.1025 9862.981 7151.954 9864.851 7150.0186 C 9866.72 7148.0825 9854.79 7092.14 9838.341 7025.701 C 9802.68 6881.6733 9769.324 6240.474 9794.629 6185.433 C 9815.222 6140.6396 9862.024 6134.9844 9885.544 6174.4487 C 9894.544 6189.5522 9902.753 6389.7407 9903.785 6619.3125 C 9906.368 7193.908 9896.375 7158.14 10057.139 7168.2515 C 10129.634 7172.811 10246.291 7192.679 10316.375 7212.401 C 10499.744 7264.004 10747.93 7291.4585 10764.697 7261.9956 C 10772.116 7248.958 10765.358 7224.3594 10749.679 7207.332 C 10732.282 7188.4385 10721.172 7130.7104 10721.172 7059.2104 C 10721.172 6994.7705 10707.31 6806.259 10690.366 6640.2964 C 10673.423 6474.333 10664.574 6321.385 10670.705 6300.411 C 10682.343 6260.588 10634.682 6235.767 10545.41 6235.162 C 10494.49 6234.818 10487.761 6271.174 10469.117 6647.3228 C 10460.072 6829.8135 10463.978 6883.075 10489.506 6925.3877 C 10522.75 6980.488 10504.52 7013.258 10452.649 6991.6406 C 10393.443 6966.967 10377.283 6870.889 10377.283 6543.5376 L 10377.283 6217.192 L 10313.578 6193.0747 C 10179.168 6142.189 10161.379 6154.279 10147.032 6306.26 C 10139.904 6381.777 10123.478 6550.08 10110.529 6680.267 C 10092.519 6861.355 10092.573 6923.037 10110.763 6942.7915 C 10147.545 6982.7373 10138.897 7025.731 10094.081 7025.731 C 10064.164 7025.731 10053.624 7011.086 10053.624 6969.5127 C 10053.624 6937.6294 10044.868 6919.172 10033.3955 6926.8726 C 10010.636 6942.1484 10009.357 6703.517 10030.365 6361.1665 L 10043.51 6146.958 L 9976.437 6146.973 C 9939.546 6146.981 9891.706 6136.7256 9870.124 6124.1816 C 9848.542 6111.638 9773.139 6095.519 9702.56 6088.3613 C 9579.924 6075.925 9573.663 6077.6665 9561.347 6127.644 C 9554.258 6156.4077 9548.334 6206.5435 9548.182 6239.058 C 9548.03 6271.5723 9538.197 6304.6914 9526.332 6312.656 C 9489.489 6337.385 9448.082 6250.5146 9447.364 6146.988 L 9446.681 6048.1294 L 9275.962 6048.1294 L 9105.243 6048.1294 L 9094.433 6146.988 C 9088.486 6201.3604 9078.6875 6374.363 9072.656 6531.438 C 9054.993 6991.503 9036.451 7104.516 8991.573 7025.6553 C 8972.901 6992.8447 8970.234 6143.977 8988.622 6086.5747 C 9003.548 6039.9834 8999.111 6037.1455 8911.353 6037.1455 C 8826.426 6037.1455 8820.04 6040.7803 8838.646 6078.5366 C 8852.41 6106.466 8852.008 6203.5376 8837.41 6376.9883 C 8825.512 6518.3716 8818.929 6722.182 8822.781 6829.901 C 8826.635 6937.6196 8826.912 7025.748 8823.399 7025.7417 C 8819.887 7025.736 8798.605 7015.033 8776.108 7001.9575 C 8747.5625 6985.366 8738.496 6963.797 8746.1 6930.559 C 8752.091 6904.3667 8749.124 6739.5903 8739.508 6564.391 C 8729.892 6389.192 8729.55 6201.3604 8738.749 6146.988 C 8747.948 6092.6157 8753.453 6045.9 8750.982 6043.175 C 8748.512 6040.4507 8701.512 6044.072 8646.537 6051.2227 L 8546.585 6064.225 L 8541.372 6330.784 C 8538.505 6477.392 8529.144 6666.545 8520.57 6751.124 C 8511.432 6841.274 8513.054 6929.7246 8524.491 6964.8887 C 8549.706 7042.4097 8527.383 7065.46 8476.0 7014.96 C 8437.749 6977.365 8435.786 6951.071 8440.476 6539.0923 L 8445.441 6103.018 L 8394.869 6104.5786 C 8287.57 6107.89 8264.53 6132.367 8270.431 6236.7773 C 8273.444 6290.0967 8266.502 6397.979 8255.004 6476.517 C 8243.506 6555.0547 8231.918 6705.814 8229.255 6811.537 C 8225.11 6976.057 8219.436 7003.762 8189.885 7003.762 C 8158.8765 7003.762 8155.164 6968.5005 8153.4546 6657.758 C 8152.407 6467.4546 8160.627 6277.8066 8171.7207 6236.3174 C 8182.814 6194.828 8189.708 6158.513 8187.042 6155.617 C 8184.375 6152.7207 8150.3945 6157.3877 8111.53 6165.988 L 8040.866 6181.6235 L 8024.279 6422.437 C 8015.156 6554.884 7991.4844 6727.508 7971.6753 6806.046 C 7945.3647 6910.362 7940.863 6965.491 7954.969 7010.628 C 7978.8066 7086.8965 7966.4224 7102.822 7909.1553 7069.5376 C 7871.249 7047.5054 7866.639 7030.952 7876.543 6952.4233 C 7882.888 6902.122 7894.026 6722.565 7901.2954 6553.4067 C 7908.565 6384.2485 7922.294 6229.5347 7931.8047 6209.5977 C 7960.1377 6150.202 7902.5654 6144.998 7742.9297 6192.5244 C 7662.028 6216.6104 7559.423 6245.934 7514.9194 6257.688 C 7262.292 6324.412 7162.28 6366.674 7257.0034 6366.674 C 7312.0547 6366.674 7317.5728 6390.5015 7299.72 6551.1504 C 7291.5264 6624.8877 7282.9023 6757.7637 7280.5557 6846.43 C 7277.4453 6963.9243 7268.32 7010.963 7246.905 7019.8877 C 7189.643 7043.751 7178.6387 6974.0063 7191.4956 6668.7417 C 7198.4937 6502.6045 7198.575 6366.674 7191.6777 6366.674 C 7175.726 6366.674 7059.774 6431.4673 7059.774 6440.38 C 7059.774 6444.05 7080.2554 6446.2676 7105.2876 6445.308 C 7130.321 6444.3486 7150.41 6453.4497 7149.9297 6465.532 C 7144.6313 6598.883 7116.3516 6982.048 7108.9893 7020.239 C 7095.697 7089.1875 7046.5283 7082.061 7033.2075 7009.2544 C 7027.128 6976.0273 7027.459 6837.625 7033.944 6701.6943 C 7043.876 6493.495 7041.0654 6454.5483 7016.1104 6454.5483 C 6999.818 6454.5483 6968.841 6471.8657 6947.2725 6493.0312 C 6925.705 6514.1963 6881.731 6541.3823 6849.552 6553.4443 L 6791.046 6575.3755 L 6783.7603 6871.951 C 6779.754 7035.068 6772.6987 7230.3135 6768.083 7305.8306 L 6759.6904 7443.134 L 6816.1597 7443.134 C 6847.2173 7443.134 6911.3657 7428.2915 6958.7114 7410.15 C 7038.7114 7379.4966 7507.851 7275.196 7944.6885 7190.944 C 8055.9307 7169.4893 8307.485 7149.589 8565.505 7141.831 C 8943.129 7130.4785 9005.715 7133.3555 9048.853 7164.052 C 9094.781 7196.7334 9100.793 7196.453 9130.984 7160.222 C 9158.207 7127.5547 9163.606 7060.033 9163.837 6749.394 C 9164.159 6315.9185 9170.713 6271.755 9231.812 6291.386 C 9255.465 6298.9863 9285.485 6319.8667 9298.521 6337.7876 C 9335.752 6388.9644 9448.865 6447.36 9544.895 6464.9795 C 9608.555 6476.66 9626.6045 6487.7114 9610.532 6505.166 C 9598.34 6518.4077 9588.363 6596.2373 9588.363 6678.121 C 9588.363 6812.6846 9593.227 6830.4614 9638.936 6862.987 C 9666.75 6882.779 9689.508 6912.6646 9689.508 6929.399 C 9689.508 6946.1333 9687.232 6959.817 9684.45 6959.8076 C 9621.094 6959.582 9357.988 6878.5703 9305.531 6843.1357 L 9234.36 6795.0615 L 9289.989 6788.11 C 9354.745 6780.0176 9359.032 6767.025 9310.219 6726.7837 C 9277.683 6699.961 9277.576 6697.543 9308.901 6696.901 C 9369.4 6695.661 9446.763 6738.112 9446.763 6772.549 C 9446.763 6791.3994 9464.452 6806.046 9487.22 6806.046 C 9548.112 6806.046 9535.818 6754.779 9466.991 6721.6924 C 9401.539 6690.2285 9386.131 6652.2656 9438.8125 6652.2656 C 9460.471 6652.2656 9467.122 6640.385 9458.74 6616.6646 C 9449.049 6589.2363 9455.579 6583.7393 9487.185 6592.715 C 9513.824 6600.281 9535.003 6590.5747 9547.591 6565.03 C 9563.587 6532.571 9557.353 6523.4087 9511.926 6512.6187 C 9481.649 6505.4272 9438.533 6493.816 9416.111 6486.8164 C 9380.3 6475.636 9375.384 6484.248 9375.654 6557.6855 C 9375.955 6639.3794 9374.226 6641.334 9299.635 6643.6216 C 9257.654 6644.9087 9218.073 6651.647 9211.675 6658.5957 C 9200.475 6670.7593 9197.559 7531.486 9208.679 7543.2295 C 9211.678 7546.398 9437.153 7555.049 9709.736 7562.4556 C 10302.73 7578.5664 10482.965 7593.1357 10465.651 7623.5605 C 10458.701 7635.772 10465.561 7654.8325 10480.893 7665.9165 C 10499.057 7679.048 10462.957 7684.973 10377.283 7682.9214 C 10097.479 7676.222 10094.081 7677.0425 10094.081 7751.384 C 10094.081 7792.179 10081.536 7823.2075 10061.697 7831.475 C 10023.852 7847.246 9993.6875 7804.3867 9993.248 7734.2173 C 9993.077 7707.0317 9983.112 7684.788 9971.102 7684.788 C 9957.522 7684.788 9954.146 7708.918 9962.172 7748.603 C 9976.226 7818.0923 9943.671 7859.7573 9906.696 7819.602 C 9890.808 7802.347 9876.589 7802.956 9855.698 7821.7856 C 9832.678 7842.5337 9820.949 7839.3086 9798.576 7806.079 C 9783.091 7783.0815 9770.422 7747.646 9770.422 7727.335 C 9770.422 7701.178 9746.59 7686.265 9688.733 7676.218 C 9643.805 7668.4155 9601.867 7647.38 9595.539 7629.4727 C 9589.212 7611.566 9575.369 7596.914 9564.776 7596.914 C 9554.185 7596.914 9551.145 7606.7993 9558.0205 7618.883 C 9565.994 7632.8936 9505.98 7640.838 9392.327 7640.8154 L 9214.133 7640.78 L 9214.133 7743.1704 C 9214.133 7882.036 9171.54 7893.569 9139.479 7763.385 L 9114.712 7662.82 L 8931.792 7664.4478 C 8684.825 7666.6465 8564.681 7688.572 8574.285 7729.6895 C 8597.693 7829.893 8559.969 7852.0444 8440.384 7808.314 C 8406.024 7795.7495 8394.869 7800.109 8394.869 7826.104 C 8394.869 7845.0425 8386.416 7860.5366 8376.086 7860.5366 C 8337.64 7860.5366 8293.726 7789.4185 8293.726 7727.1562 L 8293.726 7662.82 L 8013.631 7662.82 C 7812.211 7662.82 7717.039 7654.0283 7674.8 7631.521 C 7637.428 7611.608 7582.953 7604.4307 7525.0337 7611.7896 L 7434.005 7623.3555 L 7441.0176 7718.866 L 7448.0303 7814.3765 L 7380.3315 7809.472 C 7287.073 7802.7153 7262.0605 7780.7188 7262.0605 7705.4604 L 7262.0605 7640.851 L 7135.631 7641.1504 C 6954.1587 7641.5815 6923.9067 7654.484 6912.7593 7736.2036 C 6907.552 7774.3804 6907.391 7817.3438 6912.4023 7831.679 C 6919.005 7850.566 7032.563 7857.8413 7324.798 7858.0996 C 7546.6045 7858.294 7736.362 7864.0117 7746.482 7870.8037 C 7781.8105 7894.516 9737.019 7915.91 9771.214 7892.9585 C 9777.724 7888.589 9928.132 7893.6997 10105.453 7904.3154 C 10828.168 7947.583 11333.844 7961.4194 11421.667 7940.331 C 11445.352 7934.6445 11488.436 7943.3486 11517.411 7959.6743 C 11548.212 7977.028 11574.933 7980.8535 11581.744 7968.8843 C 11602.201 7932.9365 11670.712 7946.9023 11696.845 7992.3486 C 11710.741 8016.5137 11738.127 8036.2856 11757.703 8036.2856 C 11777.278 8036.2856 11793.294 8044.0234 11793.294 8053.48 C 11793.294 8071.111 12049.003 8065.057 12133.911 8045.416 C 12172.605 8036.466 12176.783 8028.6816 12156.874 8002.629 C 12143.487 7985.113 12136.557 7941.0337 12141.47 7904.6753 L 12150.404 7838.5684 L 11913.64 7838.5684 C 11727.86 7838.5684 11671.453 7831.4727 11651.693 7805.6157 C 11613.67 7755.8594 11593.884 7765.4536 11575.484 7842.566 C 11552.837 7937.4834 11518.837 7943.4536 11499.536 7855.9023 C 11473.276 7736.7812 11473.315 7697.729 11499.733 7656.647 C 11522.797 7620.7827 11527.027 7623.118 11550.504 7684.6685 C 11571.01 7738.433 11584.491 7748.928 11618.145 7737.3286 C 11675.512 7717.555 12854.934 7719.2363 13064.472 7739.3906 L 13233.184 7755.618 L 13219.518 7903.4053 C 13205.991 8049.6816 13206.504 8051.7886 13269.667 8109.509 C 13340.627 8174.3535 13341.738 8260.744 13271.3545 8240.756 C 13250.628 8234.869 13214.626 8241.121 13191.351 8254.649 C 13158.33 8273.841 13138.51 8271.76 13101.152 8245.176 C 13043.421 8204.096 12945.874 8199.977 12251.852 8209.308 C 11733.132 8216.283 11728.961 8215.973 11680.737 8166.772 C 11654.02 8139.513 11626.838 8099.002 11620.334 8076.748 C 11608.914 8037.6694 11510.092 8016.424 11510.092 8053.0464 C 11510.092 8070.3184 11476.3 8069.9834 10741.4 8045.4062 C 10161.091 8025.9995 10042.378 8024.2676 9780.536 8031.39 C 9658.152 8034.719 9221.212 8032.849 8809.558 8027.235 C 7715.3394 8012.31 6938.1904 8008.3955 6857.4863 8017.401 C 6802.98 8023.483 6785.2427 8036.3096 6780.414 8073.135 C 6776.965 8099.444 6761.0347 8132.783 6745.0137 8147.2227 C 6721.432 8168.478 6715.826 8165.6436 6715.5757 8132.3413 C 6715.351 8102.548 6710.706 8099.0127 6698.7256 8119.5186 C 6686.2593 8140.8584 6668.5737 8142.211 6626.9185 8125.0107 C 6567.5527 8100.5 5878.111 8098.42 5481.933 8121.558 L 5249.303 8135.144 L 5249.303 8426.246 C 5249.303 8644.493 5242.9746 8717.344 5224.017 8717.33 C 5204.827 8717.315 5198.154 8811.322 5196.336 9107.254 C 5195.018 9321.722 5195.5806 9506.442 5197.5845 9517.742 C 5199.5894 9529.042 5206.4155 9618.016 5212.754 9715.459 L 5224.279 9892.631 L 5388.5063 9889.443 C 5581.1924 9885.705 5663.9917 9914.479 5663.9917 9985.178 C 5663.9917 10021.732 5655.51 10030.512 5630.33 10020.019 C 5607.137 10010.354 5601.3877 10014.283 5611.8433 10032.655 C 5645.6714 10092.099 5586.6055 10114.32 5402.654 10111.358 L 5220.303 10108.422 L 5214.574 10330.055 L 5208.8457 10551.6875 L 5193.2383 10353.97 z M 13125.608 7960.7905 C 13122.988 7905.8267 13114.73 7850.114 13107.259 7836.9834 C 13090.161 7806.939 12597.099 7802.657 12511.413 7831.8086 C 12464.505 7847.7676 12449.383 7867.088 12444.801 7916.9097 C 12434.824 8025.3994 12424.028 8044.949 12390.688 8014.8994 C 12374.619 8000.4165 12352.703 7994.451 12341.986 8001.643 C 12311.958 8021.7983 12258.555 7951.567 12258.555 7891.921 C 12258.555 7862.5767 12247.176 7838.599 12233.27 7838.636 C 12216.601 7838.681 12207.983 7874.2427 12207.983 7942.987 L 12207.983 8047.27 L 12669.178 8053.997 L 13130.372 8060.7236 L 13125.608 7960.7905 z M 6817.029 7607.8984 C 6827.6035 7577.691 6846.1216 7552.977 6858.179 7552.977 C 6870.238 7552.977 6874.5923 7543.293 6867.8564 7531.4585 C 6850.5967 7501.1274 6784.349 7549.9175 6758.216 7612.207 C 6741.1743 7652.827 6742.9854 7662.82 6767.3916 7662.82 C 6784.117 7662.82 6806.4536 7638.105 6817.029 7607.8984 z M 8519.537 7572.856 C 8578.916 7563.687 8746.126 7555.463 8891.114 7554.5806 L 9154.7295 7552.977 L 9154.088 7399.28 L 9153.446 7245.582 L 9084.622 7231.443 C 8874.408 7188.2554 7621.81 7317.6685 7292.4043 7416.6074 C 7025.2686 7496.843 6985.0664 7519.2603 7105.2876 7520.946 C 7305.243 7523.75 8085.0156 7555.653 8226.478 7566.8174 C 8367.412 7577.9404 8390.305 7585.189 8381.341 7615.8525 C 8372.752 7645.2393 8374.559 7646.1245 8391.199 7620.682 C 8402.406 7603.547 8460.157 7582.0254 8519.537 7572.856 z M 9305.161 6564.391 C 9305.161 6552.3086 9291.507 6542.4224 9274.818 6542.4224 C 9238.17 6542.4224 9234.201 6500.433 9269.762 6488.9194 C 9378.465 6453.722 9378.506 6453.65 9309.9 6417.5664 C 9273.917 6398.6396 9243.336 6372.032 9241.943 6358.438 C 9240.551 6344.8433 9232.715 6378.2075 9224.528 6432.5796 C 9216.343 6486.9517 9213.905 6543.7954 9219.11 6558.8994 C 9230.322 6591.429 9305.161 6596.206 9305.161 6564.391 z M 5846.3423 10492.045 C 5823.3843 10465.283 5809.3755 10429.874 5815.211 10413.358 C 5821.047 10396.842 5825.8213 10374.919 5825.8213 10364.638 C 5825.8213 10332.064 5899.385 10319.069 5954.6367 10341.883 C 6022.4346 10369.877 6026.8633 10457.865 5962.922 10506.505 C 5904.4663 10550.97 5895.9893 10549.918 5846.3423 10492.045 z M 6817.7593 10487.263 C 6783.523 10417.791 6801.881 10369.921 6869.865 10351.39 C 6978.1265 10321.881 7042.9517 10438.94 6955.28 10505.628 C 6890.452 10554.941 6848.34 10549.317 6817.7593 10487.263 z M 8753.695 10515.956 C 8683.647 10473.383 8725.111 10364.954 8811.439 10364.954 C 8857.524 10364.954 8880.358 10402.722 8880.358 10478.944 C 8880.358 10511.4795 8871.279 10519.652 8846.576 10509.356 C 8827.995 10501.613 8807.407 10504.738 8800.827 10516.303 C 8793.2295 10529.653 8776.024 10529.526 8753.695 10515.956 z M 8502.286 10487.286 C 8475.951 10454.709 8487.549 10430.859 8529.728 10430.859 C 8544.562 10430.859 8556.698 10450.632 8556.698 10474.797 C 8556.698 10525.414 8536.799 10529.981 8502.286 10487.286 z M 13887.785 10392.415 C 13880.489 10322.939 13871.786 10203.017 13868.445 10125.921 C 13864.166 10027.142 13853.088 9980.103 13830.935 9966.639 C 13793.06 9943.619 13776.489 10026.417 13769.9 10271.588 C 13766.36 10403.348 13759.831 10430.859 13732.105 10430.859 C 13697.177 10430.859 13682.811 10361.411 13663.945 10101.331 C 13659.125 10034.876 13649.831 9960.148 13643.294 9935.27 C 13634.322 9901.118 13644.365 9883.623 13684.282 9863.871 C 13773.105 9819.919 13822.389 9833.391 13903.025 9923.663 L 13979.77 10009.579 L 13975.886 10264.156 C 13972.432 10490.563 13968.076 10518.734 13936.527 10518.734 C 13908.365 10518.734 13898.319 10492.695 13887.785 10392.415 z M 15239.158 10484.834 C 15232.569 10466.188 15232.463 10445.196 15238.919 10438.183 C 15259.331 10416.016 15313.092 10450.016 15313.092 10485.092 C 15313.092 10528.941 15254.671 10528.739 15239.158 10484.834 z M 7464.3477 10450.998 C 7464.3477 10397.46 7511.618 10405.027 7521.46 10460.141 C 7525.3315 10481.819 7515.0117 10496.766 7496.174 10496.766 C 7477.4097 10496.766 7464.3477 10477.982 7464.3477 10450.998 z M 13535.787 10433.1455 C 13517.078 10420.322 13510.647 10381.77 13515.704 10312.7295 C 13519.794 10256.873 13515.814 10211.175 13506.859 10211.175 C 13497.903 10211.175 13493.286 10149.388 13496.599 10073.871 C 13506.179 9855.47 13547.0 9905.624 13581.533 10178.221 C 13586.124 10214.47 13595.846 10273.784 13603.137 10310.033 C 13618.918 10388.505 13578.485 10462.412 13535.787 10433.1455 z M 15697.4375 10418.579 C 15697.4375 10399.742 15706.54 10390.44 15717.665 10397.907 C 15728.792 10405.374 15737.8955 10420.787 15737.8955 10432.156 C 15737.8955 10443.526 15728.792 10452.829 15717.665 10452.829 C 15706.54 10452.829 15697.4375 10437.416 15697.4375 10418.579 z M 2043.0507 10388.527 C 2043.0507 10338.676 2060.4656 10321.224 2095.6 10335.865 C 2137.4707 10353.314 2130.0493 10402.039 2083.508 10415.257 C 2054.5 10423.495 2043.0507 10415.931 2043.0507 10388.527 z M 15029.89 10410.188 C 15029.89 10398.819 15038.992 10383.405 15050.117 10375.938 C 15061.244 10368.471 15070.347 10377.773 15070.347 10396.61 C 15070.347 10415.448 15061.244 10430.859 15050.117 10430.859 C 15038.992 10430.859 15029.89 10421.558 15029.89 10410.188 z M 4300.868 10390.99 C 4295.2646 10381.145 4279.3374 10287.885 4265.4727 10183.746 C 4237.395 9972.848 4257.2915 9871.75 4324.0615 9886.052 C 4354.5674 9892.586 4359.2393 9921.718 4359.2393 10105.411 C 4359.2393 10221.915 4365.9873 10324.592 4374.2354 10333.582 C 4390.4365 10351.241 4354.747 10408.892 4327.6133 10408.892 C 4318.5063 10408.892 4306.471 10400.836 4300.868 10390.99 z M 15226.132 10395.005 C 15218.331 10386.532 15211.948 10323.028 15211.948 10253.884 C 15211.948 10163.979 15222.683 10113.769 15249.637 10077.622 C 15287.101 10027.376 15287.456 10027.342 15309.425 10071.924 C 15341.9 10137.823 15312.595 10395.331 15271.647 10403.874 C 15254.417 10407.469 15233.936 10403.478 15226.132 10395.005 z M 2331.31 10305.456 C 2304.6711 10294.849 2293.7517 9876.033 2318.3027 9806.552 C 2334.244 9761.437 2404.8428 9761.63 2420.815 9806.833 C 2435.081 9847.207 2390.7473 10281.1875 2370.2522 10301.795 C 2362.7412 10309.347 2345.2173 10310.994 2331.31 10305.456 z M 5249.5317 10233.924 C 5241.811 10207.508 5241.631 10179.226 5249.1304 10171.073 C 5256.6304 10162.923 5505.516 10149.235 5802.21 10140.658 C 6307.2524 10126.058 6493.984 10137.924 6493.0596 10184.561 C 6492.005 10237.791 6439.1494 10246.646 6098.909 10250.594 C 5898.645 10252.918 5628.767 10260.925 5499.18 10268.387 C 5269.4126 10281.617 5263.22 10280.763 5249.5317 10233.924 z M 6412.4546 10200.19 C 6412.4546 10182.066 6408.877 10167.237 6404.5044 10167.237 C 6400.132 10167.237 6391.3145 10182.066 6384.91 10200.19 C 6378.5063 10218.313 6382.0845 10233.143 6392.8604 10233.143 C 6403.637 10233.143 6412.4546 10218.313 6412.4546 10200.19 z M 6521.285 10223.21 C 6501.695 10167.769 6533.509 10141.726 6601.496 10157.551 C 6689.9507 10178.138 6701.181 10188.459 6673.9336 10224.114 C 6642.8564 10264.78 6535.75 10264.146 6521.285 10223.21 z M 8369.583 10152.301 C 8350.113 10146.661 8334.183 10131.732 8334.183 10119.127 C 8334.183 10105.554 8315.622 10102.332 8288.668 10111.226 C 8199.753 10140.566 7753.3667 10151.294 7738.0947 10124.457 C 7727.3306 10105.544 7716.7437 10105.485 7695.95 10124.227 C 7677.9053 10140.491 7623.6333 10144.607 7540.978 10135.981 C 7346.7275 10115.71 7307.6743 10115.567 7095.815 10134.363 C 6961.146 10146.31 6890.846 10144.251 6872.62 10127.824 C 6855.6704 10112.548 6835.2495 10111.239 6816.3506 10124.22 C 6768.5845 10157.029 6695.4673 10148.325 6681.268 10108.142 C 6674.0527 10087.721 6676.6143 10067.788 6686.96 10063.847 C 6745.9526 10041.371 6757.4146 10019.379 6738.418 9965.116 C 6721.512 9916.826 6726.874 9903.054 6778.8237 9861.342 C 6826.7754 9822.841 6837.5674 9799.257 6832.9326 9743.097 C 6823.367 9627.186 6859.4766 9179.908 6879.4854 9166.479 C 6889.7188 9159.61 6892.9834 9131.883 6886.7383 9104.862 C 6880.4937 9077.842 6867.4707 8927.6875 6857.7983 8771.188 C 6848.1255 8614.687 6831.838 8439.331 6821.6035 8381.509 C 6809.5605 8313.465 6810.083 8271.617 6823.086 8262.89 C 6859.748 8238.283 7147.3184 8258.566 7202.695 8289.666 C 7260.497 8322.127 7297.0903 8387.783 7257.3804 8387.783 C 7239.699 8387.783 7239.86 8394.429 7258.015 8414.1455 C 7289.749 8448.609 7289.151 8518.11 7257.0034 8531.524 C 7238.074 8539.422 7230.584 8659.376 7227.206 9008.651 C 7224.7256 9265.268 7215.013 9547.649 7205.623 9636.166 C 7192.505 9759.833 7195.067 9810.709 7216.6875 9855.852 C 7232.162 9888.162 7241.282 9940.993 7236.9546 9973.254 L 7229.086 10031.908 L 7471.631 10024.613 C 7708.1724 10017.499 7714.3447 10016.048 7720.9844 9965.959 C 7732.6753 9877.76 7743.4854 9863.055 7801.9844 9855.769 L 7858.8076 9848.692 L 7858.4966 9596.055 C 7858.3257 9457.104 7854.243 9219.842 7849.426 9068.808 C 7844.607 8917.774 7845.8657 8732.415 7852.222 8656.897 C 7860.8003 8554.984 7857.259 8519.594 7838.4844 8519.594 C 7794.2896 8519.594 7773.1094 8467.257 7782.921 8382.291 C 7792.9907 8295.087 7831.0566 8276.3545 7907.687 8320.893 C 7941.3325 8340.449 7943.6533 8393.559 7941.7573 9100.778 L 7939.7227 9859.68 L 8005.4663 9859.679 C 8081.6084 9859.677 8072.778 9928.472 8083.0117 9255.542 C 8086.503 9025.97 8091.12 8756.813 8093.2715 8657.416 C 8095.434 8557.554 8087.731 8464.175 8076.056 8448.714 C 8064.4355 8433.326 8051.764 8396.0205 8047.8975 8365.814 C 8042.305 8322.128 8050.5977 8309.397 8088.4385 8303.579 C 8158.103 8292.871 8233.039 8318.253 8233.039 8352.559 C 8233.039 8368.973 8246.693 8394.709 8263.383 8409.751 C 8302.195 8444.733 8302.623 8497.625 8264.094 8497.625 C 8202.564 8497.625 8190.6763 8582.981 8193.918 9001.464 C 8195.687 9229.735 8192.233 9425.113 8186.245 9435.638 C 8180.256 9446.161 8172.9355 9545.871 8169.978 9657.216 C 8165.3145 9832.801 8169.5576 9863.598 8201.956 9889.325 C 8229.987 9911.586 8236.238 9935.671 8227.002 9985.826 C 8216.237 10044.28 8220.979 10053.969 8264.806 10063.066 C 8292.369 10068.789 8318.916 10066.448 8323.801 10057.864 C 8328.687 10049.281 8384.894 10040.405 8448.708 10038.14 C 8512.521 10035.876 8565.869 10031.867 8567.258 10029.232 C 8568.645 10026.597 8560.011 9886.039 8548.068 9716.882 C 8532.456 9495.725 8519.253 9409.938 8501.069 9411.518 C 8487.162 9412.727 8466.681 9415.197 8455.555 9417.011 C 8444.335 9418.838 8434.808 9491.23 8434.161 9579.578 C 8432.47 9810.645 8412.227 9912.482 8366.068 9922.136 C 8329.732 9929.735 8328.401 9917.358 8340.096 9680.718 C 8348.115 9518.431 8363.888 9406.347 8385.241 9359.893 C 8416.663 9291.537 8455.555 9264.195 8455.555 9310.463 C 8455.555 9322.545 8481.453 9332.432 8513.106 9332.432 C 8545.956 9332.432 8587.196 9352.3 8609.192 9378.726 C 8642.808 9419.108 8647.729 9460.483 8647.729 9702.762 C 8647.729 9900.162 8640.341 9986.859 8622.191 10002.473 C 8603.554 10018.506 8613.567 10025.725 8659.255 10029.191 C 8721.151 10033.887 8721.706 10032.995 8708.727 9949.558 C 8696.628 9871.79 8699.742 9864.047 8748.451 9850.7705 C 8777.5205 9842.848 8809.282 9841.72 8819.034 9848.265 C 8829.095 9855.018 8829.529 9829.177 8820.038 9788.522 C 8810.84 9749.12 8806.228 9593.309 8809.79 9442.274 C 8827.782 8679.339 8824.409 8497.765 8791.225 8442.763 C 8773.493 8413.374 8758.986 8378.851 8758.986 8366.043 C 8758.986 8333.58 8857.723 8296.118 8902.556 8311.571 C 8950.857 8328.221 8975.931 8462.959 8939.579 8510.527 C 8920.035 8536.103 8912.507 8666.944 8910.207 9021.056 C 8908.506 9282.933 8902.393 9576.282 8896.622 9672.944 C 8889.925 9785.121 8894.232 9859.8955 8908.529 9879.664 C 8920.85 9896.697 8930.931 9936.241 8930.931 9967.538 C 8930.931 10023.405 8933.835 10024.56 9090.42 10030.911 L 9249.91 10037.38 L 9240.354 9749.976 C 9233.901 9555.898 9222.345 9453.924 9204.765 9435.945 C 9184.355 9415.072 9176.729 9415.254 9169.461 9436.782 C 9164.361 9451.886 9147.636 9464.242 9132.293 9464.242 C 9110.329 9464.242 9106.85 9493.443 9115.929 9601.546 C 9128.693 9753.533 9105.651 9884.302 9063.409 9899.593 C 9040.964 9907.719 9038.219 9871.701 9048.452 9703.37 C 9064.159 9445.025 9072.025 9416.743 9139.961 9374.4 C 9189.973 9343.2295 9200.972 9343.255 9258.995 9374.688 C 9338.507 9417.761 9353.055 9491.984 9342.824 9802.375 L 9335.505 10024.44 L 9391.134 10031.393 C 9442.617 10037.826 9446.763 10032.507 9446.763 9959.995 C 9446.763 9916.903 9455.865 9880.41 9466.991 9878.899 C 9478.117 9877.389 9496.655 9874.918 9508.187 9873.407 C 9542.376 9868.93 9566.547 9809.738 9549.193 9772.986 C 9540.329 9754.211 9521.846 9658.689 9508.12 9560.716 C 9488.869 9423.3 9488.546 9354.427 9506.709 9259.412 C 9531.756 9128.389 9528.426 8519.632 9502.663 8519.608 C 9479.804 8519.587 9423.934 8360.923 9435.379 8328.53 C 9450.33 8286.218 9576.667 8293.197 9613.179 8338.354 C 9666.316 8404.071 9676.381 8474.658 9639.008 8519.506 C 9609.685 8554.696 9605.6045 8611.739 9608.878 8940.827 C 9610.96 9150.168 9606.186 9358.655 9598.268 9404.132 C 9588.924 9457.802 9592.408 9497.986 9608.197 9518.647 C 9623.727 9538.969 9630.098 9607.487 9625.816 9708.134 C 9619.584 9854.614 9622.321 9867.08 9664.423 9883.994 C 9717.494 9905.315 9722.025 9940.328 9678.4795 9992.585 C 9649.406 10027.473 9656.145 10031.132 9774.881 10044.941 C 9845.093 10053.107 9920.603 10051.835 9942.682 10042.115 C 9988.115 10022.111 9998.041 9925.171 9957.538 9897.031 C 9940.515 9885.203 9932.252 9817.566 9932.252 9690.059 C 9932.252 9547.369 9924.28 9491.089 9899.928 9461.864 C 9863.107 9417.68 9877.348 9376.368 9929.399 9376.368 C 9948.77 9376.368 9975.39 9364.67 9988.555 9350.373 C 10001.721 9336.074 10019.471 9331.957 10028.001 9341.222 C 10036.53 9350.487 10042.904 9510.473 10042.163 9696.747 L 10040.816 10035.426 L 10107.906 10035.426 C 10182.212 10035.426 10185.023 10030.915 10152.207 9964.322 C 10133.782 9926.934 10136.014 9912.838 10163.86 9890.725 C 10201.943 9860.482 10202.606 9831.764 10183.882 9024.872 C 10176.477 8705.723 10166.097 8578.277 10143.177 8525.086 C 10126.257 8485.817 10104.711 8453.688 10095.297 8453.688 C 10065.387 8453.688 10052.027 8383.39 10075.98 8352.046 C 10105.649 8313.222 10214.733 8314.358 10262.901 8353.994 C 10296.531 8381.665 10298.655 8403.941 10284.308 8578.473 C 10275.547 8685.041 10269.923 8778.988 10271.811 8787.245 C 10273.697 8795.501 10280.71 8938.847 10287.394 9105.789 C 10294.077 9272.732 10308.696 9435.61 10319.88 9467.742 C 10333.098 9505.716 10333.356 9540.314 10320.62 9566.601 C 10309.844 9588.842 10294.625 9658.532 10286.8 9721.469 C 10271.187 9847.049 10264.236 9839.726 10424.588 9866.653 C 10480.72 9876.079 10481.69 9874.51 10467.943 9796.588 C 10460.209 9752.75 10450.19 9583.422 10445.679 9420.306 C 10435.448 9050.404 10404.06 8531.933 10386.147 8437.011 C 10366.792 8334.4375 10399.898 8298.281 10483.873 8330.28 C 10587.993 8369.958 10599.8 8385.156 10599.8 8479.516 C 10599.8 8559.825 10595.505 8567.437 10556.445 8556.344 C 10513.699 8544.203 10513.318 8546.711 10529.323 8735.021 C 10542.158 8886.055 10560.725 9536.08 10560.016 9809.634 C 10559.946 9836.499 10578.577 9869.311 10601.45 9882.605 C 10640.264 9905.164 10640.914 9910.237 10611.291 9959.336 C 10565.165 10035.788 10571.866 10057.395 10641.702 10057.395 C 10696.93 10057.395 10700.462 10061.056 10673.49 10090.347 C 10639.207 10127.579 10611.161 10134.686 10630.143 10101.331 C 10637.179 10088.967 10620.96 10079.362 10593.044 10079.362 C 10565.763 10079.362 10538.527 10093.2705 10532.521 10110.269 C 10523.327 10136.291 10363.969 10140.853 9523.979 10139.135 C 8975.286 10138.013 8499.047 10142.823 8465.67 10149.825 C 8432.292 10156.825 8389.053 10157.94 8369.583 10152.301 z M 7124.245 9755.326 C 7110.631 9674.634 7109.5786 9521.375 7118.123 8862.971 C 7120.454 8683.305 7117.3823 8530.897 7111.296 8524.289 C 7105.2104 8517.679 7100.231 8474.376 7100.231 8428.059 C 7100.231 8381.741 7091.872 8343.846 7081.6562 8343.846 C 7035.042 8343.846 6999.087 8374.196 6999.087 8413.546 C 6999.087 8437.213 6990.82 8473.3545 6980.7144 8493.86 C 6969.9644 8515.675 6968.5527 8745.222 6977.313 9047.122 C 6985.6655 9334.986 6984.5015 9574.259 6974.6787 9588.34 C 6964.995 9602.221 6959.698 9663.966 6962.9087 9725.55 L 6968.744 9837.5205 L 7053.445 9837.614 L 7138.145 9837.709 L 7124.245 9755.326 z M 18185.57 10090.347 C 18185.57 10072.223 18199.227 10057.395 18215.914 10057.395 C 18232.602 10057.395 18246.258 10072.223 18246.258 10090.347 C 18246.258 10108.472 18232.602 10123.3 18215.914 10123.3 C 18199.227 10123.3 18185.57 10108.472 18185.57 10090.347 z M 5848.819 10059.718 C 5825.538 10043.699 5825.538 10038.89 5848.819 10028.835 C 5863.985 10022.285 5850.602 10016.1455 5819.0786 10015.191 C 5782.5317 10014.085 5764.923 10003.506 5770.4814 9985.997 C 5775.3003 9970.816 5805.455 9960.728 5837.9106 9963.437 C 5870.2017 9966.132 5930.7583 9969.951 5972.48 9971.925 C 6049.586 9975.57 6068.2905 10004.97 6024.063 10053.001 C 5996.0186 10083.457 5889.2686 10087.548 5848.819 10059.718 z M 6275.9106 10063.858 C 6230.819 10054.427 6210.675 9980.921 6249.0537 9965.858 C 6282.4077 9952.769 6295.841 9769.761 6299.579 9277.51 C 6302.1104 8944.305 6311.226 8773.733 6328.9316 8728.295 C 6351.06 8671.509 6357.2603 8667.526 6373.7437 8699.514 C 6393.951 8738.728 6364.952 9710.216 6340.2603 9821.232 L 6326.823 9881.6455 L 6441.151 9881.6455 C 6599.4785 9881.6455 6713.086 9959.009 6673.3047 10039.733 C 6656.713 10073.402 6628.7812 10078.913 6487.6 10076.372 C 6396.204 10074.726 6300.9434 10069.095 6275.9106 10063.858 z M 14096.203 10051.902 C 14084.401 9949.551 14081.591 9901.965 14081.609 9804.756 C 14081.62 9744.343 14080.757 9665.255 14079.688 9629.007 C 14075.092 9472.867 14103.415 9285.429 14133.504 9272.89 C 14183.82 9251.921 14192.919 9299.254 14177.567 9502.134 C 14148.167 9890.714 14141.85 9981.52 14140.848 10029.934 C 14139.784 10081.346 14101.755 10100.059 14096.203 10051.902 z M 10872.17 9968.261 C 10864.899 9955.485 10865.257 9827.596 10872.965 9684.063 C 10887.688 9409.85 10879.676 9355.754 10830.852 9399.759 C 10815.276 9413.798 10806.901 9432.962 10812.242 9442.347 C 10823.212 9461.622 10767.002 9920.337 10750.013 9950.19 C 10704.454 10030.246 10681.805 9851.366 10720.669 9718.441 C 10731.518 9681.335 10745.828 9594.126 10752.469 9524.644 C 10765.62 9387.041 10799.547 9332.432 10871.878 9332.432 C 10953.728 9332.432 10989.506 9505.224 10969.955 9806.095 C 10959.641 9964.821 10952.691 9991.489 10921.648 9991.489 C 10901.706 9991.489 10879.441 9981.036 10872.17 9968.261 z M 17752.023 9949.96 C 17745.953 9939.291 17754.537 9918.345 17771.104 9903.413 C 17787.67 9888.481 17801.225 9884.396 17801.225 9894.334 C 17801.225 9904.2705 17812.148 9900.538 17825.5 9886.039 C 17854.824 9854.19 17882.139 9851.8 17882.139 9881.082 C 17882.139 9911.498 17765.324 9973.335 17752.023 9949.96 z M 7566.9976 9722.546 C 7552.444 9610.875 7532.144 9495.536 7521.886 9466.235 L 7503.236 9412.963 L 7469.5 9465.27 C 7449.95 9495.582 7438.2295 9548.644 7441.6265 9591.459 C 7451.688 9718.292 7423.1973 9881.6455 7391.014 9881.6455 C 7344.473 9881.6455 7338.925 9832.568 7363.465 9637.923 C 7388.775 9437.171 7410.0415 9376.368 7454.9453 9376.368 C 7471.2427 9376.368 7484.5767 9361.54 7484.5767 9343.416 C 7484.5767 9302.793 7523.186 9302.006 7571.31 9341.648 C 7621.43 9382.937 7645.2153 9484.986 7660.044 9722.374 C 7672.028 9914.229 7670.522 9925.583 7633.098 9925.583 C 7598.499 9925.583 7590.0933 9899.764 7566.9976 9722.546 z M 5819.0786 9888.969 C 5794.2163 9861.968 5804.406 9518.341 5831.251 9478.47 C 5858.286 9438.317 5965.128 9413.065 6000.954 9438.361 C 6047.039 9470.901 6063.7466 9548.418 6057.963 9702.861 C 6051.0503 9887.446 6029.3135 9928.719 5962.779 9883.595 C 5931.334 9862.269 5916.4907 9860.851 5911.0264 9878.652 C 5902.7134 9905.737 5840.9043 9912.672 5819.0786 9888.969 z M 9743.45 9888.969 C 9717.161 9860.418 9730.449 9634.54 9762.768 9560.574 C 9829.766 9407.244 9866.255 9434.704 9820.859 9604.29 C 9802.779 9671.832 9789.635 9744.567 9791.648 9765.924 C 9802.361 9879.545 9782.189 9931.041 9743.45 9888.969 z M 13021.641 9888.298 C 13016.52 9878.598 13010.836 9811.346 13009.012 9738.851 C 13007.188 9666.354 12997.949 9524.567 12988.483 9423.77 C 12972.931 9258.187 12975.287 9025.885 12995.165 8764.986 C 13001.958 8675.812 12999.572 8670.641 12956.982 8682.249 C 12898.523 8698.184 12836.327 8628.456 12854.263 8567.09 C 12874.269 8498.633 12918.676 8470.395 12982.413 8485.598 C 13034.9 8498.117 13042.72 8512.323 13065.107 8635.829 C 13097.391 8813.921 13087.721 9885.384 13053.72 9897.692 C 13041.198 9902.226 13026.763 9897.997 13021.641 9888.298 z M 4200.781 9845.031 C 4154.5254 9794.797 4283.9214 9706.096 4403.626 9705.9795 C 4496.5146 9705.89 4610.601 9787.0205 4583.8027 9834.11 C 4560.7905 9874.548 4514.9204 9863.918 4500.5723 9814.822 C 4486.5757 9766.929 4468.411 9768.491 4331.483 9829.355 C 4256.05 9862.886 4221.0835 9867.08 4200.781 9845.031 z M 4845.8643 9773.799 C 4827.729 9741.932 4892.834 9711.128 4996.594 9702.483 C 5065.935 9696.707 5087.473 9702.508 5087.473 9726.961 C 5087.473 9748.386 5064.0073 9759.973 5016.673 9761.918 C 4977.7324 9763.519 4926.1567 9771.742 4902.06 9780.194 C 4877.963 9788.645 4852.6753 9785.767 4845.8643 9773.799 z M 5574.5425 9661.96 C 5559.0273 9513.113 5547.8853 8799.011 5559.2886 8684.358 C 5562.894 8648.11 5560.294 8587.854 5553.5107 8550.455 C 5544.3477 8499.938 5551.905 8468.878 5582.9087 8429.629 L 5624.6406 8376.799 L 5656.898 8426.228 C 5687.931 8473.78 5740.1494 8498.647 5714.5635 8453.688 C 5707.6875 8441.605 5709.512 8431.72 5718.618 8431.72 C 5727.724 8431.72 5746.0596 8450.648 5759.3633 8473.784 C 5778.724 8507.451 5777.677 8521.143 5754.1157 8542.38 C 5737.925 8556.972 5724.6777 8579.421 5724.6777 8592.266 C 5724.6777 8605.111 5705.1216 8638.228 5681.22 8665.858 C 5640.145 8713.341 5637.332 8741.73 5629.927 9183.535 C 5625.616 9440.627 5614.7407 9685.576 5605.7583 9727.866 C 5590.3047 9800.617 5588.625 9797.071 5574.5425 9661.96 z M 2067.325 9745.44 C 2028.7678 9703.566 2038.2161 9683.88 2113.2014 9649.8545 C 2221.247 9600.827 2418.297 9614.716 2401.2798 9670.158 C 2397.1318 9683.673 2335.315 9711.708 2263.909 9732.459 C 2106.619 9778.168 2097.9858 9778.738 2067.325 9745.44 z M 14454.703 9671.253 C 14385.966 9596.602 14497.083 9376.368 14603.484 9376.368 C 14626.175 9376.368 14686.0 9514.461 14686.0 9566.833 C 14686.0 9614.282 14585.057 9705.896 14532.776 9705.896 C 14507.381 9705.896 14472.249 9690.307 14454.703 9671.253 z M 5405.6543 9657.841 C 5418.1567 9617.106 5461.7046 9610.351 5461.7046 9649.145 C 5461.7046 9668.275 5447.2915 9683.929 5429.676 9683.929 C 5412.06 9683.929 5401.2505 9672.188 5405.6543 9657.841 z M 6654.2305 9626.24 C 6622.6123 9535.925 6594.981 9264.752 6587.151 8967.921 C 6583.356 8824.044 6569.805 8678.498 6557.039 8644.483 C 6544.272 8610.47 6533.8267 8543.74 6533.8267 8496.195 L 6533.8267 8409.751 L 6633.777 8409.751 C 6688.7485 8409.751 6739.2563 8419.469 6746.0156 8431.346 C 6767.9443 8469.879 6732.014 8612.747 6697.9727 8622.376 C 6668.824 8630.621 6666.4526 8679.318 6675.915 9075.389 C 6681.745 9319.466 6694.29 9532.627 6703.792 9549.081 C 6714.7095 9567.987 6710.808 9586.056 6693.191 9598.174 C 6671.42 9613.149 6673.437 9617.424 6702.3994 9617.687 C 6722.797 9617.872 6735.8823 9629.762 6731.4785 9644.11 C 6715.6533 9695.668 6675.265 9686.325 6654.2305 9626.24 z M 13495.755 9613.853 C 13465.363 9522.613 13468.328 9363.34 13500.965 9333.925 C 13517.589 9318.94 13540.808 9313.135 13552.562 9321.023 C 13576.834 9337.314 13573.234 9571.619 13548.455 9588.251 C 13539.571 9594.212 13537.152 9607.61 13543.078 9618.022 C 13549.004 9628.436 13544.584 9643.176 13533.256 9650.779 C 13521.929 9658.383 13505.053 9641.766 13495.755 9613.853 z M 5394.6533 9124.178 C 5406.8296 8653.781 5405.5215 8626.873 5369.0747 8597.93 C 5347.9487 8581.153 5325.557 8570.8545 5319.316 8575.045 C 5313.074 8579.233 5305.9478 8550.089 5303.4795 8510.278 C 5297.7485 8417.865 5337.1387 8379.199 5407.4424 8408.228 C 5505.374 8448.663 5515.689 8525.378 5481.4966 8958.966 C 5450.589 9350.9 5419.8003 9594.432 5399.4297 9608.1045 C 5389.493 9614.774 5387.412 9403.943 5394.6533 9124.178 z M 15208.598 9531.5625 C 15198.227 9501.9375 15192.462 9447.485 15195.787 9410.558 C 15201.268 9349.707 15208.111 9343.733 15268.82 9346.802 C 15375.574 9352.198 15454.0625 9396.4 15452.499 9450.245 C 15451.748 9476.068 15457.173 9517.88 15464.553 9543.159 C 15477.217 9586.54 15470.933 9589.019 15352.712 9587.274 C 15239.111 9585.599 15225.699 9580.414 15208.598 9531.5625 z M 15344.266 9440.8125 C 15363.946 9406.23 15342.116 9392.345 15294.093 9408.897 C 15270.842 9416.912 15257.038 9432.644 15263.42 9443.856 C 15279.145 9471.486 15327.854 9469.652 15344.266 9440.8125 z M 15836.967 9544.969 C 15823.544 9512.974 15819.46 9456.385 15827.299 9411.003 C 15841.802 9327.047 15858.187 9320.113 15979.725 9346.513 C 16030.174 9357.47 16042.373 9369.647 16034.725 9401.412 C 16029.318 9423.862 16033.144 9447.767 16043.226 9454.533 C 16070.735 9472.998 16065.281 9551.703 16036.269 9554.921 C 15963.343 9563.007 15926.735 9570.763 15895.137 9584.821 C 15869.701 9596.14 15853.891 9585.309 15836.967 9544.969 z M 15964.204 9427.268 C 15949.601 9420.922 15932.153 9421.701 15925.432 9429.002 C 15918.709 9436.302 15930.658 9441.493 15951.982 9440.54 C 15975.547 9439.485 15980.34 9434.28 15964.204 9427.268 z M 1637.8561 9517.393 C 1587.8052 9374.427 1573.2393 9256.261 1585.8363 9095.38 C 1593.1301 9002.228 1598.5125 8892.957 1597.7969 8852.556 C 1596.058 8754.365 1615.0089 8695.343 1648.2747 8695.343 C 1668.1492 8695.343 1672.8015 8672.935 1665.3778 8612.961 C 1659.7692 8567.65 1653.6975 8491.035 1651.8855 8442.704 C 1649.0951 8368.282 1654.7844 8354.829 1689.048 8354.829 C 1722.5261 8354.829 1730.6178 8371.81 1735.9534 8453.258 C 1745.4923 8598.865 1758.7217 8607.469 1973.0726 8607.469 C 2201.6191 8607.469 2232.6538 8597.92 2202.5654 8536.865 C 2190.5745 8512.532 2184.4968 8457.891 2189.0603 8415.439 L 2197.3574 8338.255 L 2066.009 8351.575 C 1972.7316 8361.035 1940.9333 8358.084 1956.3016 8341.395 C 1977.6938 8318.162 2731.1711 8282.275 2710.5984 8305.469 C 2705.0356 8311.74 2604.9033 8323.774 2488.0825 8332.211 C 2371.2617 8340.646 2272.8035 8350.666 2269.2864 8354.474 C 2265.7693 8358.28 2280.961 8379.69 2303.0452 8402.05 C 2325.13 8424.41 2349.4978 8469.983 2357.1956 8503.325 C 2364.8938 8536.667 2378.9077 8569.125 2388.3381 8575.455 C 2397.7683 8581.784 2542.036 8588.229 2708.9329 8589.776 C 2875.8298 8591.323 3007.6638 8600.881 3001.8975 8611.013 C 2996.1309 8621.146 3005.6042 8629.4375 3022.9497 8629.4375 C 3060.4993 8629.4375 3063.2815 8586.561 3030.7612 8509.047 C 3012.6123 8465.79 3012.6123 8446.439 3030.7612 8426.73 C 3064.8135 8389.748 3100.0828 8434.521 3102.8438 8518.237 C 3104.954 8582.227 3116.5322 8594.479 3168.5002 8587.714 C 3181.1416 8586.067 3196.985 8600.289 3203.708 8619.316 C 3214.5051 8649.871 3186.4287 8653.123 2963.2285 8647.166 C 2824.2415 8643.457 2710.5415 8646.774 2710.5615 8654.54 C 2710.582 8662.305 2662.808 8668.963 2604.3975 8669.335 C 2367.8767 8670.84 1732.177 8696.104 1724.6322 8704.296 C 1695.6528 8735.768 1672.8762 9501.521 1700.3705 9519.975 C 1730.1311 9539.95 1722.6727 9574.086 1688.5474 9574.086 C 1671.5834 9574.086 1648.7722 9548.573 1637.8561 9517.393 z M 18143.938 9489.594 C 18115.81 9464.86 18106.361 9443.722 18119.494 9434.908 C 18131.266 9427.007 18161.531 9438.685 18186.746 9460.86 C 18214.873 9485.594 18224.32 9506.732 18211.19 9515.546 C 18199.418 9523.447 18169.152 9511.77 18143.938 9489.594 z M 13682.444 9476.825 C 13676.352 9459.579 13674.361 9422.508 13678.022 9394.443 C 13683.757 9350.484 13697.842 9342.494 13779.696 9336.768 C 13868.352 9330.563 13876.915 9334.745 13907.616 9399.223 C 13942.209 9471.867 13933.429 9512.504 13892.698 9468.2705 C 13859.972 9432.73 13836.395 9435.643 13836.395 9475.227 C 13836.395 9519.493 13698.029 9520.929 13682.444 9476.825 z M 13860.416 9405.299 C 13845.814 9398.952 13828.367 9399.733 13821.645 9407.032 C 13814.923 9414.333 13826.87 9419.525 13848.194 9418.571 C 13871.761 9417.518 13876.554 9412.312 13860.416 9405.299 z M 14708.136 9405.555 C 14604.44 9235.537 14631.463 9215.496 14765.063 9363.335 C 14847.506 9454.562 14859.687 9508.18 14797.972 9508.18 C 14782.987 9508.18 14742.562 9461.999 14708.136 9405.555 z M 3580.4338 9420.306 C 3514.9548 9349.195 3527.4802 9269.954 3610.127 9232.452 C 3701.2625 9191.098 3714.2144 9192.127 3762.4922 9244.558 C 3810.9775 9297.213 3814.955 9382.16 3771.1616 9429.721 C 3726.983 9477.699 3628.8198 9472.854 3580.4338 9420.306 z M 4349.125 9444.252 C 4304.1187 9430.359 4298.695 9417.2705 4299.8413 9325.313 C 4300.5503 9268.484 4310.4067 9211.912 4321.745 9199.599 C 4343.977 9175.454 4415.4644 9194.882 4400.587 9221.025 C 4395.64 9229.717 4411.623 9236.095 4436.103 9235.199 C 4467.625 9234.048 4480.612 9246.393 4480.612 9277.51 C 4480.612 9301.675 4491.99 9334.511 4505.8975 9350.477 C 4540.6562 9390.383 4537.587 9434.905 4498.9688 9450.999 C 4477.4775 9459.954 4463.224 9449.768 4456.152 9420.396 C 4450.321 9396.181 4438.361 9376.368 4429.574 9376.368 C 4420.7876 9376.368 4418.3594 9396.141 4424.1787 9420.306 C 4435.3994 9466.903 4429.057 9468.927 4349.125 9444.252 z M 4369.354 9367.734 C 4369.354 9362.985 4355.2266 9353.213 4337.96 9346.018 C 4319.958 9338.516 4311.838 9342.198 4318.925 9354.651 C 4330.8047 9375.526 4369.354 9385.527 4369.354 9367.734 z M 4923.216 9432.342 C 4917.0166 9414.796 4917.8394 9390.082 4925.045 9377.421 C 4948.6055 9336.02 4976.2153 9353.231 4976.2153 9409.321 C 4976.2153 9468.876 4941.4595 9483.973 4923.216 9432.342 z M 4996.3374 9376.089 C 4970.531 9308.427 4947.425 9294.157 4925.6436 9332.432 C 4901.204 9375.376 4872.484 9353.506 4878.7856 9296.747 C 4884.282 9247.237 4895.744 9238.417 4959.9434 9234.299 C 5065.252 9227.543 5085.2446 9246.941 5069.128 9340.239 C 5051.1514 9444.305 5026.909 9456.243 4996.3374 9376.089 z M 2189.709 9404.477 C 2159.4746 9392.758 2156.858 9312.964 2184.151 9235.003 C 2210.8374 9158.775 2316.6086 9153.997 2337.3965 9228.08 C 2345.0251 9255.268 2365.2551 9294.811 2382.3525 9315.955 C 2410.4314 9350.682 2410.2002 9354.4 2379.9597 9354.4 C 2361.5466 9354.4 2344.2058 9352.868 2341.4243 9350.996 C 2338.6426 9349.124 2309.0583 9362.596 2275.681 9380.935 C 2242.3037 9399.273 2203.6162 9409.867 2189.709 9404.477 z M 2346.4814 9332.432 C 2346.4814 9320.349 2336.8416 9310.463 2325.059 9310.463 C 2313.2766 9310.463 2309.2622 9320.349 2316.1387 9332.432 C 2323.015 9344.514 2332.6545 9354.4 2337.561 9354.4 C 2342.467 9354.4 2346.4814 9344.514 2346.4814 9332.432 z M 14285.473 9371.975 C 14252.661 9336.341 14254.934 9317.773 14294.105 9301.449 C 14342.049 9281.471 14389.638 9329.665 14360.114 9368.299 C 14331.912 9405.205 14316.758 9405.951 14285.473 9371.975 z M 14342.113 9331.135 C 14342.113 9318.339 14333.01 9313.9795 14321.884 9321.447 C 14310.759 9328.915 14301.655 9339.384 14301.655 9344.713 C 14301.655 9350.041 14310.759 9354.4 14321.884 9354.4 C 14333.01 9354.4 14342.113 9343.931 14342.113 9331.135 z M 6078.6514 9309.401 L 5977.4785 9247.611 L 5866.527 9288.403 C 5754.028 9329.764 5704.449 9319.5205 5704.449 9254.917 C 5704.449 9219.485 5870.5103 9156.683 5964.1978 9156.683 C 6050.004 9156.683 6235.2754 9277.837 6226.2974 9328.077 C 6217.019 9380.003 6188.3066 9376.372 6078.6514 9309.401 z M 14409.908 9317.389 C 14418.979 9307.538 14437.0205 9299.257 14449.999 9298.985 C 14462.9795 9298.714 14470.925 9281.415 14467.656 9260.54 C 14459.303 9207.208 14517.085 9212.752 14530.033 9266.525 C 14535.852 9290.691 14534.637 9311.275 14527.334 9312.27 C 14520.032 9313.263 14486.912 9318.851 14453.736 9324.6875 C 14420.56 9330.524 14400.837 9327.239 14409.908 9317.389 z M 3813.9124 9220.217 C 3725.6123 9142.145 3705.048 9133.237 3641.9683 9145.736 C 3602.5613 9153.545 3549.299 9174.642 3523.6082 9192.618 C 3466.5852 9232.52 3390.8608 9224.077 3382.5896 9176.897 C 3378.6646 9154.505 3403.7112 9129.624 3453.1838 9106.772 C 3585.7654 9045.531 3616.1118 9042.431 3674.8154 9084.122 C 3705.4883 9105.907 3723.5718 9111.372 3715.0012 9096.27 C 3689.456 9051.253 3771.1287 9063.567 3829.644 9113.554 C 3860.348 9139.783 3877.3232 9171.602 3870.6655 9190.444 C 3862.486 9213.592 3874.067 9222.588 3912.0435 9222.588 C 3951.2932 9222.588 3964.7795 9233.824 3964.7795 9266.525 C 3964.7795 9331.295 3926.1199 9319.428 3813.9124 9220.217 z M 13458.551 9226.512 C 13426.412 9191.609 13424.515 9146.65 13452.761 9089.333 C 13472.175 9049.937 13466.279 9046.84 13371.847 9046.84 C 13315.826 9046.84 13269.99 9037.666 13269.99 9026.452 C 13269.99 8988.063 13502.756 8969.951 13937.538 8974.508 C 14398.975 8979.344 14566.109 8996.74 14579.804 9041.358 C 14586.111 9061.91 14544.02 9068.808 14412.303 9068.808 L 14236.377 9068.808 L 14245.415 9135.682 C 14255.134 9207.593 14228.312 9247.611 14208.319 9191.028 C 14191.45 9143.287 14160.054 9147.998 14160.054 9198.27 C 14160.054 9221.143 14147.285 9245.178 14131.677 9251.682 C 14083.628 9271.707 14037.977 9215.812 14035.126 9133.466 C 14032.717 9063.88 14024.537 9052.828 13959.694 9031.546 C 13919.694 9018.417 13859.657 9010.563 13826.28 9014.094 C 13792.902 9017.624 13732.68 9021.493 13692.453 9022.692 L 13619.312 9024.872 L 13635.068 9118.238 C 13649.897 9206.103 13639.284 9266.154 13619.538 9206.112 C 13605.459 9163.299 13569.295 9173.86 13581.931 9217.097 C 13590.714 9247.149 13581.393 9255.542 13539.225 9255.542 C 13509.556 9255.542 13473.253 9242.478 13458.551 9226.512 z M 4599.924 9169.759 C 4593.9263 9152.784 4591.936 9105.827 4595.5015 9065.408 C 4601.579 8996.505 4607.0337 8991.599 4682.8984 8986.801 C 4727.4023 8983.986 4815.5093 8975.716 4878.6924 8968.424 C 4987.878 8955.822 4993.025 8957.4375 4982.534 9001.003 C 4970.438 9051.234 4950.9897 9057.239 4898.74 9026.87 C 4876.6294 9014.02 4853.6685 9015.978 4834.3267 9032.362 C 4798.0933 9063.058 4782.379 9167.181 4817.541 9143.58 C 4831.2446 9134.383 4835.396 9137.536 4827.605 9151.227 C 4820.3125 9164.041 4794.7246 9168.954 4770.7446 9162.144 C 4740.8745 9153.661 4731.701 9157.77 4741.6157 9175.191 C 4751.55 9192.647 4733.3154 9200.62 4683.458 9200.62 C 4639.747 9200.62 4606.487 9188.332 4599.924 9169.759 z M 12303.585 8866.789 C 12281.545 8790.618 12267.486 8720.881 12272.342 8711.819 C 12289.66 8679.501 12497.197 8694.025 12530.197 8729.865 C 12547.682 8748.852 12561.847 8771.096 12561.676 8779.294 C 12560.976 8813.012 12524.689 8853.838 12506.358 8841.534 C 12494.802 8833.777 12487.599 8862.112 12488.926 8910.117 C 12491.102 8988.888 12488.451 8992.166 12417.421 8998.601 L 12343.658 9005.284 L 12303.585 8866.789 z M 12434.603 8816.17 C 12433.365 8768.788 12422.489 8739.279 12406.261 8739.279 C 12374.787 8739.279 12373.289 8761.395 12399.655 8836.708 C 12426.564 8913.572 12436.984 8907.448 12434.603 8816.17 z M 9096.287 8920.5205 C 9091.352 8911.458 9081.068 8863.044 9073.4375 8812.933 C 9056.773 8703.512 9074.718 8686.314 9184.532 8706.464 C 9271.205 8722.366 9298.451 8782.968 9219.189 8783.554 C 9192.747 8783.749 9183.128 8790.652 9196.234 8800.03 C 9208.642 8808.907 9224.827 8837.1875 9232.201 8862.876 C 9242.667 8899.33 9235.495 8912.524 9199.528 8922.989 C 9137.543 8941.024 9107.059 8940.295 9096.287 8920.5205 z M 10750.016 8883.411 C 10716.851 8739.903 10811.389 8651.307 10920.775 8723.387 C 10983.193 8764.517 11009.599 8821.084 10951.086 8788.319 C 10909.813 8765.208 10862.773 8775.168 10862.773 8807.016 C 10862.773 8818.092 10877.542 8827.153 10895.593 8827.153 C 10923.828 8827.153 10924.535 8832.229 10900.65 8863.483 C 10885.381 8883.465 10877.438 8905.708 10883.002 8912.912 C 10888.564 8920.117 10863.844 8929.086 10828.066 8932.841 C 10772.741 8938.648 10761.074 8931.259 10750.016 8883.411 z M 5866.0483 8870.622 C 5853.8613 8845.892 5846.6514 8779.293 5850.0273 8722.624 C 5855.9355 8623.441 5858.5986 8619.461 5921.3 8616.134 C 5957.124 8614.231 5999.3174 8607.308 6015.064 8600.745 C 6059.3203 8582.302 6134.6 8649.222 6117.8647 8692.13 C 6110.1064 8712.021 6105.0576 8762.8955 6106.645 8805.186 C 6108.8164 8863.044 6104.5376 8873.919 6089.3584 8849.123 C 6075.836 8827.033 6069.084 8825.223 6068.876 8843.631 C 6068.7056 8858.733 6045.2104 8871.092 6016.6646 8871.092 C 5988.119 8871.092 5947.5376 8881.103 5926.485 8893.339 C 5896.0454 8911.031 5883.6685 8906.379 5866.0483 8870.622 z M 6028.4185 8788.709 C 6028.683 8755.854 6031.5796 8755.056 6048.3374 8783.217 C 6063.976 8809.497 6068.01 8805.42 6068.2563 8763.079 C 6068.427 8733.879 6062.4653 8716.614 6055.01 8724.711 C 6047.553 8732.809 6020.244 8724.343 5994.323 8705.897 C 5948.7627 8673.478 5947.1934 8674.45 5947.1934 8735.112 C 5947.1934 8769.625 5953.262 8804.453 5960.6797 8812.509 C 5986.9688 8841.059 6028.1133 8826.604 6028.4185 8788.709 z M 8430.4795 8888.701 C 8424.993 8872.975 8421.563 8810.678 8422.858 8750.264 C 8424.921 8654.002 8430.84 8639.554 8470.727 8633.401 C 8495.76 8629.541 8516.241 8636.955 8516.241 8649.878 C 8516.241 8662.801 8539.106 8673.374 8567.053 8673.374 C 8615.374 8673.374 8617.2295 8677.948 8604.923 8766.741 C 8589.486 8878.121 8584.888 8884.302 8503.634 8902.863 C 8460.286 8912.767 8437.325 8908.321 8430.4795 8888.701 z M 9761.189 8887.567 C 9756.811 8872.464 9754.82 8825.507 9756.768 8783.217 C 9759.574 8722.255 9768.6875 8706.327 9800.765 8706.327 C 9823.017 8706.327 9852.602 8698.329 9866.509 8688.555 C 9925.565 8647.044 9956.289 8734.204 9900.367 8784.606 C 9873.945 8808.42 9865.151 8807.94 9849.045 8781.805 C 9835.865 8760.419 9833.83 8776.787 9842.723 8832.6455 C 9854.505 8906.644 9851.428 8915.028 9812.496 8915.028 C 9788.656 8915.028 9765.569 8902.671 9761.189 8887.567 z M 7410.878 8859.827 C 7404.42 8841.55 7410.371 8811.892 7424.104 8793.922 C 7441.45 8771.223 7442.1416 8761.248 7426.367 8761.248 C 7394.463 8761.248 7398.0273 8683.832 7431.313 8653.832 C 7449.6694 8637.286 7485.3696 8635.011 7537.5137 8647.0625 C 7612.4863 8664.389 7615.9526 8668.973 7613.63 8747.729 C 7612.2915 8793.111 7599.675 8841.905 7585.592 8856.159 C 7565.339 8876.659 7562.209 8872.041 7570.6187 8834.064 C 7579.4165 8794.332 7555.1294 8761.248 7517.1636 8761.248 C 7514.654 8761.248 7514.4917 8790.906 7516.8027 8827.153 C 7520.399 8883.565 7513.9175 8893.06 7471.8125 8893.06 C 7444.757 8893.06 7417.337 8878.105 7410.878 8859.827 z M 5020.028 8692.298 C 5023.7456 8663.766 5035.8896 8642.893 5047.0156 8645.913 C 5076.877 8654.0205 5071.6035 8723.056 5040.2563 8734.404 C 5021.754 8741.102 5015.3936 8727.862 5020.028 8692.298 z M 4055.8083 8702.111 C 3903.441 8664.062 3863.6863 8647.12 3875.9963 8625.489 C 3885.3623 8609.031 3981.3066 8605.936 4185.0947 8615.516 C 4347.6294 8623.155 4570.851 8630.761 4681.143 8632.416 C 4909.498 8635.844 4948.8164 8643.362 4964.067 8686.523 C 4973.2075 8712.394 4904.7617 8716.904 4535.606 8714.763 C 4293.9688 8713.361 4078.0603 8707.668 4055.8083 8702.111 z M 3464.1187 8656.179 C 3334.9683 8652.653 3236.5454 8640.776 3236.5454 8628.717 C 3236.5454 8605.876 3277.9849 8603.365 3590.548 8607.271 C 3726.9353 8608.976 3801.5415 8619.131 3819.5603 8638.442 C 3841.5874 8662.05 3832.6975 8666.673 3768.989 8664.738 C 3726.4749 8663.446 3589.2837 8659.595 3464.1187 8656.179 z M 6228.727 8582.114 C 6210.667 8545.465 6210.3486 8530.513 6227.495 8524.306 C 6240.2163 8519.7 6250.6245 8491.577 6250.6245 8461.811 C 6250.6245 8410.975 6256.4575 8408.085 6346.7114 8414.212 L 6442.798 8420.735 L 6449.0176 8514.102 C 6454.466 8595.882 6450.0728 8607.469 6413.6177 8607.469 C 6390.7266 8607.469 6371.8574 8595.111 6371.687 8580.008 C 6371.4697 8560.709 6366.96 8559.829 6356.5156 8577.047 C 6348.342 8590.521 6321.727 8608.297 6297.371 8616.547 C 6263.805 8627.919 6247.1934 8619.586 6228.727 8582.114 z M 3628.8518 8554.374 C 3611.5781 8505.488 3633.8647 8453.688 3672.1714 8453.688 C 3695.3162 8453.688 3702.676 8470.36 3698.0925 8512.408 C 3690.7617 8579.657 3647.13 8606.103 3628.8518 8554.374 z M 4382.8394 8570.854 C 4353.496 8538.986 4372.2886 8497.105 4430.6343 8464.339 C 4464.338 8445.411 4500.7495 8435.8545 4511.549 8443.103 C 4545.7227 8466.04 4532.7866 8523.252 4490.726 8535.197 C 4468.4746 8541.518 4450.2686 8555.42 4450.2686 8566.094 C 4450.2686 8588.791 4402.464 8592.166 4382.8394 8570.854 z M 2896.3374 8508.609 C 2879.1006 8467.525 2879.1006 8439.852 2896.3374 8398.767 C 2917.6777 8347.902 2929.6978 8343.846 3059.0635 8343.846 C 3135.8896 8343.846 3218.074 8332.612 3241.6948 8318.884 C 3265.3652 8305.127 3355.5652 8295.778 3442.6523 8298.059 L 3600.662 8302.194 L 3600.662 8116.845 C 3600.662 7946.6875 3604.547 7928.7314 3648.0632 7897.766 C 3708.2097 7854.967 3898.498 7816.3687 4044.352 7817.3823 C 4151.563 7818.128 4380.6987 7865.535 4405.0835 7892.017 C 4431.8193 7921.0527 4386.8027 7929.6885 4326.91 7907.0137 C 4245.668 7876.2573 4069.1797 7875.578 3912.8655 7905.4214 C 3700.3694 7945.9917 3691.828 7953.358 3657.8152 8125.396 C 3641.2258 8209.307 3632.1997 8282.898 3637.7578 8288.934 C 3643.3154 8294.97 3677.0562 8299.908 3712.737 8299.908 C 3775.2983 8299.908 3777.1145 8297.363 3763.6887 8228.511 C 3748.4438 8150.3306 3767.7607 8021.7764 3800.0173 7986.7446 C 3811.2603 7974.5356 3834.7249 7970.4907 3852.1616 7977.7573 C 3889.4011 7993.277 3897.2231 8159.6 3861.3245 8172.595 C 3848.9275 8177.083 3836.075 8207.563 3832.763 8240.331 C 3827.3445 8293.934 3833.1545 8299.911 3890.7031 8299.9375 L 3954.665 8299.969 L 3947.849 8181.2354 C 3944.1006 8115.9326 3951.2476 8041.7754 3963.7324 8016.442 C 3988.5083 7966.1655 4044.3057 7953.8486 4048.0007 7997.841 C 4049.269 8012.944 4053.2183 8051.681 4056.7766 8083.9224 C 4060.7327 8119.7734 4051.9795 8147.239 4034.2412 8154.631 C 4017.8809 8161.448 4005.237 8195.749 4005.237 8233.313 L 4005.237 8299.908 L 4131.666 8300.15 C 4201.2026 8300.283 4293.572 8306.756 4336.9316 8314.534 L 4415.768 8328.676 L 4399.858 8264.862 C 4366.205 8129.8877 4407.823 7940.4097 4468.282 7953.3433 C 4503.9883 7960.9824 4512.8364 8096.626 4486.1753 8227.66 C 4476.0986 8277.189 4480.6255 8307.769 4501.3696 8330.297 C 4527.281 8358.4375 4523.792 8364.086 4473.023 8376.196 C 4441.181 8383.791 4096.2656 8385.085 3706.5444 8379.071 L 2997.9597 8368.137 L 2986.0422 8416.405 C 2979.4873 8442.952 2974.0 8486.916 2973.848 8514.102 C 2973.4775 8580.402 2925.0173 8576.969 2896.3374 8508.609 z M 3342.7458 8329.297 C 3328.8389 8323.202 3306.0815 8323.202 3292.1743 8329.297 C 3278.2673 8335.391 3289.6455 8340.377 3317.4602 8340.377 C 3345.275 8340.377 3356.653 8335.391 3342.7458 8329.297 z M 3466.3765 8530.579 C 3450.1816 8484.746 3474.1038 8426.209 3504.587 8437.08 C 3544.3296 8451.251 3549.4395 8563.531 3510.3418 8563.531 C 3492.5647 8563.531 3472.7808 8548.702 3466.3765 8530.579 z M 16136.631 8541.494 C 16072.228 8532.543 16013.816 8519.011 16006.829 8511.422 C 15965.943 8467.02 16089.819 8454.917 16294.186 8483.35 C 16445.75 8504.437 16486.357 8517.05 16486.357 8543.043 C 16486.357 8566.382 16310.066 8565.601 16136.631 8541.494 z M 2710.4377 8497.3 C 2693.2437 8462.408 2695.289 8450.26 2720.0981 8439.921 C 2760.7383 8422.984 2812.6028 8469.628 2798.261 8510.216 C 2782.2476 8555.535 2735.7678 8548.699 2710.4377 8497.3 z M 4917.3237 8501.267 C 4901.224 8468.598 4903.525 8451.655 4926.926 8430.563 C 4964.6626 8396.552 5003.592 8430.234 4993.2837 8487.9795 C 4983.263 8544.117 4941.9976 8551.337 4917.3237 8501.267 z M 5031.2964 8366.878 C 5022.5264 8330.457 5030.0244 8321.877 5070.6216 8321.877 C 5107.3794 8321.877 5118.973 8332.082 5114.0103 8360.07 C 5104.16 8415.615 5044.22 8420.55 5031.2964 8366.878 z M 1815.4775 8373.233 C 1829.3848 8367.139 1852.1422 8367.139 1866.0494 8373.233 C 1879.9567 8379.327 1868.5779 8384.314 1840.7634 8384.314 C 1812.949 8384.314 1801.5703 8379.327 1815.4775 8373.233 z M 4582.299 8353.454 C 4493.241 8303.022 4494.7783 8299.908 4608.727 8299.908 C 4668.801 8299.908 4713.242 8309.801 4713.242 8323.174 C 4713.242 8335.97 4701.8633 8339.015 4687.956 8329.94 C 4670.7744 8318.73 4671.569 8325.356 4690.433 8350.613 C 4714.646 8383.03 4713.353 8387.766 4680.3184 8387.647 C 4659.486 8387.573 4615.3774 8372.186 4582.299 8353.454 z M 4810.34 8361.421 C 4829.22 8340.916 4840.009 8340.916 4858.8887 8361.421 C 4877.769 8381.924 4872.3745 8387.783 4834.6143 8387.783 C 4796.854 8387.783 4791.4595 8381.924 4810.34 8361.421 z M 4946.7363 8367.332 C 4933.2847 8343.695 4972.8774 8310.929 4991.047 8330.661 C 4997.724 8337.913 4990.291 8343.997 4974.53 8344.182 C 4950.9336 8344.459 4951.2314 8348.279 4976.2153 8365.814 C 4994.4473 8378.609 4996.9424 8387.244 4982.4663 8387.446 C 4969.216 8387.631 4953.1367 8378.58 4946.7363 8367.332 z M 2563.5552 8351.404 C 2577.2507 8345.387 2604.5596 8345.02 2624.2415 8350.591 C 2643.9233 8356.16 2632.7178 8361.083 2599.3406 8361.531 C 2565.9631 8361.9795 2549.8599 8357.422 2563.5552 8351.404 z M 4181.3213 8242.16 C 4156.867 8215.603 4165.7246 8068.6445 4194.341 8026.144 C 4227.414 7977.023 4268.527 7998.9243 4267.362 8065.0425 C 4266.2803 8126.4795 4200.1504 8262.609 4181.3213 8242.16 z M 7287.625 8042.4897 C 7318.373 8037.44 7363.888 8037.575 7388.7686 8042.7896 C 7413.6484 8048.004 7388.49 8052.1357 7332.8613 8051.971 C 7277.2324 8051.8057 7256.876 8047.539 7287.625 8042.4897 z M 5801.8735 7827.4907 C 5789.178 7797.2334 5785.2593 7765.454 5793.1626 7756.87 C 5816.2466 7731.801 5875.813 7783.8994 5882.8574 7835.32 C 5892.0503 7902.425 5830.8286 7896.5073 5801.8735 7827.4907 z M 9284.375 7815.4663 C 9251.123 7747.993 9267.307 7673.8037 9315.275 7673.8037 C 9348.411 7673.8037 9356.859 7690.7017 9361.954 7767.17 C 9366.744 7839.0835 9361.098 7860.5366 9337.379 7860.5366 C 9320.442 7860.5366 9296.591 7840.255 9284.375 7815.4663 z M 10579.424 7816.3013 C 10566.665 7790.4116 10561.081 7755.4897 10567.015 7738.6963 C 10572.949 7721.904 10569.099 7702.321 10558.459 7695.1797 C 10535.652 7679.8726 10532.266 7598.0566 10554.285 7594.3833 C 10616.242 7584.0483 10910.052 7584.4697 10982.662 7594.997 C 11068.087 7607.3833 11070.573 7609.758 11036.661 7646.5864 C 11017.108 7667.82 10993.203 7679.884 10983.537 7673.395 C 10973.87 7666.907 10959.852 7696.969 10952.383 7740.199 C 10935.915 7835.533 10876.461 7838.866 10866.486 7745.0137 C 10857.659 7661.955 10826.257 7669.2725 10818.54 7756.1865 C 10810.422 7847.6284 10755.969 7852.798 10741.599 7763.4907 C 10727.258 7674.3623 10683.293 7665.2954 10668.004 7748.314 C 10650.303 7844.4326 10608.935 7876.1846 10579.424 7816.3013 z M 7548.6675 7810.0713 C 7536.0757 7793.5938 7523.3306 7756.224 7520.3467 7727.029 C 7516.2026 7686.499 7525.6826 7672.2695 7560.4346 7666.855 C 7596.9355 7661.168 7606.55 7670.943 7608.9834 7716.214 C 7610.652 7747.2603 7612.928 7784.196 7614.0405 7798.293 C 7617.068 7836.65 7574.799 7844.2656 7548.6675 7810.0713 z M 11477.31 7307.0796 C 11455.466 7237.937 11454.021 6786.196 11475.426 6718.1714 C 11505.731 6621.8647 11526.77 6711.943 11542.0205 7003.299 C 11549.85 7152.889 11557.249 7290.427 11558.461 7308.9375 C 11562.125 7364.8965 11495.091 7363.3633 11477.31 7307.0796 z M 7425.543 7170.6885 C 7384.843 7117.43 7357.3887 6768.685 7376.203 6543.938 C 7393.2104 6340.7773 7394.6704 6336.427 7451.309 6320.0405 C 7506.0376 6304.206 7508.429 6306.434 7496.853 6362.4624 C 7470.5884 6489.5825 7458.444 7063.605 7480.562 7132.5093 C 7498.1265 7187.228 7497.1597 7201.4795 7475.8867 7201.4795 C 7461.139 7201.4795 7438.484 7187.6235 7425.543 7170.6885 z M 7049.659 7157.5425 C 7035.083 7131.9287 7053.9277 7091.637 7080.484 7091.637 C 7090.5615 7091.637 7108.551 7111.408 7120.4595 7135.574 C 7138.717 7172.6216 7135.8433 7179.511 7102.136 7179.511 C 7080.1504 7179.511 7056.535 7169.625 7049.659 7157.5425 z M 7909.3794 7136.87 C 7909.3794 7124.0747 7918.4824 7113.6055 7929.6084 7113.6055 C 7940.7344 7113.6055 7949.8374 7117.965 7949.8374 7123.293 C 7949.8374 7128.6216 7940.7344 7139.091 7929.6084 7146.5586 C 7918.4824 7154.026 7909.3794 7149.6665 7909.3794 7136.87 z M 7208.3555 7101.674 C 7201.767 7083.0283 7201.6597 7062.0356 7208.1177 7055.022 C 7228.53 7032.8555 7282.289 7066.855 7282.289 7101.932 C 7282.289 7145.7817 7223.868 7145.5786 7208.3555 7101.674 z M 7756.666 7051.742 C 7696.9136 7005.2075 7680.9336 6908.6855 7678.87 6581.845 C 7676.8374 6259.7246 7678.4204 6245.8467 7717.207 6245.8467 C 7755.6807 6245.8467 7758.1606 6264.1543 7767.779 6619.3125 C 7773.3423 6824.7188 7784.869 7004.4526 7793.394 7018.7207 C 7811.6206 7049.2236 7784.6123 7073.506 7756.666 7051.742 z M 11470.691 6313.135 C 11439.301 6272.058 11456.586 6212.894 11499.978 6212.894 C 11545.067 6212.894 11561.487 6276.3354 11526.292 6314.5586 C 11500.058 6343.0483 11493.422 6342.879 11470.691 6313.135 z M 11335.994 6203.737 C 11319.251 6156.3525 11342.547 6097.321 11373.559 6108.5474 C 11387.46 6113.579 11398.834 6140.7637 11398.834 6168.9565 C 11398.834 6229.169 11353.79 6254.0996 11335.994 6203.737 z M 6838.552 6159.6665 C 6824.799 6141.669 6819.4185 6116.6255 6826.596 6104.013 C 6846.3423 6069.315 6897.9434 6076.5635 6897.9434 6114.035 C 6897.9434 6132.159 6897.9434 6154.4023 6897.9434 6163.465 C 6897.9434 6194.569 6863.543 6192.3687 6838.552 6159.6665 z M 11193.226 6112.5586 C 11176.366 6064.8433 11219.168 6019.9717 11249.805 6053.2437 C 11275.698 6081.3643 11259.657 6146.988 11226.89 6146.988 C 11215.065 6146.988 11199.917 6131.4946 11193.226 6112.5586 z M 6958.63 6082.379 C 6958.63 6071.01 6967.7334 6055.597 6978.859 6048.1294 C 6989.984 6040.6616 6999.087 6049.9644 6999.087 6068.802 C 6999.087 6087.6387 6989.984 6103.051 6978.859 6103.051 C 6967.7334 6103.051 6958.63 6093.7485 6958.63 6082.379 z M 11031.97 6048.2764 C 11024.964 6028.4473 11028.931 6001.6895 11040.785 5988.8145 C 11071.606 5955.3433 11130.002 5985.9346 11121.952 6031.334 C 11112.984 6081.9033 11048.165 6094.108 11031.97 6048.2764 z M 7068.49 6034.689 C 7051.0527 6004.0483 7103.707 5966.227 7127.6304 5992.2085 C 7147.0894 6013.341 7128.3438 6059.114 7100.231 6059.114 C 7090.419 6059.114 7076.1353 6048.123 7068.49 6034.689 z M 7214.3105 6021.9023 C 7190.1343 5995.6465 7201.2485 5949.271 7231.7173 5949.271 C 7248.4067 5949.271 7262.0605 5963.516 7262.0605 5980.9272 C 7262.0605 6017.6294 7233.1885 6042.4043 7214.3105 6021.9023 z M 10883.579 5994.381 C 10867.497 5961.745 10869.685 5947.254 10892.816 5933.1943 C 10916.645 5918.714 10919.067 5899.396 10904.145 5842.8887 C 10866.086 5698.773 10948.9375 5654.385 10992.614 5795.491 C 11012.907 5861.053 11010.757 5884.5176 10978.009 5954.763 C 10934.721 6047.6167 10914.081 6056.276 10883.579 5994.381 z M 7356.286 5978.372 C 7348.966 5970.422 7342.975 5945.7925 7342.975 5923.641 C 7342.975 5876.1694 7394.3853 5869.3623 7410.4097 5914.712 C 7422.5264 5949.0034 7377.7446 6001.676 7356.286 5978.372 z M 10707.736 5958.7783 C 10690.877 5911.0635 10733.679 5866.192 10764.315 5899.4634 C 10790.209 5927.584 10774.167 5993.208 10741.4 5993.208 C 10729.577 5993.208 10714.428 5977.715 10707.736 5958.7783 z M 11158.416 5939.06 C 11118.02 5872.1035 11116.305 5804.126 11154.611 5788.1626 C 11185.411 5775.327 11202.617 5794.037 11245.284 5886.7627 C 11293.421 5991.3755 11217.541 6037.057 11158.416 5939.06 z M 10560.398 5939.669 C 10533.684 5904.711 10544.144 5839.428 10576.459 5839.428 C 10586.571 5839.428 10606.557 5854.753 10620.871 5873.4834 C 10642.264 5901.4775 10641.495 5913.4043 10616.554 5940.4917 C 10589.582 5969.7837 10583.342 5969.692 10560.398 5939.669 z M 7511.5986 5914.842 C 7494.7393 5867.1265 7537.541 5822.2544 7568.1777 5855.526 C 7594.071 5883.647 7578.0293 5949.271 7545.2627 5949.271 C 7533.439 5949.271 7518.29 5933.778 7511.5986 5914.842 z M 10380.236 5892.6147 C 10353.946 5829.9497 10364.312 5795.491 10409.455 5795.491 C 10453.529 5795.491 10465.912 5852.994 10432.869 5904.226 C 10404.235 5948.6235 10403.684 5948.502 10380.236 5892.6147 z M 7699.2 5877.8735 C 7695.5576 5862.7695 7682.189 5815.1104 7669.4917 5771.9624 C 7632.897 5647.6055 7639.2563 5575.805 7686.8643 5575.805 C 7729.6167 5575.805 7731.1055 5580.1343 7736.0405 5718.8325 C 7737.7646 5767.2915 7746.1484 5819.192 7754.671 5834.1675 C 7772.0723 5864.7456 7755.4307 5905.3335 7725.493 5905.3335 C 7714.674 5905.3335 7702.843 5892.9766 7699.2 5877.8735 z M 10236.739 5873.763 C 10210.023 5838.805 10220.483 5773.5225 10252.8 5773.5225 C 10262.912 5773.5225 10282.897 5788.847 10297.212 5807.578 C 10318.6045 5835.5713 10317.835 5847.4985 10292.894 5874.5864 C 10265.922 5903.8774 10259.683 5903.786 10236.739 5873.763 z M 7916.361 5849.465 C 7901.0967 5806.2686 7919.1587 5786.435 7958.738 5802.93 C 7976.517 5810.339 7984.5493 5830.1265 7977.675 5849.581 C 7962.34 5892.9805 7931.716 5892.9224 7916.361 5849.465 z M 7347.0215 5835.034 C 7316.4087 5801.7886 7316.1357 5747.41 7346.2227 5675.6973 C 7399.745 5548.125 7464.5796 5649.0713 7413.834 5780.9688 C 7378.8926 5871.786 7380.0215 5870.8726 7347.0215 5835.034 z M 8093.6655 5831.359 C 8076.324 5808.6665 8077.411 5795.2817 8098.1074 5776.6274 C 8130.537 5747.399 8152.124 5765.18 8152.124 5821.121 C 8152.124 5868.765 8125.778 5873.379 8093.6655 5831.359 z M 10100.875 5826.9673 C 10086.275 5785.6504 10122.074 5740.594 10153.006 5761.355 C 10186.348 5783.7344 10179.372 5861.3965 10144.019 5861.3965 C 10126.98 5861.3965 10107.565 5845.9033 10100.875 5826.9673 z M 8275.224 5798.9946 C 8253.065 5754.0317 8264.332 5729.5854 8307.211 5729.5854 C 8337.927 5729.5854 8344.138 5808.185 8314.97 5827.7627 C 8304.401 5834.8555 8286.516 5821.9097 8275.224 5798.9946 z M 9395.326 5794.454 C 9368.515 5762.2793 9364.72 5743.992 9381.148 5726.149 C 9412.991 5691.569 9466.991 5720.1206 9466.991 5771.5366 C 9466.991 5834.9946 9437.08 5844.5596 9395.326 5794.454 z M 9734.011 5813.066 C 9704.12 5780.6045 9702.668 5736.9224 9730.851 5718.007 C 9763.8545 5695.854 9807.838 5748.4546 9796.317 5796.299 C 9784.36 5845.956 9768.281 5850.283 9734.011 5813.066 z M 9933.389 5797.798 C 9918.45 5767.4834 9920.275 5749.495 9940.107 5731.621 C 9975.258 5699.94 10019.477 5752.072 10001.237 5803.691 C 9984.476 5851.127 9958.56 5848.876 9933.389 5797.798 z M 10588.505 5762.8604 C 10549.865 5662.4263 10566.483 5592.65 10626.823 5601.9854 C 10664.925 5607.88 10670.6 5622.76 10670.6 5716.7705 C 10670.6 5851.8145 10631.232 5873.916 10588.505 5762.8604 z M 8448.812 5802.8135 C 8420.966 5772.5728 8436.799 5729.5854 8475.784 5729.5854 C 8502.756 5729.5854 8516.241 5744.231 8516.241 5773.5225 C 8516.241 5815.86 8476.658 5833.055 8448.812 5802.8135 z M 8583.722 5783.03 C 8569.122 5741.7134 8604.92 5696.657 8635.852 5717.418 C 8669.194 5739.7974 8662.218 5817.4595 8626.865 5817.4595 C 8609.827 5817.4595 8590.412 5801.9663 8583.722 5783.03 z M 8961.824 5785.227 C 8933.86 5748.6353 8950.237 5707.616 8992.811 5707.616 C 9024.39 5707.616 9033.335 5785.262 9004.022 5804.937 C 8994.157 5811.558 8975.168 5802.689 8961.824 5785.227 z M 9096.553 5803.2715 C 9065.391 5769.429 9083.457 5707.616 9124.511 5707.616 C 9155.977 5707.616 9164.769 5719.4663 9159.91 5755.325 C 9153.197 5804.871 9120.683 5829.4766 9096.553 5803.2715 z M 9237.732 5802.8135 C 9208.095 5770.6265 9225.156 5707.616 9263.511 5707.616 C 9311.173 5707.616 9329.747 5735.6304 9313.177 5782.5244 C 9300.503 5818.3936 9261.689 5828.8315 9237.732 5802.8135 z M 9571.032 5797.436 C 9536.102 5773.99 9549.401 5696.6323 9588.363 5696.6323 C 9622.165 5696.6323 9641.528 5768.5103 9615.378 5796.9097 C 9605.896 5807.2056 9585.942 5807.4424 9571.032 5797.436 z M 8793.074 5765.215 C 8787.19 5748.5635 8791.877 5724.621 8803.489 5712.0107 C 8833.591 5679.3203 8880.358 5704.809 8880.358 5753.9043 C 8880.358 5802.701 8809.562 5811.8755 8793.074 5765.215 z M 10168.254 5736.908 C 10151.397 5718.603 10150.599 5591.199 10167.046 5544.649 C 10182.622 5500.5713 10223.219 5500.072 10256.443 5543.5493 C 10308.268 5611.363 10223.595 5797.009 10168.254 5736.908 z M 7102.441 5677.5547 C 7064.834 5628.344 7056.3867 5516.2197 7075.214 5316.162 C 7090.3203 5155.648 7087.6396 5123.202 7053.186 5049.5234 C 6994.9062 4924.897 7018.208 4828.461 7131.437 4725.673 C 7192.3037 4670.4194 7221.6035 4626.6455 7221.6035 4590.9673 C 7221.6035 4517.515 7362.5815 4367.5337 7431.6245 4367.5337 C 7471.091 4367.5337 7484.5767 4378.724 7484.5767 4411.471 C 7484.5767 4435.636 7477.2017 4455.408 7468.188 4455.408 C 7429.794 4455.408 7322.747 4595.9487 7322.747 4646.355 C 7322.747 4681.691 7294.176 4728.12 7239.858 4781.052 C 7117.2217 4900.56 7112.8315 4917.7314 7164.1133 5077.306 C 7207.0703 5210.9756 7207.7847 5225.742 7181.937 5445.6113 C 7153.0635 5691.2197 7140.6226 5727.5186 7102.441 5677.5547 z M 8043.412 5673.946 C 8010.227 5580.03 8056.1504 5461.653 8111.3857 5498.7266 C 8146.2827 5522.149 8127.09 5694.9204 8088.699 5702.949 C 8070.754 5706.7026 8050.3745 5693.651 8043.412 5673.946 z M 11145.806 5685.5347 C 11122.225 5669.7065 11115.632 5615.9136 11115.632 5439.3027 C 11115.632 5249.3193 11122.882 5197.3467 11161.146 5113.0215 C 11215.932 4992.29 11217.782 4953.938 11171.261 4903.392 C 11137.542 4866.7563 11135.371 4867.9863 11125.548 4929.2837 C 11118.229 4974.9595 11103.631 4993.638 11075.253 4993.638 C 11023.639 4993.638 11009.279 4917.3423 11054.185 4881.6836 C 11085.8955 4856.501 11085.706 4849.804 11051.331 4781.373 C 11031.073 4741.0435 11009.945 4683.332 11004.38 4653.1255 C 10997.88 4617.8516 10970.74 4586.962 10928.516 4566.7783 C 10892.357 4549.4946 10862.773 4521.998 10862.773 4505.6753 C 10862.773 4489.3525 10849.118 4470.307 10832.43 4463.3525 C 10810.614 4454.261 10802.087 4417.1914 10802.087 4331.4575 C 10802.087 4219.0156 10804.396 4213.5503 10842.544 4235.722 C 10868.571 4250.8496 10883.002 4281.72 10883.002 4322.2725 C 10883.002 4375.844 10899.873 4395.6494 10995.384 4454.1875 C 11106.467 4522.2715 11107.693 4524.135 11101.584 4615.5566 C 11095.697 4703.65 11099.046 4709.841 11172.022 4745.7876 C 11305.098 4811.338 11342.162 4981.6743 11264.996 5173.057 C 11233.617 5250.88 11221.203 5330.547 11218.503 5471.418 C 11214.674 5671.255 11197.944 5720.5293 11145.806 5685.5347 z M 8518.116 5645.5137 C 8505.959 5620.845 8496.013 5565.6567 8496.013 5522.8716 C 8496.013 5447.4307 8494.362 5445.7627 8441.38 5467.639 C 8402.737 5483.595 8356.959 5482.4365 8284.967 5463.6807 C 8203.541 5442.467 8191.206 5433.762 8223.285 5420.1543 C 8245.339 5410.7993 8292.868 5402.45 8328.905 5401.6006 L 8394.428 5400.0566 L 8381.808 5206.974 C 8371.59 5050.6387 8375.581 5000.4663 8402.776 4943.3506 C 8440.332 4864.481 8451.812 4859.915 8505.454 4902.513 C 8539.748 4929.7456 8541.197 4948.467 8522.887 5127.691 C 8511.903 5235.2026 8499.088 5337.3354 8494.407 5354.6533 C 8489.48 5372.8843 8509.814 5399.0806 8542.71 5416.8804 C 8594.302 5444.7983 8598.83 5456.5615 8592.009 5544.9497 C 8582.76 5664.8013 8549.755 5709.7173 8518.116 5645.5137 z M 9779.877 5639.4536 C 9772.451 5614.0464 9766.377 5559.6743 9766.377 5518.6265 C 9766.377 5445.7993 9764.346 5443.9863 9682.427 5443.694 C 9636.255 5443.529 9577.997 5437.433 9552.963 5430.147 C 9510.154 5417.6885 9507.449 5423.507 9507.449 5528.0093 C 9507.449 5646.4507 9483.593 5684.0225 9435.763 5640.912 C 9399.676 5608.388 9397.05 5485.405 9431.591 5445.6416 C 9451.82 5422.355 9451.82 5414.5195 9431.591 5406.4644 C 9392.892 5391.0537 9401.535 5356.1196 9444.046 5356.1196 C 9477.571 5356.1196 9479.93 5345.688 9465.156 5262.753 C 9445.206 5150.757 9442.029 4977.673 9459.041 4929.5293 C 9478.706 4873.874 9540.87 4888.9326 9564.984 4955.193 C 9605.219 5065.751 9610.951 5126.017 9590.591 5224.4307 C 9579.49 5278.0806 9574.135 5326.022 9578.688 5330.9673 C 9583.244 5335.9126 9639.624 5351.625 9703.981 5365.883 C 9795.503 5386.158 9819.699 5399.884 9815.051 5428.884 C 9811.781 5449.277 9818.608 5465.962 9830.222 5465.962 C 9842.074 5465.962 9851.337 5514.147 9851.337 5575.805 C 9851.337 5656.5015 9843.646 5685.6484 9822.357 5685.6484 C 9806.418 5685.6484 9787.302 5664.861 9779.877 5639.4536 z M 10913.931 5628.224 C 10896.919 5609.75 10883.002 5585.4556 10883.002 5574.236 C 10883.002 5563.0166 10865.775 5553.8364 10844.721 5553.8364 C 10809.574 5553.8364 10806.198 5533.305 10803.484 5303.0176 C 10801.568 5140.315 10808.383 5046.927 10822.883 5037.195 C 10862.584 5010.5474 10872.929 5049.073 10870.805 5215.6733 C 10868.87 5367.4214 10871.143 5376.672 10902.741 5345.617 C 10938.769 5310.2075 10983.243 5301.093 10985.487 5328.659 C 10986.224 5337.721 10988.799 5411.631 10991.208 5492.9033 C 10995.865 5649.9766 10972.169 5691.4717 10913.931 5628.224 z M 10325.594 5596.4326 C 10293.281 5557.6562 10292.1045 5548.2017 10317.401 5530.5913 C 10350.588 5507.4897 10478.044 5522.6646 10506.021 5553.048 C 10516.051 5563.9404 10518.782 5588.3447 10512.091 5607.2812 C 10493.837 5658.942 10371.767 5651.841 10325.594 5596.4326 z M 8949.258 5564.415 C 8942.225 5533.985 8940.789 5484.5557 8946.066 5454.5723 C 8954.348 5407.527 8948.253 5400.0566 8901.586 5400.0566 C 8817.273 5400.0566 8751.957 5287.298 8742.518 5125.449 C 8732.3 4950.263 8758.828 4841.872 8814.073 4833.085 C 8868.756 4824.3877 8888.787 4888.974 8871.111 5016.9854 C 8863.828 5069.7285 8854.456 5162.6685 8850.284 5223.517 L 8842.7 5334.151 L 8981.008 5334.151 C 9109.479 5334.151 9118.562 5331.0176 9108.708 5290.0967 C 9102.873 5265.8667 9110.552 5229.3687 9125.773 5208.9897 C 9146.372 5181.4087 9146.766 5176.2993 9127.314 5189.0024 C 9106.617 5202.5186 9102.411 5168.035 9107.086 5023.206 C 9113.668 4819.3154 9142.071 4783.5684 9225.503 4874.175 C 9265.076 4917.152 9268.7 4939.1562 9260.121 5084.3525 C 9253.528 5195.9087 9239.601 5259.652 9215.498 5288.574 C 9182.005 5328.768 9182.47 5330.9414 9226.056 5337.8784 C 9251.132 5341.8696 9275.863 5359.0127 9281.014 5375.9746 C 9288.553 5400.804 9269.152 5404.5386 9181.455 5395.137 C 9121.547 5388.716 9054.326 5391.443 9032.074 5401.199 C 9009.822 5410.955 9003.844 5419.6323 9018.788 5420.481 C 9041.989 5421.8 9043.756 5503.2915 9022.987 5614.25 C 9022.422 5617.2705 9008.479 5619.742 8992.002 5619.742 C 8975.524 5619.742 8956.29 5594.845 8949.258 5564.415 z M 10683.01 5599.779 C 10667.583 5589.1694 10650.417 5529.123 10644.861 5466.343 C 10638.468 5394.0737 10628.658 5362.924 10618.123 5381.4355 C 10556.156 5490.3237 10515.135 5036.676 10576.388 4919.8813 C 10622.746 4831.4883 10643.6875 4898.112 10636.701 5111.752 C 10630.259 5308.7383 10643.402 5367.123 10669.13 5255.8013 C 10677.843 5218.1016 10693.649 5201.8066 10716.837 5206.623 C 10746.087 5212.698 10752.426 5245.597 10757.331 5416.784 C 10763.295 5624.908 10753.743 5648.4277 10683.01 5599.779 z M 7355.7593 5542.486 C 7340.632 5499.6724 7362.9683 5378.0884 7385.962 5378.0884 C 7409.3013 5378.0884 7408.9272 5547.7095 7385.5527 5563.3984 C 7375.593 5570.083 7362.186 5560.673 7355.7593 5542.486 z M 7271.9 5442.227 C 7247.3794 5284.6084 7289.2075 5103.663 7332.556 5179.834 C 7349.3564 5209.357 7320.911 5531.868 7301.5063 5531.868 C 7292.8926 5531.868 7279.57 5491.53 7271.9 5442.227 z M 7558.7485 5517.2217 C 7551.3315 5509.167 7545.2627 5480.318 7545.2627 5453.1133 C 7545.2627 5376.916 7524.609 5335.707 7493.017 5348.8726 C 7470.246 5358.3623 7464.3477 5333.782 7464.3477 5229.405 C 7464.3477 5074.4653 7482.5493 4960.685 7507.3335 4960.685 C 7517.069 4960.685 7525.611 5007.643 7526.317 5065.0356 C 7527.3867 5152.1353 7530.715 5160.9453 7546.4487 5118.326 C 7558.2485 5086.363 7578.5747 5070.09 7600.7954 5074.8174 C 7631.872 5081.4287 7636.292 5110.353 7636.292 5307.11 C 7636.292 5497.4873 7631.395 5531.852 7604.263 5531.8594 C 7586.6475 5531.8643 7566.1655 5525.2773 7558.7485 5517.2217 z M 7709.1094 5176.6753 C 7707.9995 5023.609 7712.6177 4882.736 7719.371 4863.623 C 7742.124 4799.2305 7767.779 4828.2173 7767.779 4918.317 C 7767.779 4999.6294 7770.6685 5004.6226 7799.567 4973.239 C 7835.0317 4934.723 7861.224 4929.3857 7877.181 4957.424 C 7892.676 4984.6533 7895.9565 5421.957 7880.7896 5438.429 C 7854.0923 5467.422 7797.245 5372.635 7775.1064 5262.214 L 7752.0903 5147.418 L 7747.8037 5246.277 C 7745.447 5300.649 7736.229 5369.8496 7727.321 5400.0566 C 7717.227 5434.2866 7710.3657 5350.1294 7709.1094 5176.6753 z M 10437.97 5422.519 C 10415.037 5406.798 10407.626 5357.8853 10407.626 5222.2466 C 10407.626 5074.084 10413.902 5038.4907 10443.603 5018.207 C 10498.03 4981.037 10518.217 5034.5654 10518.575 5217.019 C 10518.997 5431.6294 10504.642 5468.227 10437.97 5422.519 z M 7978.5483 5367.8647 C 7962.7324 5299.4263 7979.566 4997.31 8001.3267 4959.0728 C 8034.0576 4901.5586 8050.168 5002.9604 8038.2314 5191.355 C 8025.005 5400.1177 8001.8374 5468.6343 7978.5483 5367.8647 z M 8609.435 5387.276 C 8593.283 5341.565 8597.357 5008.53 8614.901 4940.345 C 8639.168 4846.0405 8673.344 4864.2505 8681.998 4976.0967 C 8696.168 5159.2334 8675.716 5422.025 8647.293 5422.025 C 8633.225 5422.025 8616.1875 5406.388 8609.435 5387.276 z M 8130.9033 5359.5293 C 8086.147 5320.0493 8081.5977 5300.681 8084.1377 5160.4277 C 8085.685 5074.9756 8092.4336 4981.3374 8099.135 4952.3433 C 8112.9873 4892.4043 8168.8145 4860.1807 8200.047 4894.098 C 8222.915 4918.9346 8218.793 5290.793 8194.869 5361.0264 C 8180.742 5402.5 8179.585 5402.4727 8130.9033 5359.5293 z M 9966.871 5386.3936 C 9958.956 5377.798 9952.48 5352.641 9952.48 5330.4897 C 9952.48 5308.338 9943.378 5290.214 9932.252 5290.214 C 9921.126 5290.214 9912.022 5299.042 9912.022 5309.832 C 9912.022 5320.622 9898.451 5335.106 9881.864 5342.0186 C 9848.542 5355.9053 9770.422 5196.7417 9770.422 5114.965 C 9770.422 5056.3174 9819.968 4926.8184 9850.159 4906.554 C 9881.03 4885.8335 9936.855 4937.9395 9923.692 4975.189 C 9917.973 4991.3774 9921.497 5004.6226 9931.523 5004.6226 C 9941.55 5004.6226 9955.533 4984.8506 9962.595 4960.685 C 9969.657 4936.5195 9983.3125 4916.748 9992.938 4916.748 C 10025.783 4916.748 10035.925 5003.746 10021.704 5163.533 C 10006.01 5339.8774 9988.726 5410.1274 9966.871 5386.3936 z M 10138.594 5372.41 C 10108.45 5332.9653 10132.361 4988.2617 10166.219 4974.1523 C 10212.737 4954.766 10235.734 5017.204 10240.107 5174.7607 C 10245.276 5360.9897 10198.889 5451.3086 10138.594 5372.41 z M 10289.124 5251.769 C 10270.59 5129.993 10273.422 5041.6147 10298.348 4963.9634 C 10347.126 4812.0015 10380.818 4915.036 10363.251 5162.445 C 10349.9795 5349.346 10311.1045 5396.1904 10289.124 5251.769 z M 9297.375 5294.305 C 9281.28 5266.023 9294.52 4974.879 9313.4 4941.8633 C 9340.805 4893.948 9365.179 4955.3843 9365.538 5073.274 C 9366.081 5251.182 9333.309 5357.448 9297.375 5294.305 z M 8283.714 5137.0947 C 8268.276 5037.8623 8290.124 4767.978 8314.943 4751.32 C 8348.391 4728.87 8354.501 4786.8276 8341.463 5002.8867 C 8327.446 5235.1763 8306.533 5283.777 8283.714 5137.0947 z M 8964.185 4932.1577 C 8971.295 4660.312 8985.962 4590.5894 9022.75 4653.761 C 9063.814 4724.2803 9031.645 5180.7285 8984.413 5197.698 C 8962.05 5205.734 8958.312 5156.671 8964.185 4932.1577 z M 9669.24 5147.31 C 9642.026 5069.575 9643.552 4771.236 9671.453 4714.6187 C 9710.393 4635.6 9729.322 4713.421 9729.655 4953.8965 C 9729.969 5180.3394 9706.786 5254.5557 9669.24 5147.31 z M 7211.4893 4938.717 C 7194.5566 4908.9634 7217.405 4872.8105 7253.1406 4872.8105 C 7269.1724 4872.8105 7282.289 4892.5825 7282.289 4916.748 C 7282.289 4962.2295 7233.4873 4977.3726 7211.4893 4938.717 z M 7330.434 4884.847 C 7316.027 4844.073 7337.046 4806.9053 7374.512 4806.9053 C 7392.1196 4806.9053 7403.662 4828.653 7403.662 4861.8267 C 7403.662 4922.1895 7349.6304 4939.1753 7330.434 4884.847 z M 10890.688 4862.879 C 10875.253 4819.1934 10898.12 4784.9365 10942.718 4784.9365 C 10982.483 4784.9365 11003.941 4822.649 10989.595 4867.3184 C 10977.426 4905.2026 10904.486 4901.928 10890.688 4862.879 z M 7472.0347 4818.9414 C 7457.9434 4779.0605 7478.411 4740.9995 7513.949 4740.9995 C 7544.6147 4740.9995 7571.399 4800.7197 7554.2495 4830.8564 C 7536.568 4861.926 7484.5596 4854.3887 7472.0347 4818.9414 z M 10678.864 4781.184 C 10659.547 4741.982 10661.57 4728.5645 10690.234 4705.8027 C 10758.691 4651.4395 10818.118 4736.7705 10757.583 4802.511 C 10722.939 4840.1357 10705.602 4835.438 10678.864 4781.184 z M 7665.793 4750.881 C 7644.353 4722.826 7645.3574 4710.7554 7671.489 4682.376 C 7711.679 4638.7285 7747.55 4661.8066 7747.55 4731.312 C 7747.55 4792.3135 7705.201 4802.4497 7665.793 4750.881 z M 10498.87 4708.326 C 10465.801 4665.0527 10487.352 4609.188 10537.115 4609.188 C 10578.171 4609.188 10612.058 4679.718 10589.797 4718.8345 C 10571.465 4751.048 10527.647 4745.9844 10498.87 4708.326 z M 7858.8076 4697.0625 C 7841.8755 4667.309 7864.7236 4631.1562 7900.459 4631.1562 C 7916.4917 4631.1562 7929.6084 4650.928 7929.6084 4675.0938 C 7929.6084 4720.5757 7880.8066 4735.7183 7858.8076 4697.0625 z M 8040.866 4675.0938 C 8023.934 4645.3403 8046.782 4609.188 8082.5176 4609.188 C 8098.55 4609.188 8111.667 4628.96 8111.667 4653.1255 C 8111.667 4698.6064 8062.8647 4713.75 8040.866 4675.0938 z M 10257.701 4656.7573 C 10241.72 4624.327 10243.8 4607.2515 10266.193 4587.069 C 10309.264 4548.2485 10361.138 4577.544 10353.416 4636.326 C 10345.095 4699.68 10285.158 4712.474 10257.701 4656.7573 z M 10102.392 4628.9907 C 10069.387 4589.3843 10069.103 4582.964 10098.923 4550.5786 C 10141.946 4503.855 10195.225 4528.522 10195.225 4595.164 C 10195.225 4665.4907 10147.345 4682.937 10102.392 4628.9907 z M 8191.7397 4619.07 C 8170.2705 4590.9766 8171.4297 4578.8066 8198.361 4549.559 C 8225.293 4520.3115 8236.499 4519.0522 8262.367 4542.367 C 8279.614 4557.9126 8293.726 4589.192 8293.726 4611.878 C 8293.726 4662.709 8228.598 4667.302 8191.7397 4619.07 z M 10719.909 4606.625 C 10701.801 4569.8794 10703.444 4553.1196 10727.742 4526.7314 C 10785.661 4463.8315 10874.42 4551.9907 10822.103 4620.4517 C 10786.928 4666.479 10746.724 4661.039 10719.909 4606.625 z M 8354.288 4598.0435 C 8331.905 4568.7534 8332.778 4557.3613 8359.638 4528.1914 C 8403.019 4481.08 8460.214 4507.254 8451.917 4570.4204 C 8444.014 4630.592 8390.691 4645.6787 8354.288 4598.0435 z M 8743.815 4598.2954 C 8710.198 4556.83 8711.936 4532.6357 8751.061 4497.372 C 8778.667 4472.4907 8787.736 4474.206 8810.963 4508.7017 C 8830.44 4537.6284 8832.52 4561.148 8818.177 4590.254 C 8794.319 4638.6665 8777.977 4640.4336 8743.815 4598.2954 z M 9871.779 4598.4834 C 9838.799 4555.3267 9860.213 4499.345 9909.702 4499.345 C 9956.943 4499.345 9974.036 4539.92 9949.035 4592.7114 C 9926.761 4639.7456 9904.578 4641.403 9871.779 4598.4834 z M 8555.856 4575.1323 C 8534.357 4547.0 8535.686 4534.7188 8563.493 4504.5195 C 8593.773 4471.635 8600.279 4471.354 8628.243 4501.7217 C 8662.387 4538.8022 8648.855 4609.188 8607.583 4609.188 C 8593.447 4609.188 8570.17 4593.863 8555.856 4575.1323 z M 8985.801 4583.1 C 8954.095 4548.668 8954.631 4510.7114 8987.237 4481.323 C 9024.624 4447.6265 9067.118 4484.7007 9059.13 4544.046 C 9051.076 4603.8755 9020.114 4620.3657 8985.801 4583.1 z M 9531.723 4582.8257 C 9498.486 4546.7295 9501.288 4510.278 9539.98 4475.404 C 9567.587 4450.5225 9576.657 4452.2373 9599.884 4486.733 C 9619.359 4515.66 9621.44 4539.179 9607.097 4568.286 C 9583.644 4615.8784 9565.399 4619.398 9531.723 4582.8257 z M 9709.949 4576.5146 C 9676.834 4533.18 9698.457 4477.3765 9748.364 4477.3765 C 9798.436 4477.3765 9817.213 4508.9707 9800.708 4565.4473 C 9785.579 4617.2153 9744.849 4622.182 9709.949 4576.5146 z M 7567.8105 4567.2725 C 7526.9287 4539.155 7555.6494 4433.439 7604.1704 4433.439 C 7648.148 4433.439 7672.804 4487.566 7655.6157 4546.3774 C 7642.7114 4590.533 7612.1914 4597.7964 7567.8105 4567.2725 z M 9265.478 4555.278 C 9232.253 4511.803 9254.554 4450.0635 9300.043 4459.577 C 9322.106 4464.1924 9335.505 4486.9395 9335.505 4519.7837 C 9335.505 4583.4434 9300.543 4601.164 9265.478 4555.278 z M 10508.316 4534.628 C 10468.345 4468.3774 10483.103 4433.439 10551.057 4433.439 C 10607.66 4433.439 10636.385 4488.2427 10606.631 4539.4683 C 10574.382 4594.992 10543.828 4593.4873 10508.316 4534.628 z M 7801.884 4517.8896 C 7756.4463 4490.2744 7758.688 4427.216 7806.7866 4379.943 C 7870.995 4316.8374 7967.966 4378.539 7937.975 4463.417 C 7921.5713 4509.842 7841.426 4541.922 7801.884 4517.8896 z M 10179.042 4472.983 C 10140.25 4430.854 10150.803 4377.2627 10203.975 4346.358 C 10297.586 4291.95 10359.9 4383.2744 10284.81 4464.823 C 10246.8 4506.1025 10212.01 4508.786 10179.042 4472.983 z M 8040.691 4433.2285 C 8008.159 4394.1895 8009.164 4388.9814 8059.864 4333.921 C 8104.107 4285.8726 8118.6514 4280.5747 8143.884 4303.317 C 8186.9126 4342.099 8171.489 4435.999 8118.6313 4457.056 C 8087.144 4469.6 8065.481 4462.977 8040.691 4433.2285 z M 9842.752 4413.3066 C 9820.042 4386.0537 9812.024 4354.2886 9820.52 4325.222 C 9835.497 4273.9688 9924.485 4240.4683 9955.674 4274.3403 C 9986.998 4308.3584 9967.546 4391.9004 9920.434 4425.6914 C 9883.377 4452.2695 9873.972 4450.77 9842.752 4413.3066 z M 8378.687 4407.077 C 8345.089 4370.5903 8348.342 4311.359 8386.199 4270.244 C 8428.999 4223.764 8469.942 4226.7573 8495.304 4278.221 C 8542.356 4373.702 8445.996 4480.176 8378.687 4407.077 z M 8698.314 4378.5376 C 8642.176 4305.0757 8764.996 4133.3887 8831.079 4192.95 C 8866.233 4224.635 8868.147 4280.4497 8836.654 4355.516 C 8810.044 4418.941 8738.313 4430.878 8698.314 4378.5376 z M 9511.495 4385.1084 C 9476.447 4347.0474 9481.638 4291.955 9524.213 4250.1113 C 9591.575 4183.9062 9669.278 4219.3237 9669.278 4316.233 C 9669.278 4394.199 9562.703 4440.7217 9511.495 4385.1084 z M 9086.691 4363.14 C 9047.765 4320.865 9058.5205 4261.4766 9111.994 4223.4253 C 9176.939 4177.212 9232.698 4190.5234 9241.044 4254.2344 C 9253.624 4350.274 9145.252 4426.7373 9086.691 4363.14 z M 10286.255 4300.147 C 10208.373 4276.799 10112.793 4252.3066 10073.854 4245.7188 C 10034.913 4239.1313 9912.022 4215.1787 9800.765 4192.4917 C 9280.779 4086.4578 8652.479 4091.927 8303.84 4205.5225 C 8248.211 4223.6475 8109.1743 4243.135 7994.8687 4248.8276 C 7880.5635 4254.52 7764.5005 4268.484 7736.952 4279.859 C 7709.404 4291.234 7686.8643 4291.957 7686.8643 4281.4663 C 7686.8643 4270.975 7699.221 4257.2417 7714.324 4250.9478 C 7791.6694 4218.7153 8177.733 4126.6724 8283.611 4115.222 C 9262.1045 4009.4038 9482.269 4008.8906 9962.595 4111.307 C 10051.601 4130.2856 10183.594 4156.9326 10255.912 4170.5225 C 10388.841 4195.5034 10549.228 4273.4336 10549.228 4313.041 C 10549.228 4350.0254 10433.746 4344.3633 10286.255 4300.147 z M 7466.008 4270.847 C 7445.876 4244.503 7450.795 4206.6533 7491.423 4075.2844 C 7519.1313 3985.6912 7570.998 3849.2078 7606.684 3771.9873 C 7694.0293 3582.978 7905.812 3256.9705 8013.75 3145.3704 C 8156.8877 2997.3757 8435.036 2785.7964 8486.456 2785.7964 C 8548.863 2785.7964 8573.954 2831.3677 8528.042 2861.3274 C 8436.815 2920.857 8193.176 3127.0176 8105.997 3218.4492 C 7899.1123 3435.428 7629.383 3924.0916 7578.119 4174.796 C 7553.4 4295.6875 7512.058 4331.1064 7466.008 4270.847 z M 10719.487 3963.1538 C 10681.474 3837.407 10641.269 3736.0767 10630.143 3737.976 C 10619.017 3739.8752 10611.162 3724.2356 10612.6875 3703.221 C 10614.213 3682.206 10608.041 3669.9922 10598.972 3676.079 C 10581.397 3687.875 10550.049 3608.781 10541.642 3531.4316 C 10540.252 3518.6353 10530.011 3514.2761 10518.885 3521.744 C 10507.412 3529.444 10498.656 3510.9875 10498.656 3479.103 C 10498.656 3415.793 10521.924 3406.8733 10559.342 3455.838 C 10573.193 3473.9622 10578.504 3488.7908 10571.1455 3488.7908 C 10563.787 3488.7908 10576.326 3510.4263 10599.012 3536.87 C 10621.697 3563.314 10640.257 3602.8577 10640.257 3624.7446 C 10640.257 3646.6316 10647.138 3664.539 10655.547 3664.539 C 10663.958 3664.539 10682.927 3696.6685 10697.701 3735.937 C 10712.476 3775.2063 10734.435 3829.5635 10746.499 3856.731 C 10758.5625 3883.8992 10763.1045 3911.915 10756.591 3918.9885 C 10750.077 3926.0627 10762.2 3986.9402 10783.532 4054.2722 C 10828.197 4195.2617 10827.644 4191.785 10805.459 4191.785 C 10796.1875 4191.785 10757.501 4088.9011 10719.487 3963.1538 z M 10560.992 4095.8257 C 10537.833 4055.1306 10518.885 4006.51 10518.885 3987.7793 C 10518.885 3923.4514 10493.652 3882.543 10432.944 3848.4495 L 10372.135 3814.2996 L 10386.329 3917.0935 C 10398.724 4006.8555 10396.147 4018.9473 10366.014 4012.47 C 10345.484 4008.0574 10319.687 3964.7888 10302.335 3905.6682 C 10282.447 3837.9094 10254.327 3794.5425 10213.967 3769.3862 C 10146.715 3727.4692 10140.871 3695.8623 10187.118 3624.1567 C 10217.156 3577.5825 10216.268 3564.7039 10174.687 3443.9534 C 10128.637 3310.227 10131.304 3247.1362 10183.006 3247.1362 C 10210.4375 3247.1362 10312.167 3495.2693 10347.608 3648.6248 C 10368.736 3740.0408 10405.525 3751.742 10390.189 3662.1677 C 10348.947 3421.2651 10348.935 3417.965 10389.259 3426.3987 C 10433.467 3435.6448 10519.376 3650.037 10581.517 3906.1938 C 10603.5 3996.8137 10629.727 4087.1921 10639.796 4107.0347 C 10657.763 4142.437 10648.391 4169.8164 10618.307 4169.8164 C 10609.943 4169.8164 10584.151 4136.5205 10560.992 4095.8257 z M 7943.094 3979.422 C 7899.8906 3932.502 8009.036 3470.3557 8090.02 3357.3076 C 8147.6797 3276.8186 8160.2837 3315.2522 8122.5093 3456.371 C 8093.2207 3565.784 8092.784 3584.0757 8118.9316 3606.2876 C 8135.3105 3620.202 8152.574 3651.3584 8157.2954 3675.5237 C 8164.1943 3710.8352 8168.6636 3706.5222 8180.0625 3653.5547 C 8187.863 3617.307 8211.119 3548.106 8231.743 3499.775 C 8252.367 3451.444 8297.029 3345.1714 8330.993 3263.6128 C 8364.956 3182.0544 8402.324 3115.325 8414.035 3115.325 C 8443.721 3115.325 8441.656 3125.1113 8387.248 3242.3745 C 8311.426 3405.7852 8301.515 3486.176 8352.419 3524.897 C 8382.637 3547.8828 8394.78 3580.5686 8394.559 3638.3242 C 8394.159 3743.2097 8373.214 3776.6519 8312.512 3769.3264 C 8268.279 3763.9893 8262.77 3772.5337 8257.239 3855.0535 C 8246.005 4022.671 8152.124 4040.477 8152.124 3874.9905 C 8152.124 3785.6533 8149.313 3781.0586 8100.806 3791.1287 C 8060.2085 3799.5571 8044.541 3821.8684 8025.8096 3897.9253 C 8003.8237 3987.2007 7975.738 4014.8726 7943.094 3979.422 z M 9001.8545 3939.5022 C 8959.249 3817.8025 8991.471 3073.7434 9041.709 3019.1836 C 9060.516 2998.7595 9067.077 3183.6733 9071.753 3865.9182 C 9072.627 3993.4302 9034.71 4033.3474 9001.8545 3939.5022 z M 8722.574 3923.7688 C 8676.073 3873.2683 8711.01 3363.9307 8781.707 3061.6812 C 8841.614 2805.5562 8970.002 2588.771 9025.856 2649.4297 C 9043.264 2668.3342 9032.411 2708.9104 8982.221 2812.5764 C 8906.2705 2969.4487 8849.419 3167.7422 8828.659 3348.1858 C 8814.968 3467.1953 8815.998 3471.0496 8857.657 3456.6902 C 8910.223 3438.5718 8942.995 3511.742 8920.958 3598.0166 C 8910.012 3640.8677 8894.748 3652.6455 8854.139 3649.5723 C 8806.718 3645.9841 8800.195 3655.0767 8788.278 3741.3792 C 8781.004 3794.0632 8780.57 3846.864 8787.313 3858.7146 C 8801.31 3883.3088 8781.979 3950.1309 8760.867 3950.1309 C 8753.157 3950.1309 8735.926 3938.2676 8722.574 3923.7688 z M 7801.4937 3869.579 C 7775.5684 3841.4238 7788.3228 3756.858 7826.1465 3706.1306 C 7858.8433 3662.279 7868.946 3659.1804 7896.9463 3684.4185 C 7935.695 3719.342 7937.8267 3752.7266 7906.133 3828.2698 C 7883.9727 3881.09 7831.2554 3901.9011 7801.4937 3869.579 z M 9296.755 3858.5913 C 9292.12 3842.483 9287.906 3814.4746 9287.393 3796.3508 C 9286.879 3778.2268 9277.614 3590.995 9266.805 3380.2803 C 9253.469 3120.3145 9253.826 2983.618 9267.917 2955.0266 C 9279.337 2931.8518 9295.556 2921.3662 9303.958 2931.7258 C 9351.388 2990.2002 9378.674 3423.165 9359.027 3805.5261 C 9355.604 3872.1558 9311.479 3909.7566 9296.755 3858.5913 z M 8456.848 3841.1555 C 8397.883 3801.5786 8475.791 3355.3208 8581.6455 3126.3093 C 8628.993 3023.8757 8753.396 2851.702 8780.0625 2851.702 C 8790.165 2851.702 8761.664 2927.5166 8716.729 3020.1794 C 8671.791 3112.8418 8621.197 3247.273 8604.298 3318.9155 C 8574.62 3444.721 8575.01 3450.6318 8615.706 3491.8071 C 8685.913 3562.8403 8655.703 3700.4514 8574.0 3681.7866 C 8556.397 3677.7654 8544.356 3700.4941 8540.357 3745.2852 C 8533.122 3826.3594 8496.847 3868.0024 8456.848 3841.1555 z M 10046.847 3797.994 C 10038.492 3752.627 10021.392 3731.6328 9988.688 3726.596 C 9952.239 3720.9814 9940.948 3703.2803 9935.717 3643.5403 C 9931.146 3591.359 9939.756 3559.132 9963.252 3540.4736 C 9995.043 3515.2285 9993.738 3499.321 9944.615 3313.3457 C 9884.015 3083.909 9880.841 3049.4192 9920.333 3049.4192 C 9982.89 3049.4192 10097.947 3434.0999 10122.383 3724.953 C 10132.775 3848.6482 10130.19 3862.2568 10096.3 3862.2568 C 10070.898 3862.2568 10054.838 3841.3867 10046.847 3797.994 z M 9557.591 3795.5962 C 9549.753 3781.8228 9553.47 3759.5522 9565.852 3746.1055 C 9593.8545 3715.6948 9595.574 3679.0752 9568.135 3697.4922 C 9557.009 3704.9597 9547.906 3694.4468 9547.906 3674.1304 C 9547.906 3645.3013 9541.808 3642.6885 9520.127 3662.2285 C 9451.62 3723.9746 9386.076 3615.3374 9424.911 3504.4097 C 9447.991 3438.484 9465.985 3431.3489 9505.8545 3472.3145 C 9533.3125 3500.5283 9531.08 3424.4941 9494.89 3098.8486 C 9484.146 3002.1814 9487.285 2983.514 9514.277 2983.514 C 9531.99 2983.514 9554.887 3000.8137 9565.158 3021.9585 C 9590.2705 3073.6562 9626.25 3279.0254 9631.548 3400.9163 C 9636.972 3525.7153 9644.486 3540.823 9681.269 3500.8767 C 9697.569 3483.1733 9723.234 3473.8264 9738.301 3480.1055 C 9769.759 3493.2148 9749.547 3380.881 9669.392 3097.1199 C 9640.215 2993.8303 9630.901 2928.53 9643.408 2914.948 C 9672.0625 2883.8281 9699.653 2929.8838 9750.284 3093.3562 C 9792.542 3229.7952 9891.795 3633.9087 9891.795 3669.5276 C 9891.795 3678.867 9873.589 3686.508 9851.337 3686.508 C 9829.085 3686.508 9810.88 3676.5386 9810.88 3664.3535 C 9810.88 3651.2207 9794.404 3653.373 9770.422 3669.6377 C 9738.073 3691.5776 9721.856 3691.5776 9689.508 3669.6377 C 9655.764 3646.752 9649.05 3647.6978 9649.05 3675.338 C 9649.05 3693.564 9641.5 3708.4763 9632.272 3708.4763 C 9623.044 3708.4763 9616.217 3729.7192 9617.101 3755.6826 C 9618.889 3808.23 9579.729 3834.495 9557.591 3795.5962 z M 9835.744 3748.2944 C 9848.247 3707.56 9891.795 3700.8035 9891.795 3739.5986 C 9891.795 3758.7295 9877.382 3774.3823 9859.766 3774.3823 C 9842.149 3774.3823 9831.34 3762.6428 9835.744 3748.2944 z M 9135.382 3563.884 C 9100.481 3465.115 9147.465 3359.1094 9213.874 3386.7852 C 9234.96 3395.5723 9244.476 3430.4917 9244.476 3499.0857 C 9244.476 3589.4375 9240.003 3598.6335 9196.067 3598.6335 C 9169.444 3598.6335 9142.135 3582.9966 9135.382 3563.884 z M 10417.909 3390.273 C 10381.472 3316.3337 10409.151 3281.986 10466.992 3329.3677 C 10514.958 3368.6604 10515.927 3410.987 10469.303 3430.417 C 10454.879 3436.428 10431.752 3418.363 10417.909 3390.273 z M 10264.854 3216.4092 C 10208.58 3153.7463 10060.091 3029.5706 9934.878 2940.4624 C 9715.8 2784.5554 9707.434 2775.7441 9712.912 2706.69 C 9719.775 2620.1802 9645.448 2544.142 9554.023 2544.142 C 9521.956 2544.142 9441.466 2527.969 9375.155 2508.2014 C 9308.845 2488.434 9240.935 2472.2422 9224.247 2472.2192 C 9166.852 2472.1401 8951.074 2497.7712 8887.869 2512.176 C 8849.608 2520.8958 8819.137 2517.0369 8810.817 2502.4177 C 8803.248 2489.1177 8787.953 2478.2363 8776.827 2478.2363 C 8765.701 2478.2363 8761.711 2487.221 8767.961 2498.2024 C 8779.945 2519.2605 8668.38 2632.016 8635.561 2632.016 C 8625.014 2632.016 8607.731 2656.731 8597.156 2686.9377 C 8586.581 2717.1445 8563.5 2741.8594 8545.864 2741.8594 C 8521.181 2741.8594 8515.244 2722.8936 8520.077 2659.477 C 8525.79 2584.5176 8535.659 2572.1467 8629.61 2522.1733 C 8717.388 2475.484 8730.487 2460.6663 8717.004 2423.315 C 8692.834 2356.3567 8695.407 2330.7363 8730.088 2293.0728 C 8765.761 2254.3315 8851.069 2246.8262 8870.365 2280.7314 C 8877.308 2292.9307 8863.871 2329.304 8840.508 2361.5605 C 8803.523 2412.623 8801.799 2424.3037 8827.176 2451.8628 C 8852.482 2479.346 8863.961 2479.3784 8914.295 2452.1099 C 8981.02 2415.9597 9258.0625 2417.1357 9321.207 2453.8367 C 9342.834 2466.4062 9364.988 2471.8472 9370.439 2465.927 C 9375.891 2460.007 9413.697 2453.8022 9454.455 2452.138 C 9515.266 2449.6553 9530.809 2439.384 9541.092 2394.8872 C 9549.829 2357.0813 9543.57 2334.5522 9520.422 2320.4832 C 9492.419 2303.4644 9487.22 2257.5947 9487.22 2027.5536 C 9487.22 1755.823 9487.447 1754.5211 9547.906 1679.7396 C 9638.528 1567.6487 9633.804 1557.8535 9472.048 1522.4977 C 9423.588 1511.9055 9406.306 1496.3019 9406.306 1463.1414 C 9406.306 1422.2012 9415.708 1419.1359 9510.844 1429.0636 C 9581.414 1436.4279 9624.434 1453.3982 9643.233 1481.2878 C 9676.328 1530.3855 9661.722 1618.7096 9612.787 1665.399 C 9583.93 1692.9318 9578.25 1740.5078 9578.25 1954.6487 C 9578.25 2193.753 9581.453 2214.6526 9626.009 2266.2192 C 9652.276 2296.62 9676.065 2353.2185 9678.875 2391.9937 C 9682.226 2438.2607 9699.149 2471.3103 9728.108 2488.1418 C 9794.274 2526.5984 9854.01 2645.7544 9839.216 2709.7693 C 9829.908 2750.0435 9834.837 2763.828 9858.547 2763.828 C 9876.05 2763.828 9899.053 2781.445 9909.663 2802.9773 C 9920.275 2824.5093 9968.386 2863.5994 10016.576 2889.8447 C 10120.64 2946.518 10301.74 3134.3423 10288.486 3171.851 C 10282.341 3189.2432 10293.593 3194.1294 10321.523 3186.1973 C 10355.226 3176.6257 10361.163 3181.8547 10350.585 3211.7932 C 10343.236 3232.5876 10345.61 3243.834 10355.889 3236.935 C 10382.876 3218.8213 10402.508 3263.4453 10383.437 3299.5493 C 10371.038 3323.0188 10342.837 3303.2466 10264.854 3216.4092 z M 8799.779 2182.0999 C 8772.507 2146.4126 8788.757 1831.1583 8822.916 1733.2196 C 8856.757 1636.196 8884.582 1717.3146 8879.894 1899.3276 C 8877.45 1994.1973 8874.963 2103.9468 8874.365 2143.2156 C 8873.207 2219.341 8841.051 2236.1057 8799.779 2182.0999 z M 9104.37 2076.0908 C 9094.618 2048.2344 9093.6875 1983.5844 9102.302 1932.4242 C 9130.843 1762.9207 9155.062 1787.6742 9168.829 2000.42 C 9175.047 2096.504 9170.433 2126.7393 9149.553 2126.7393 C 9134.454 2126.7393 9114.123 2103.9475 9104.37 2076.0908 z M 8975.995 2088.6526 C 8958.032 2052.2302 8961.626 1850.2526 8980.788 1819.1791 C 8996.322 1793.9915 9001.78 1805.6393 9003.95 1868.6082 C 9005.511 1913.9187 9007.926 1981.5918 9009.316 2018.9939 C 9011.754 2084.5442 8993.149 2123.4363 8975.995 2088.6526 z M 9277.347 1970.2129 C 9251.332 1828.9506 9268.511 1673.7521 9307.281 1699.7747 C 9330.675 1715.4756 9331.064 2038.8646 9307.69 2038.8646 C 9297.955 2038.8646 9284.301 2007.9714 9277.347 1970.2129 z M 8689.235 1601.337 C 8647.296 1527.6426 8790.767 1392.638 8896.873 1405.95 C 8965.489 1414.5583 8953.525 1450.0697 8872.375 1478.6661 C 8836.558 1491.2878 8798.703 1526.3387 8783.405 1561.0483 C 8757.076 1620.7869 8711.42 1640.3197 8689.235 1601.337 z M 9062.586 1358.3905 C 9040.868 1343.4989 9038.571 1331.0106 9054.391 1313.8315 C 9084.372 1281.2705 9390.364 1294.449 9400.811 1328.7506 C 9406.1045 1346.1371 9380.181 1353.6777 9321.52 1351.8132 C 9273.582 1350.2894 9202.501 1355.8013 9163.561 1364.0621 C 9124.62 1372.3228 9079.182 1369.7705 9062.586 1358.3905 z M 9430.797 1299.2926 C 9418.282 1255.0096 9412.74 1210.5234 9418.482 1200.434 C 9452.301 1141.0088 9517.769 1244.2878 9498.669 1326.9321 C 9481.265 1402.2401 9457.11 1392.404 9430.797 1299.2926 z M 8910.589 1313.7051 C 8890.3125 1278.0752 8919.655 1207.4198 8960.588 1193.3109 C 9006.866 1177.3595 9102.875 1201.4088 9102.875 1228.9529 C 9102.875 1240.0247 9081.001 1258.1152 9054.268 1269.1534 C 9027.534 1280.1918 8999.6875 1299.7186 8992.388 1312.5468 C 8975.57 1342.099 8927.139 1342.7849 8910.589 1313.7051 z M 9155.966 1171.4629 C 9115.065 1137.8275 9123.796 1072.2476 9169.174 1072.2476 C 9218.111 1072.2476 9271.946 1129.9059 9258.512 1167.9294 C 9242.982 1211.8772 9206.633 1213.13 9155.966 1171.4629 z M 8995.841 1036.56 C 8966.989 1005.22626 8982.591 895.3168 9021.959 852.56165 C 9068.8545 801.6323 9154.191 794.3592 9170.29 839.9194 C 9176.732 858.15344 9160.302 886.19 9130.923 907.09546 C 9097.621 930.7926 9082.581 959.3295 9086.629 991.1357 C 9091.021 1025.6387 9081.052 1041.1146 9051.471 1045.7136 C 9028.761 1049.2437 9003.729 1045.1246 8995.841 1036.56 z M 9264.704 1021.7196 C 9264.704 1006.0123 9275.413 981.5312 9288.501 967.31757 C 9306.743 947.5056 9304.075 931.60785 9277.069 899.19904 C 9235.735 849.5983 9268.876 810.7406 9316.162 853.3604 C 9349.511 883.4174 9356.194 962.40454 9325.391 962.40454 C 9314.265 962.40454 9306.239 969.8189 9307.558 978.88116 C 9313.413 1019.1563 9303.551 1050.279 9284.933 1050.279 C 9273.807 1050.279 9264.704 1037.4274 9264.704 1021.7196 z M 9256.284 641.3962 C 9290.385 518.3467 9298.494 507.00558 9328.831 539.951 C 9359.684 573.4573 9306.168 728.80707 9260.48 738.36224 C 9230.502 744.6323 9230.12 735.81165 9256.284 641.3962 z M 9090.567 667.5457 C 9084.497 650.3658 9090.486 614.07635 9103.878 586.9026 C 9124.279 545.50244 9122.455 532.91406 9092.622 509.2225 C 9051.863 476.85577 9061.651 374.36942 9113.75 288.01947 C 9164.206 204.38998 9188.046 227.08884 9181.759 352.77676 C 9178.587 416.2109 9182.903 499.661 9191.352 538.2211 C 9208.755 617.65985 9178.704 698.7817 9131.871 698.7817 C 9115.225 698.7817 9096.638 684.7254 9090.567 667.5457 z M 9316.14 502.5828 C 9309.739 491.33453 9313.753 475.92255 9325.061 468.33328 C 9349.2 452.13046 9386.076 472.69547 9386.076 502.3613 C 9386.076 529.0927 9331.325 529.266 9316.14 502.5828 z M 9249.532 486.51517 C 9220.333 473.71964 9214.8955 265.52194 9242.523 218.15096 C 9276.038 160.68796 9299.925 214.92436 9291.943 330.3557 C 9283.171 457.23132 9279.082 501.9819 9276.505 499.33026 C 9275.577 498.37643 9263.44 492.6096 9249.532 486.51517 z M 9201.668 149.41327 C 9157.652 121.53491 9175.93 23.425838 9228.517 5.300028 C 9286.959 -14.844288 9313.395 23.884892 9291.001 96.84268 C 9269.658 166.3802 9248.302 178.9487 9201.668 149.41327 z" svg:height="134.39272mm" draw:style-name="style-2" svg:viewBox="0.0 0.0 18952.355 13439.271" svg:width="189.52356mm" svg:x="5.0625747E-8mm" svg:y="-4.8754045E-10mm"/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34.39272mm" fo:page-width="189.52357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